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office:version="1.2">
  <office:automatic-styles/>
  <office:body>
    <office:spreadsheet>
      <table:table table:name="North_Ea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  <table:table-cell office:value-type="string">
            <text:p>Clas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01.054886257" office:value-type="float">
            <text:p>201.054886257</text:p>
          </table:table-cell>
          <table:table-cell office:value="215.891156215" office:value-type="float">
            <text:p>215.891156215</text:p>
          </table:table-cell>
          <table:table-cell office:value="212.816268712" office:value-type="float">
            <text:p>212.816268712</text:p>
          </table:table-cell>
          <table:table-cell office:value="219.598900542" office:value-type="float">
            <text:p>219.598900542</text:p>
          </table:table-cell>
          <table:table-cell office:value="200.191179104" office:value-type="float">
            <text:p>200.191179104</text:p>
          </table:table-cell>
          <table:table-cell office:value="204.410224838" office:value-type="float">
            <text:p>204.410224838</text:p>
          </table:table-cell>
          <table:table-cell office:value="208.4505764" office:value-type="float">
            <text:p>208.4505764</text:p>
          </table:table-cell>
          <table:table-cell office:value="178.915103589" office:value-type="float">
            <text:p>178.915103589</text:p>
          </table:table-cell>
          <table:table-cell office:value="213.450627685" office:value-type="float">
            <text:p>213.450627685</text:p>
          </table:table-cell>
          <table:table-cell office:value="201.174628722" office:value-type="float">
            <text:p>201.174628722</text:p>
          </table:table-cell>
          <table:table-cell office:value="189.31725494" office:value-type="float">
            <text:p>189.31725494</text:p>
          </table:table-cell>
          <table:table-cell office:value="198.064254352" office:value-type="float">
            <text:p>198.064254352</text:p>
          </table:table-cell>
          <table:table-cell office:value="185.61912415" office:value-type="float">
            <text:p>185.61912415</text:p>
          </table:table-cell>
          <table:table-cell office:value="189.215951511" office:value-type="float">
            <text:p>189.215951511</text:p>
          </table:table-cell>
          <table:table-cell office:value="202.227245039" office:value-type="float">
            <text:p>202.227245039</text:p>
          </table:table-cell>
          <table:table-cell office:value="284" office:value-type="float">
            <text:p>284</text:p>
          </table:table-cell>
          <table:table-cell office:value-type="string">
            <text:p>N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1.1150361009" office:value-type="float">
            <text:p>91.1150361009</text:p>
          </table:table-cell>
          <table:table-cell office:value="94.5902912347" office:value-type="float">
            <text:p>94.5902912347</text:p>
          </table:table-cell>
          <table:table-cell office:value="95.0118969538" office:value-type="float">
            <text:p>95.0118969538</text:p>
          </table:table-cell>
          <table:table-cell office:value="96.3507934647" office:value-type="float">
            <text:p>96.3507934647</text:p>
          </table:table-cell>
          <table:table-cell office:value="92.0615094853" office:value-type="float">
            <text:p>92.0615094853</text:p>
          </table:table-cell>
          <table:table-cell office:value="93.7355566925" office:value-type="float">
            <text:p>93.7355566925</text:p>
          </table:table-cell>
          <table:table-cell office:value="93.9750035722" office:value-type="float">
            <text:p>93.9750035722</text:p>
          </table:table-cell>
          <table:table-cell office:value="83.5415528285" office:value-type="float">
            <text:p>83.5415528285</text:p>
          </table:table-cell>
          <table:table-cell office:value="91.7475402212" office:value-type="float">
            <text:p>91.7475402212</text:p>
          </table:table-cell>
          <table:table-cell office:value="88.7257154436" office:value-type="float">
            <text:p>88.7257154436</text:p>
          </table:table-cell>
          <table:table-cell office:value="83.8813615164" office:value-type="float">
            <text:p>83.8813615164</text:p>
          </table:table-cell>
          <table:table-cell office:value="86.0110129257" office:value-type="float">
            <text:p>86.0110129257</text:p>
          </table:table-cell>
          <table:table-cell office:value="83.6160501416" office:value-type="float">
            <text:p>83.6160501416</text:p>
          </table:table-cell>
          <table:table-cell office:value="86.7130914688" office:value-type="float">
            <text:p>86.7130914688</text:p>
          </table:table-cell>
          <table:table-cell office:value="90.3356400447" office:value-type="float">
            <text:p>90.3356400447</text:p>
          </table:table-cell>
          <table:table-cell office:value="61" office:value-type="float">
            <text:p>61</text:p>
          </table:table-cell>
          <table:table-cell office:value-type="string">
            <text:p>Y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05192429456" office:value-type="float">
            <text:p>1.05192429456</text:p>
          </table:table-cell>
          <table:table-cell office:value="1.0944853623" office:value-type="float">
            <text:p>1.0944853623</text:p>
          </table:table-cell>
          <table:table-cell office:value="1.13818331643" office:value-type="float">
            <text:p>1.13818331643</text:p>
          </table:table-cell>
          <table:table-cell office:value="1.17011792808" office:value-type="float">
            <text:p>1.17011792808</text:p>
          </table:table-cell>
          <table:table-cell office:value="1.07662428708" office:value-type="float">
            <text:p>1.07662428708</text:p>
          </table:table-cell>
          <table:table-cell office:value="1.09168855524" office:value-type="float">
            <text:p>1.09168855524</text:p>
          </table:table-cell>
          <table:table-cell office:value="1.07593086854" office:value-type="float">
            <text:p>1.07593086854</text:p>
          </table:table-cell>
          <table:table-cell office:value="0.908716842344" office:value-type="float">
            <text:p>0.908716842344</text:p>
          </table:table-cell>
          <table:table-cell office:value="1.09256151946" office:value-type="float">
            <text:p>1.09256151946</text:p>
          </table:table-cell>
          <table:table-cell office:value="1.03896817516" office:value-type="float">
            <text:p>1.03896817516</text:p>
          </table:table-cell>
          <table:table-cell office:value="0.972170961058" office:value-type="float">
            <text:p>0.972170961058</text:p>
          </table:table-cell>
          <table:table-cell office:value="1.00979456438" office:value-type="float">
            <text:p>1.00979456438</text:p>
          </table:table-cell>
          <table:table-cell office:value="1.00716741526" office:value-type="float">
            <text:p>1.00716741526</text:p>
          </table:table-cell>
          <table:table-cell office:value="1.01986514617" office:value-type="float">
            <text:p>1.01986514617</text:p>
          </table:table-cell>
          <table:table-cell office:value="1.05602569922" office:value-type="float">
            <text:p>1.05602569922</text:p>
          </table:table-cell>
          <table:table-cell office:value="1" office:value-type="float">
            <text:p>1</text:p>
          </table:table-cell>
          <table:table-cell office:value-type="string">
            <text:p>Y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818714884815" office:value-type="float">
            <text:p>0.818714884815</text:p>
          </table:table-cell>
          <table:table-cell office:value="0.859926931086" office:value-type="float">
            <text:p>0.859926931086</text:p>
          </table:table-cell>
          <table:table-cell office:value="0.85742583113" office:value-type="float">
            <text:p>0.85742583113</text:p>
          </table:table-cell>
          <table:table-cell office:value="0.883583148233" office:value-type="float">
            <text:p>0.883583148233</text:p>
          </table:table-cell>
          <table:table-cell office:value="0.840240197795" office:value-type="float">
            <text:p>0.840240197795</text:p>
          </table:table-cell>
          <table:table-cell office:value="0.850406025392" office:value-type="float">
            <text:p>0.850406025392</text:p>
          </table:table-cell>
          <table:table-cell office:value="0.892530851443" office:value-type="float">
            <text:p>0.892530851443</text:p>
          </table:table-cell>
          <table:table-cell office:value="0.720902637571" office:value-type="float">
            <text:p>0.720902637571</text:p>
          </table:table-cell>
          <table:table-cell office:value="0.883965450259" office:value-type="float">
            <text:p>0.883965450259</text:p>
          </table:table-cell>
          <table:table-cell office:value="0.827971631133" office:value-type="float">
            <text:p>0.827971631133</text:p>
          </table:table-cell>
          <table:table-cell office:value="0.778220713396" office:value-type="float">
            <text:p>0.778220713396</text:p>
          </table:table-cell>
          <table:table-cell office:value="0.794874198026" office:value-type="float">
            <text:p>0.794874198026</text:p>
          </table:table-cell>
          <table:table-cell office:value="0.758704333854" office:value-type="float">
            <text:p>0.758704333854</text:p>
          </table:table-cell>
          <table:table-cell office:value="0.792692991378" office:value-type="float">
            <text:p>0.792692991378</text:p>
          </table:table-cell>
          <table:table-cell office:value="0.828266679549" office:value-type="float">
            <text:p>0.828266679549</text:p>
          </table:table-cell>
          <table:table-cell office:value="1.31" office:value-type="float">
            <text:p>1.31</text:p>
          </table:table-cell>
          <table:table-cell office:value-type="string">
            <text:p>N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4.8058691253" office:value-type="float">
            <text:p>24.8058691253</text:p>
          </table:table-cell>
          <table:table-cell office:value="25.8018371635" office:value-type="float">
            <text:p>25.8018371635</text:p>
          </table:table-cell>
          <table:table-cell office:value="25.7331914809" office:value-type="float">
            <text:p>25.7331914809</text:p>
          </table:table-cell>
          <table:table-cell office:value="26.4045074433" office:value-type="float">
            <text:p>26.4045074433</text:p>
          </table:table-cell>
          <table:table-cell office:value="24.8908638677" office:value-type="float">
            <text:p>24.8908638677</text:p>
          </table:table-cell>
          <table:table-cell office:value="26.1358612579" office:value-type="float">
            <text:p>26.1358612579</text:p>
          </table:table-cell>
          <table:table-cell office:value="26.571129914" office:value-type="float">
            <text:p>26.571129914</text:p>
          </table:table-cell>
          <table:table-cell office:value="22.3098401459" office:value-type="float">
            <text:p>22.3098401459</text:p>
          </table:table-cell>
          <table:table-cell office:value="26.7585589549" office:value-type="float">
            <text:p>26.7585589549</text:p>
          </table:table-cell>
          <table:table-cell office:value="25.7407013563" office:value-type="float">
            <text:p>25.7407013563</text:p>
          </table:table-cell>
          <table:table-cell office:value="24.607598824" office:value-type="float">
            <text:p>24.607598824</text:p>
          </table:table-cell>
          <table:table-cell office:value="25.6656781154" office:value-type="float">
            <text:p>25.6656781154</text:p>
          </table:table-cell>
          <table:table-cell office:value="24.2651686084" office:value-type="float">
            <text:p>24.2651686084</text:p>
          </table:table-cell>
          <table:table-cell office:value="25.1409358803" office:value-type="float">
            <text:p>25.1409358803</text:p>
          </table:table-cell>
          <table:table-cell office:value="25.3608312506" office:value-type="float">
            <text:p>25.3608312506</text:p>
          </table:table-cell>
          <table:table-cell office:value="34.5" office:value-type="float">
            <text:p>34.5</text:p>
          </table:table-cell>
          <table:table-cell office:value-type="string">
            <text:p>N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42510101358" office:value-type="float">
            <text:p>0.142510101358</text:p>
          </table:table-cell>
          <table:table-cell office:value="0.148473123178" office:value-type="float">
            <text:p>0.148473123178</text:p>
          </table:table-cell>
          <table:table-cell office:value="0.156362564891" office:value-type="float">
            <text:p>0.156362564891</text:p>
          </table:table-cell>
          <table:table-cell office:value="0.159435648944" office:value-type="float">
            <text:p>0.159435648944</text:p>
          </table:table-cell>
          <table:table-cell office:value="0.148879312083" office:value-type="float">
            <text:p>0.148879312083</text:p>
          </table:table-cell>
          <table:table-cell office:value="0.149585465708" office:value-type="float">
            <text:p>0.149585465708</text:p>
          </table:table-cell>
          <table:table-cell office:value="0.145970758755" office:value-type="float">
            <text:p>0.145970758755</text:p>
          </table:table-cell>
          <table:table-cell office:value="0.128730958401" office:value-type="float">
            <text:p>0.128730958401</text:p>
          </table:table-cell>
          <table:table-cell office:value="0.148441313161" office:value-type="float">
            <text:p>0.148441313161</text:p>
          </table:table-cell>
          <table:table-cell office:value="0.14337560814" office:value-type="float">
            <text:p>0.14337560814</text:p>
          </table:table-cell>
          <table:table-cell office:value="0.130475552577" office:value-type="float">
            <text:p>0.130475552577</text:p>
          </table:table-cell>
          <table:table-cell office:value="0.158395581495" office:value-type="float">
            <text:p>0.158395581495</text:p>
          </table:table-cell>
          <table:table-cell office:value="0.146066903207" office:value-type="float">
            <text:p>0.146066903207</text:p>
          </table:table-cell>
          <table:table-cell office:value="0.147065656041" office:value-type="float">
            <text:p>0.147065656041</text:p>
          </table:table-cell>
          <table:table-cell office:value="0.146669453223" office:value-type="float">
            <text:p>0.146669453223</text:p>
          </table:table-cell>
          <table:table-cell office:value="0.126" office:value-type="float">
            <text:p>0.126</text:p>
          </table:table-cell>
          <table:table-cell office:value-type="string">
            <text:p>Y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73964924837" office:value-type="float">
            <text:p>0.173964924837</text:p>
          </table:table-cell>
          <table:table-cell office:value="0.18481538098" office:value-type="float">
            <text:p>0.18481538098</text:p>
          </table:table-cell>
          <table:table-cell office:value="0.18679344868" office:value-type="float">
            <text:p>0.18679344868</text:p>
          </table:table-cell>
          <table:table-cell office:value="0.187215597954" office:value-type="float">
            <text:p>0.187215597954</text:p>
          </table:table-cell>
          <table:table-cell office:value="0.179940024347" office:value-type="float">
            <text:p>0.179940024347</text:p>
          </table:table-cell>
          <table:table-cell office:value="0.183262614197" office:value-type="float">
            <text:p>0.183262614197</text:p>
          </table:table-cell>
          <table:table-cell office:value="0.178565829698" office:value-type="float">
            <text:p>0.178565829698</text:p>
          </table:table-cell>
          <table:table-cell office:value="0.154983713725" office:value-type="float">
            <text:p>0.154983713725</text:p>
          </table:table-cell>
          <table:table-cell office:value="0.179027475394" office:value-type="float">
            <text:p>0.179027475394</text:p>
          </table:table-cell>
          <table:table-cell office:value="0.171339954886" office:value-type="float">
            <text:p>0.171339954886</text:p>
          </table:table-cell>
          <table:table-cell office:value="0.164896960879" office:value-type="float">
            <text:p>0.164896960879</text:p>
          </table:table-cell>
          <table:table-cell office:value="0.173881357727" office:value-type="float">
            <text:p>0.173881357727</text:p>
          </table:table-cell>
          <table:table-cell office:value="0.167544565088" office:value-type="float">
            <text:p>0.167544565088</text:p>
          </table:table-cell>
          <table:table-cell office:value="0.180238290569" office:value-type="float">
            <text:p>0.180238290569</text:p>
          </table:table-cell>
          <table:table-cell office:value="0.175863988338" office:value-type="float">
            <text:p>0.175863988338</text:p>
          </table:table-cell>
          <table:table-cell office:value="0.165" office:value-type="float">
            <text:p>0.165</text:p>
          </table:table-cell>
          <table:table-cell office:value-type="string">
            <text:p>Y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10946102093" office:value-type="float">
            <text:p>0.210946102093</text:p>
          </table:table-cell>
          <table:table-cell office:value="0.215910239239" office:value-type="float">
            <text:p>0.215910239239</text:p>
          </table:table-cell>
          <table:table-cell office:value="0.221660010426" office:value-type="float">
            <text:p>0.221660010426</text:p>
          </table:table-cell>
          <table:table-cell office:value="0.228174421169" office:value-type="float">
            <text:p>0.228174421169</text:p>
          </table:table-cell>
          <table:table-cell office:value="0.214176706106" office:value-type="float">
            <text:p>0.214176706106</text:p>
          </table:table-cell>
          <table:table-cell office:value="0.208594624424" office:value-type="float">
            <text:p>0.208594624424</text:p>
          </table:table-cell>
          <table:table-cell office:value="0.219960491063" office:value-type="float">
            <text:p>0.219960491063</text:p>
          </table:table-cell>
          <table:table-cell office:value="0.184905986967" office:value-type="float">
            <text:p>0.184905986967</text:p>
          </table:table-cell>
          <table:table-cell office:value="0.21713109376" office:value-type="float">
            <text:p>0.21713109376</text:p>
          </table:table-cell>
          <table:table-cell office:value="0.21674484405" office:value-type="float">
            <text:p>0.21674484405</text:p>
          </table:table-cell>
          <table:table-cell office:value="0.194912602843" office:value-type="float">
            <text:p>0.194912602843</text:p>
          </table:table-cell>
          <table:table-cell office:value="0.181922922999" office:value-type="float">
            <text:p>0.181922922999</text:p>
          </table:table-cell>
          <table:table-cell office:value="0.173944222906" office:value-type="float">
            <text:p>0.173944222906</text:p>
          </table:table-cell>
          <table:table-cell office:value="0.18333584418" office:value-type="float">
            <text:p>0.18333584418</text:p>
          </table:table-cell>
          <table:table-cell office:value="0.206844943696" office:value-type="float">
            <text:p>0.206844943696</text:p>
          </table:table-cell>
          <table:table-cell office:value="0.203" office:value-type="float">
            <text:p>0.203</text:p>
          </table:table-cell>
          <table:table-cell office:value-type="string">
            <text:p>Y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.30134664567" office:value-type="float">
            <text:p>6.30134664567</text:p>
          </table:table-cell>
          <table:table-cell office:value="6.10624206522" office:value-type="float">
            <text:p>6.10624206522</text:p>
          </table:table-cell>
          <table:table-cell office:value="6.26281607593" office:value-type="float">
            <text:p>6.26281607593</text:p>
          </table:table-cell>
          <table:table-cell office:value="5.94441140803" office:value-type="float">
            <text:p>5.94441140803</text:p>
          </table:table-cell>
          <table:table-cell office:value="5.92686257913" office:value-type="float">
            <text:p>5.92686257913</text:p>
          </table:table-cell>
          <table:table-cell office:value="6.26650050626" office:value-type="float">
            <text:p>6.26650050626</text:p>
          </table:table-cell>
          <table:table-cell office:value="6.27475048477" office:value-type="float">
            <text:p>6.27475048477</text:p>
          </table:table-cell>
          <table:table-cell office:value="5.44619999003" office:value-type="float">
            <text:p>5.44619999003</text:p>
          </table:table-cell>
          <table:table-cell office:value="6.84225678389" office:value-type="float">
            <text:p>6.84225678389</text:p>
          </table:table-cell>
          <table:table-cell office:value="6.22313587287" office:value-type="float">
            <text:p>6.22313587287</text:p>
          </table:table-cell>
          <table:table-cell office:value="5.81288127284" office:value-type="float">
            <text:p>5.81288127284</text:p>
          </table:table-cell>
          <table:table-cell office:value="7.07413429802" office:value-type="float">
            <text:p>7.07413429802</text:p>
          </table:table-cell>
          <table:table-cell office:value="6.15498541205" office:value-type="float">
            <text:p>6.15498541205</text:p>
          </table:table-cell>
          <table:table-cell office:value="6.42256830871" office:value-type="float">
            <text:p>6.42256830871</text:p>
          </table:table-cell>
          <table:table-cell office:value="6.2028094919" office:value-type="float">
            <text:p>6.2028094919</text:p>
          </table:table-cell>
          <table:table-cell office:value="5.74" office:value-type="float">
            <text:p>5.74</text:p>
          </table:table-cell>
          <table:table-cell office:value-type="string">
            <text:p>Y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01357268368" office:value-type="float">
            <text:p>0.301357268368</text:p>
          </table:table-cell>
          <table:table-cell office:value="0.321480704927" office:value-type="float">
            <text:p>0.321480704927</text:p>
          </table:table-cell>
          <table:table-cell office:value="0.303013700339" office:value-type="float">
            <text:p>0.303013700339</text:p>
          </table:table-cell>
          <table:table-cell office:value="0.303688932745" office:value-type="float">
            <text:p>0.303688932745</text:p>
          </table:table-cell>
          <table:table-cell office:value="0.300737901346" office:value-type="float">
            <text:p>0.300737901346</text:p>
          </table:table-cell>
          <table:table-cell office:value="0.305119878388" office:value-type="float">
            <text:p>0.305119878388</text:p>
          </table:table-cell>
          <table:table-cell office:value="0.274921829143" office:value-type="float">
            <text:p>0.274921829143</text:p>
          </table:table-cell>
          <table:table-cell office:value="0.227474511972" office:value-type="float">
            <text:p>0.227474511972</text:p>
          </table:table-cell>
          <table:table-cell office:value="0.266236849532" office:value-type="float">
            <text:p>0.266236849532</text:p>
          </table:table-cell>
          <table:table-cell office:value="0.27788197205" office:value-type="float">
            <text:p>0.27788197205</text:p>
          </table:table-cell>
          <table:table-cell office:value="0.247586752618" office:value-type="float">
            <text:p>0.247586752618</text:p>
          </table:table-cell>
          <table:table-cell office:value="0.258055560227" office:value-type="float">
            <text:p>0.258055560227</text:p>
          </table:table-cell>
          <table:table-cell office:value="0.26910089813" office:value-type="float">
            <text:p>0.26910089813</text:p>
          </table:table-cell>
          <table:table-cell office:value="0.281740087201" office:value-type="float">
            <text:p>0.281740087201</text:p>
          </table:table-cell>
          <table:table-cell office:value="0.281281289214" office:value-type="float">
            <text:p>0.281281289214</text:p>
          </table:table-cell>
          <table:table-cell office:value="0.44" office:value-type="float">
            <text:p>0.44</text:p>
          </table:table-cell>
          <table:table-cell office:value-type="string">
            <text:p>N</text:p>
          </table:table-cell>
        </table:table-row>
      </table:table>
      <table:table table:name="North_We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  <table:table-cell office:value-type="string">
            <text:p>Clas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1.542551828" office:value-type="float">
            <text:p>211.542551828</text:p>
          </table:table-cell>
          <table:table-cell office:value="206.901517137" office:value-type="float">
            <text:p>206.901517137</text:p>
          </table:table-cell>
          <table:table-cell office:value="212.805152108" office:value-type="float">
            <text:p>212.805152108</text:p>
          </table:table-cell>
          <table:table-cell office:value="205.531814335" office:value-type="float">
            <text:p>205.531814335</text:p>
          </table:table-cell>
          <table:table-cell office:value="209.681922401" office:value-type="float">
            <text:p>209.681922401</text:p>
          </table:table-cell>
          <table:table-cell office:value="193.691148702" office:value-type="float">
            <text:p>193.691148702</text:p>
          </table:table-cell>
          <table:table-cell office:value="199.567064363" office:value-type="float">
            <text:p>199.567064363</text:p>
          </table:table-cell>
          <table:table-cell office:value="197.74565846" office:value-type="float">
            <text:p>197.74565846</text:p>
          </table:table-cell>
          <table:table-cell office:value="199.012620296" office:value-type="float">
            <text:p>199.012620296</text:p>
          </table:table-cell>
          <table:table-cell office:value="199.595712021" office:value-type="float">
            <text:p>199.595712021</text:p>
          </table:table-cell>
          <table:table-cell office:value="201.078564571" office:value-type="float">
            <text:p>201.078564571</text:p>
          </table:table-cell>
          <table:table-cell office:value="191.797810024" office:value-type="float">
            <text:p>191.797810024</text:p>
          </table:table-cell>
          <table:table-cell office:value="190.711702748" office:value-type="float">
            <text:p>190.711702748</text:p>
          </table:table-cell>
          <table:table-cell office:value="193.710317026" office:value-type="float">
            <text:p>193.710317026</text:p>
          </table:table-cell>
          <table:table-cell office:value="201.512556846" office:value-type="float">
            <text:p>201.512556846</text:p>
          </table:table-cell>
          <table:table-cell office:value="284" office:value-type="float">
            <text:p>284</text:p>
          </table:table-cell>
          <table:table-cell office:value-type="string">
            <text:p>N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4.3827131649" office:value-type="float">
            <text:p>94.3827131649</text:p>
          </table:table-cell>
          <table:table-cell office:value="94.2113492562" office:value-type="float">
            <text:p>94.2113492562</text:p>
          </table:table-cell>
          <table:table-cell office:value="94.6153223109" office:value-type="float">
            <text:p>94.6153223109</text:p>
          </table:table-cell>
          <table:table-cell office:value="92.4647621744" office:value-type="float">
            <text:p>92.4647621744</text:p>
          </table:table-cell>
          <table:table-cell office:value="94.0982067592" office:value-type="float">
            <text:p>94.0982067592</text:p>
          </table:table-cell>
          <table:table-cell office:value="86.6310416483" office:value-type="float">
            <text:p>86.6310416483</text:p>
          </table:table-cell>
          <table:table-cell office:value="89.610021823" office:value-type="float">
            <text:p>89.610021823</text:p>
          </table:table-cell>
          <table:table-cell office:value="89.548672684" office:value-type="float">
            <text:p>89.548672684</text:p>
          </table:table-cell>
          <table:table-cell office:value="89.047570901" office:value-type="float">
            <text:p>89.047570901</text:p>
          </table:table-cell>
          <table:table-cell office:value="88.3924309621" office:value-type="float">
            <text:p>88.3924309621</text:p>
          </table:table-cell>
          <table:table-cell office:value="91.4732090555" office:value-type="float">
            <text:p>91.4732090555</text:p>
          </table:table-cell>
          <table:table-cell office:value="86.0925977979" office:value-type="float">
            <text:p>86.0925977979</text:p>
          </table:table-cell>
          <table:table-cell office:value="86.015707134" office:value-type="float">
            <text:p>86.015707134</text:p>
          </table:table-cell>
          <table:table-cell office:value="89.3141681773" office:value-type="float">
            <text:p>89.3141681773</text:p>
          </table:table-cell>
          <table:table-cell office:value="90.5064312055" office:value-type="float">
            <text:p>90.5064312055</text:p>
          </table:table-cell>
          <table:table-cell office:value="61" office:value-type="float">
            <text:p>61</text:p>
          </table:table-cell>
          <table:table-cell office:value-type="string">
            <text:p>Y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09940311648" office:value-type="float">
            <text:p>1.09940311648</text:p>
          </table:table-cell>
          <table:table-cell office:value="1.08595794566" office:value-type="float">
            <text:p>1.08595794566</text:p>
          </table:table-cell>
          <table:table-cell office:value="1.14282592249" office:value-type="float">
            <text:p>1.14282592249</text:p>
          </table:table-cell>
          <table:table-cell office:value="1.13090099125" office:value-type="float">
            <text:p>1.13090099125</text:p>
          </table:table-cell>
          <table:table-cell office:value="1.12144154212" office:value-type="float">
            <text:p>1.12144154212</text:p>
          </table:table-cell>
          <table:table-cell office:value="1.02967061944" office:value-type="float">
            <text:p>1.02967061944</text:p>
          </table:table-cell>
          <table:table-cell office:value="1.04309907321" office:value-type="float">
            <text:p>1.04309907321</text:p>
          </table:table-cell>
          <table:table-cell office:value="1.02139241307" office:value-type="float">
            <text:p>1.02139241307</text:p>
          </table:table-cell>
          <table:table-cell office:value="1.03157649511" office:value-type="float">
            <text:p>1.03157649511</text:p>
          </table:table-cell>
          <table:table-cell office:value="1.01203463408" office:value-type="float">
            <text:p>1.01203463408</text:p>
          </table:table-cell>
          <table:table-cell office:value="1.07025480243" office:value-type="float">
            <text:p>1.07025480243</text:p>
          </table:table-cell>
          <table:table-cell office:value="1.00463735437" office:value-type="float">
            <text:p>1.00463735437</text:p>
          </table:table-cell>
          <table:table-cell office:value="1.01391834824" office:value-type="float">
            <text:p>1.01391834824</text:p>
          </table:table-cell>
          <table:table-cell office:value="1.02666172844" office:value-type="float">
            <text:p>1.02666172844</text:p>
          </table:table-cell>
          <table:table-cell office:value="1.06208563523" office:value-type="float">
            <text:p>1.06208563523</text:p>
          </table:table-cell>
          <table:table-cell office:value="1" office:value-type="float">
            <text:p>1</text:p>
          </table:table-cell>
          <table:table-cell office:value-type="string">
            <text:p>Y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859711543564" office:value-type="float">
            <text:p>0.859711543564</text:p>
          </table:table-cell>
          <table:table-cell office:value="0.843027324875" office:value-type="float">
            <text:p>0.843027324875</text:p>
          </table:table-cell>
          <table:table-cell office:value="0.865724283564" office:value-type="float">
            <text:p>0.865724283564</text:p>
          </table:table-cell>
          <table:table-cell office:value="0.844798791449" office:value-type="float">
            <text:p>0.844798791449</text:p>
          </table:table-cell>
          <table:table-cell office:value="0.85962839845" office:value-type="float">
            <text:p>0.85962839845</text:p>
          </table:table-cell>
          <table:table-cell office:value="0.816570888045" office:value-type="float">
            <text:p>0.816570888045</text:p>
          </table:table-cell>
          <table:table-cell office:value="0.841598541534" office:value-type="float">
            <text:p>0.841598541534</text:p>
          </table:table-cell>
          <table:table-cell office:value="0.811301018576" office:value-type="float">
            <text:p>0.811301018576</text:p>
          </table:table-cell>
          <table:table-cell office:value="0.811589377388" office:value-type="float">
            <text:p>0.811589377388</text:p>
          </table:table-cell>
          <table:table-cell office:value="0.802361130445" office:value-type="float">
            <text:p>0.802361130445</text:p>
          </table:table-cell>
          <table:table-cell office:value="0.832865413436" office:value-type="float">
            <text:p>0.832865413436</text:p>
          </table:table-cell>
          <table:table-cell office:value="0.788785805856" office:value-type="float">
            <text:p>0.788785805856</text:p>
          </table:table-cell>
          <table:table-cell office:value="0.774887907335" office:value-type="float">
            <text:p>0.774887907335</text:p>
          </table:table-cell>
          <table:table-cell office:value="0.791590746647" office:value-type="float">
            <text:p>0.791590746647</text:p>
          </table:table-cell>
          <table:table-cell office:value="0.827142340347" office:value-type="float">
            <text:p>0.827142340347</text:p>
          </table:table-cell>
          <table:table-cell office:value="1.31" office:value-type="float">
            <text:p>1.31</text:p>
          </table:table-cell>
          <table:table-cell office:value-type="string">
            <text:p>N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.8507791651" office:value-type="float">
            <text:p>25.8507791651</text:p>
          </table:table-cell>
          <table:table-cell office:value="25.4284390109" office:value-type="float">
            <text:p>25.4284390109</text:p>
          </table:table-cell>
          <table:table-cell office:value="25.6984386292" office:value-type="float">
            <text:p>25.6984386292</text:p>
          </table:table-cell>
          <table:table-cell office:value="25.4402193559" office:value-type="float">
            <text:p>25.4402193559</text:p>
          </table:table-cell>
          <table:table-cell office:value="26.0857577403" office:value-type="float">
            <text:p>26.0857577403</text:p>
          </table:table-cell>
          <table:table-cell office:value="24.8511225632" office:value-type="float">
            <text:p>24.8511225632</text:p>
          </table:table-cell>
          <table:table-cell office:value="25.653477526" office:value-type="float">
            <text:p>25.653477526</text:p>
          </table:table-cell>
          <table:table-cell office:value="24.7249293825" office:value-type="float">
            <text:p>24.7249293825</text:p>
          </table:table-cell>
          <table:table-cell office:value="24.9335831849" office:value-type="float">
            <text:p>24.9335831849</text:p>
          </table:table-cell>
          <table:table-cell office:value="24.9285791105" office:value-type="float">
            <text:p>24.9285791105</text:p>
          </table:table-cell>
          <table:table-cell office:value="26.0169797987" office:value-type="float">
            <text:p>26.0169797987</text:p>
          </table:table-cell>
          <table:table-cell office:value="25.0068749615" office:value-type="float">
            <text:p>25.0068749615</text:p>
          </table:table-cell>
          <table:table-cell office:value="24.9857711309" office:value-type="float">
            <text:p>24.9857711309</text:p>
          </table:table-cell>
          <table:table-cell office:value="25.3905394767" office:value-type="float">
            <text:p>25.3905394767</text:p>
          </table:table-cell>
          <table:table-cell office:value="25.354227043" office:value-type="float">
            <text:p>25.354227043</text:p>
          </table:table-cell>
          <table:table-cell office:value="34.5" office:value-type="float">
            <text:p>34.5</text:p>
          </table:table-cell>
          <table:table-cell office:value-type="string">
            <text:p>N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50248201512" office:value-type="float">
            <text:p>0.150248201512</text:p>
          </table:table-cell>
          <table:table-cell office:value="0.149673077512" office:value-type="float">
            <text:p>0.149673077512</text:p>
          </table:table-cell>
          <table:table-cell office:value="0.159793110513" office:value-type="float">
            <text:p>0.159793110513</text:p>
          </table:table-cell>
          <table:table-cell office:value="0.159233066015" office:value-type="float">
            <text:p>0.159233066015</text:p>
          </table:table-cell>
          <table:table-cell office:value="0.158398868662" office:value-type="float">
            <text:p>0.158398868662</text:p>
          </table:table-cell>
          <table:table-cell office:value="0.145499314888" office:value-type="float">
            <text:p>0.145499314888</text:p>
          </table:table-cell>
          <table:table-cell office:value="0.145104516115" office:value-type="float">
            <text:p>0.145104516115</text:p>
          </table:table-cell>
          <table:table-cell office:value="0.142126712655" office:value-type="float">
            <text:p>0.142126712655</text:p>
          </table:table-cell>
          <table:table-cell office:value="0.142309654844" office:value-type="float">
            <text:p>0.142309654844</text:p>
          </table:table-cell>
          <table:table-cell office:value="0.142140216686" office:value-type="float">
            <text:p>0.142140216686</text:p>
          </table:table-cell>
          <table:table-cell office:value="0.144630076941" office:value-type="float">
            <text:p>0.144630076941</text:p>
          </table:table-cell>
          <table:table-cell office:value="0.155145933206" office:value-type="float">
            <text:p>0.155145933206</text:p>
          </table:table-cell>
          <table:table-cell office:value="0.150872928677" office:value-type="float">
            <text:p>0.150872928677</text:p>
          </table:table-cell>
          <table:table-cell office:value="0.150374391756" office:value-type="float">
            <text:p>0.150374391756</text:p>
          </table:table-cell>
          <table:table-cell office:value="0.149628898325" office:value-type="float">
            <text:p>0.149628898325</text:p>
          </table:table-cell>
          <table:table-cell office:value="0.126" office:value-type="float">
            <text:p>0.126</text:p>
          </table:table-cell>
          <table:table-cell office:value-type="string">
            <text:p>Y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86237603031" office:value-type="float">
            <text:p>0.186237603031</text:p>
          </table:table-cell>
          <table:table-cell office:value="0.185792132786" office:value-type="float">
            <text:p>0.185792132786</text:p>
          </table:table-cell>
          <table:table-cell office:value="0.18967798237" office:value-type="float">
            <text:p>0.18967798237</text:p>
          </table:table-cell>
          <table:table-cell office:value="0.182879111431" office:value-type="float">
            <text:p>0.182879111431</text:p>
          </table:table-cell>
          <table:table-cell office:value="0.182099449824" office:value-type="float">
            <text:p>0.182099449824</text:p>
          </table:table-cell>
          <table:table-cell office:value="0.170035788338" office:value-type="float">
            <text:p>0.170035788338</text:p>
          </table:table-cell>
          <table:table-cell office:value="0.174809252998" office:value-type="float">
            <text:p>0.174809252998</text:p>
          </table:table-cell>
          <table:table-cell office:value="0.172590604646" office:value-type="float">
            <text:p>0.172590604646</text:p>
          </table:table-cell>
          <table:table-cell office:value="0.175670402874" office:value-type="float">
            <text:p>0.175670402874</text:p>
          </table:table-cell>
          <table:table-cell office:value="0.17034130154" office:value-type="float">
            <text:p>0.17034130154</text:p>
          </table:table-cell>
          <table:table-cell office:value="0.18833640103" office:value-type="float">
            <text:p>0.18833640103</text:p>
          </table:table-cell>
          <table:table-cell office:value="0.175327297491" office:value-type="float">
            <text:p>0.175327297491</text:p>
          </table:table-cell>
          <table:table-cell office:value="0.169369740003" office:value-type="float">
            <text:p>0.169369740003</text:p>
          </table:table-cell>
          <table:table-cell office:value="0.177906253276" office:value-type="float">
            <text:p>0.177906253276</text:p>
          </table:table-cell>
          <table:table-cell office:value="0.178705159105" office:value-type="float">
            <text:p>0.178705159105</text:p>
          </table:table-cell>
          <table:table-cell office:value="0.165" office:value-type="float">
            <text:p>0.165</text:p>
          </table:table-cell>
          <table:table-cell office:value-type="string">
            <text:p>Y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20604907676" office:value-type="float">
            <text:p>0.220604907676</text:p>
          </table:table-cell>
          <table:table-cell office:value="0.211484940388" office:value-type="float">
            <text:p>0.211484940388</text:p>
          </table:table-cell>
          <table:table-cell office:value="0.223353808787" office:value-type="float">
            <text:p>0.223353808787</text:p>
          </table:table-cell>
          <table:table-cell office:value="0.220458139781" office:value-type="float">
            <text:p>0.220458139781</text:p>
          </table:table-cell>
          <table:table-cell office:value="0.219754259889" office:value-type="float">
            <text:p>0.219754259889</text:p>
          </table:table-cell>
          <table:table-cell office:value="0.20030419499" office:value-type="float">
            <text:p>0.20030419499</text:p>
          </table:table-cell>
          <table:table-cell office:value="0.219152089711" office:value-type="float">
            <text:p>0.219152089711</text:p>
          </table:table-cell>
          <table:table-cell office:value="0.206527098463" office:value-type="float">
            <text:p>0.206527098463</text:p>
          </table:table-cell>
          <table:table-cell office:value="0.205168810527" office:value-type="float">
            <text:p>0.205168810527</text:p>
          </table:table-cell>
          <table:table-cell office:value="0.207510852641" office:value-type="float">
            <text:p>0.207510852641</text:p>
          </table:table-cell>
          <table:table-cell office:value="0.20789643602" office:value-type="float">
            <text:p>0.20789643602</text:p>
          </table:table-cell>
          <table:table-cell office:value="0.183017010539" office:value-type="float">
            <text:p>0.183017010539</text:p>
          </table:table-cell>
          <table:table-cell office:value="0.176536745004" office:value-type="float">
            <text:p>0.176536745004</text:p>
          </table:table-cell>
          <table:table-cell office:value="0.180709422966" office:value-type="float">
            <text:p>0.180709422966</text:p>
          </table:table-cell>
          <table:table-cell office:value="0.207828407263" office:value-type="float">
            <text:p>0.207828407263</text:p>
          </table:table-cell>
          <table:table-cell office:value="0.203" office:value-type="float">
            <text:p>0.203</text:p>
          </table:table-cell>
          <table:table-cell office:value-type="string">
            <text:p>Y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.36483294003" office:value-type="float">
            <text:p>6.36483294003</text:p>
          </table:table-cell>
          <table:table-cell office:value="6.2789535098" office:value-type="float">
            <text:p>6.2789535098</text:p>
          </table:table-cell>
          <table:table-cell office:value="6.44175651458" office:value-type="float">
            <text:p>6.44175651458</text:p>
          </table:table-cell>
          <table:table-cell office:value="6.20720079573" office:value-type="float">
            <text:p>6.20720079573</text:p>
          </table:table-cell>
          <table:table-cell office:value="6.33774825687" office:value-type="float">
            <text:p>6.33774825687</text:p>
          </table:table-cell>
          <table:table-cell office:value="6.24700892499" office:value-type="float">
            <text:p>6.24700892499</text:p>
          </table:table-cell>
          <table:table-cell office:value="6.54065497303" office:value-type="float">
            <text:p>6.54065497303</text:p>
          </table:table-cell>
          <table:table-cell office:value="6.08331913178" office:value-type="float">
            <text:p>6.08331913178</text:p>
          </table:table-cell>
          <table:table-cell office:value="6.44535010141" office:value-type="float">
            <text:p>6.44535010141</text:p>
          </table:table-cell>
          <table:table-cell office:value="6.53001300022" office:value-type="float">
            <text:p>6.53001300022</text:p>
          </table:table-cell>
          <table:table-cell office:value="6.87690215586" office:value-type="float">
            <text:p>6.87690215586</text:p>
          </table:table-cell>
          <table:table-cell office:value="7.1665802227" office:value-type="float">
            <text:p>7.1665802227</text:p>
          </table:table-cell>
          <table:table-cell office:value="6.74052882383" office:value-type="float">
            <text:p>6.74052882383</text:p>
          </table:table-cell>
          <table:table-cell office:value="6.59527601228" office:value-type="float">
            <text:p>6.59527601228</text:p>
          </table:table-cell>
          <table:table-cell office:value="6.48160379622" office:value-type="float">
            <text:p>6.48160379622</text:p>
          </table:table-cell>
          <table:table-cell office:value="5.74" office:value-type="float">
            <text:p>5.74</text:p>
          </table:table-cell>
          <table:table-cell office:value-type="string">
            <text:p>Y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42363891537" office:value-type="float">
            <text:p>0.342363891537</text:p>
          </table:table-cell>
          <table:table-cell office:value="0.320047058694" office:value-type="float">
            <text:p>0.320047058694</text:p>
          </table:table-cell>
          <table:table-cell office:value="0.312326821185" office:value-type="float">
            <text:p>0.312326821185</text:p>
          </table:table-cell>
          <table:table-cell office:value="0.304310842041" office:value-type="float">
            <text:p>0.304310842041</text:p>
          </table:table-cell>
          <table:table-cell office:value="0.295488120175" office:value-type="float">
            <text:p>0.295488120175</text:p>
          </table:table-cell>
          <table:table-cell office:value="0.275147894932" office:value-type="float">
            <text:p>0.275147894932</text:p>
          </table:table-cell>
          <table:table-cell office:value="0.285229624407" office:value-type="float">
            <text:p>0.285229624407</text:p>
          </table:table-cell>
          <table:table-cell office:value="0.278263281891" office:value-type="float">
            <text:p>0.278263281891</text:p>
          </table:table-cell>
          <table:table-cell office:value="0.275077788081" office:value-type="float">
            <text:p>0.275077788081</text:p>
          </table:table-cell>
          <table:table-cell office:value="0.264098452344" office:value-type="float">
            <text:p>0.264098452344</text:p>
          </table:table-cell>
          <table:table-cell office:value="0.283642119733" office:value-type="float">
            <text:p>0.283642119733</text:p>
          </table:table-cell>
          <table:table-cell office:value="0.27989394593" office:value-type="float">
            <text:p>0.27989394593</text:p>
          </table:table-cell>
          <table:table-cell office:value="0.275386238357" office:value-type="float">
            <text:p>0.275386238357</text:p>
          </table:table-cell>
          <table:table-cell office:value="0.284925528176" office:value-type="float">
            <text:p>0.284925528176</text:p>
          </table:table-cell>
          <table:table-cell office:value="0.291636621485" office:value-type="float">
            <text:p>0.291636621485</text:p>
          </table:table-cell>
          <table:table-cell office:value="0.44" office:value-type="float">
            <text:p>0.44</text:p>
          </table:table-cell>
          <table:table-cell office:value-type="string">
            <text:p>N</text:p>
          </table:table-cell>
        </table:table-row>
      </table:table>
      <table:table table:name="Yorks_&amp;_The_Humber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  <table:table-cell office:value-type="string">
            <text:p>Clas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03.838711708" office:value-type="float">
            <text:p>203.838711708</text:p>
          </table:table-cell>
          <table:table-cell office:value="214.998673152" office:value-type="float">
            <text:p>214.998673152</text:p>
          </table:table-cell>
          <table:table-cell office:value="207.984445595" office:value-type="float">
            <text:p>207.984445595</text:p>
          </table:table-cell>
          <table:table-cell office:value="190.524367706" office:value-type="float">
            <text:p>190.524367706</text:p>
          </table:table-cell>
          <table:table-cell office:value="205.490281316" office:value-type="float">
            <text:p>205.490281316</text:p>
          </table:table-cell>
          <table:table-cell office:value="217.728989944" office:value-type="float">
            <text:p>217.728989944</text:p>
          </table:table-cell>
          <table:table-cell office:value="199.741249831" office:value-type="float">
            <text:p>199.741249831</text:p>
          </table:table-cell>
          <table:table-cell office:value="199.445942638" office:value-type="float">
            <text:p>199.445942638</text:p>
          </table:table-cell>
          <table:table-cell office:value="196.313246892" office:value-type="float">
            <text:p>196.313246892</text:p>
          </table:table-cell>
          <table:table-cell office:value="201.158477833" office:value-type="float">
            <text:p>201.158477833</text:p>
          </table:table-cell>
          <table:table-cell office:value="190.328993751" office:value-type="float">
            <text:p>190.328993751</text:p>
          </table:table-cell>
          <table:table-cell office:value="192.045782081" office:value-type="float">
            <text:p>192.045782081</text:p>
          </table:table-cell>
          <table:table-cell office:value="186.633113391" office:value-type="float">
            <text:p>186.633113391</text:p>
          </table:table-cell>
          <table:table-cell office:value="187.102445668" office:value-type="float">
            <text:p>187.102445668</text:p>
          </table:table-cell>
          <table:table-cell office:value="200.479405834" office:value-type="float">
            <text:p>200.479405834</text:p>
          </table:table-cell>
          <table:table-cell office:value="284" office:value-type="float">
            <text:p>284</text:p>
          </table:table-cell>
          <table:table-cell office:value-type="string">
            <text:p>N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3.1749080984" office:value-type="float">
            <text:p>93.1749080984</text:p>
          </table:table-cell>
          <table:table-cell office:value="94.1360707834" office:value-type="float">
            <text:p>94.1360707834</text:p>
          </table:table-cell>
          <table:table-cell office:value="93.6958859714" office:value-type="float">
            <text:p>93.6958859714</text:p>
          </table:table-cell>
          <table:table-cell office:value="84.2197214654" office:value-type="float">
            <text:p>84.2197214654</text:p>
          </table:table-cell>
          <table:table-cell office:value="94.8977147878" office:value-type="float">
            <text:p>94.8977147878</text:p>
          </table:table-cell>
          <table:table-cell office:value="95.5475795431" office:value-type="float">
            <text:p>95.5475795431</text:p>
          </table:table-cell>
          <table:table-cell office:value="89.6313343106" office:value-type="float">
            <text:p>89.6313343106</text:p>
          </table:table-cell>
          <table:table-cell office:value="89.5528344204" office:value-type="float">
            <text:p>89.5528344204</text:p>
          </table:table-cell>
          <table:table-cell office:value="88.4564870561" office:value-type="float">
            <text:p>88.4564870561</text:p>
          </table:table-cell>
          <table:table-cell office:value="88.3644164546" office:value-type="float">
            <text:p>88.3644164546</text:p>
          </table:table-cell>
          <table:table-cell office:value="86.5710103255" office:value-type="float">
            <text:p>86.5710103255</text:p>
          </table:table-cell>
          <table:table-cell office:value="88.412590825" office:value-type="float">
            <text:p>88.412590825</text:p>
          </table:table-cell>
          <table:table-cell office:value="82.7932355461" office:value-type="float">
            <text:p>82.7932355461</text:p>
          </table:table-cell>
          <table:table-cell office:value="85.2150087005" office:value-type="float">
            <text:p>85.2150087005</text:p>
          </table:table-cell>
          <table:table-cell office:value="89.9579838144" office:value-type="float">
            <text:p>89.9579838144</text:p>
          </table:table-cell>
          <table:table-cell office:value="61" office:value-type="float">
            <text:p>61</text:p>
          </table:table-cell>
          <table:table-cell office:value-type="string">
            <text:p>Y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06199039006" office:value-type="float">
            <text:p>1.06199039006</text:p>
          </table:table-cell>
          <table:table-cell office:value="1.1376547132" office:value-type="float">
            <text:p>1.1376547132</text:p>
          </table:table-cell>
          <table:table-cell office:value="1.137462502" office:value-type="float">
            <text:p>1.137462502</text:p>
          </table:table-cell>
          <table:table-cell office:value="1.03421214798" office:value-type="float">
            <text:p>1.03421214798</text:p>
          </table:table-cell>
          <table:table-cell office:value="1.13714309768" office:value-type="float">
            <text:p>1.13714309768</text:p>
          </table:table-cell>
          <table:table-cell office:value="1.13935766026" office:value-type="float">
            <text:p>1.13935766026</text:p>
          </table:table-cell>
          <table:table-cell office:value="1.05110846825" office:value-type="float">
            <text:p>1.05110846825</text:p>
          </table:table-cell>
          <table:table-cell office:value="1.05361259316" office:value-type="float">
            <text:p>1.05361259316</text:p>
          </table:table-cell>
          <table:table-cell office:value="1.02353769585" office:value-type="float">
            <text:p>1.02353769585</text:p>
          </table:table-cell>
          <table:table-cell office:value="1.05897733799" office:value-type="float">
            <text:p>1.05897733799</text:p>
          </table:table-cell>
          <table:table-cell office:value="0.995376979891" office:value-type="float">
            <text:p>0.995376979891</text:p>
          </table:table-cell>
          <table:table-cell office:value="0.998311385505" office:value-type="float">
            <text:p>0.998311385505</text:p>
          </table:table-cell>
          <table:table-cell office:value="0.978160734152" office:value-type="float">
            <text:p>0.978160734152</text:p>
          </table:table-cell>
          <table:table-cell office:value="0.97852111151" office:value-type="float">
            <text:p>0.97852111151</text:p>
          </table:table-cell>
          <table:table-cell office:value="1.06206966969" office:value-type="float">
            <text:p>1.06206966969</text:p>
          </table:table-cell>
          <table:table-cell office:value="1" office:value-type="float">
            <text:p>1</text:p>
          </table:table-cell>
          <table:table-cell office:value-type="string">
            <text:p>Y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839658605213" office:value-type="float">
            <text:p>0.839658605213</text:p>
          </table:table-cell>
          <table:table-cell office:value="0.879551450047" office:value-type="float">
            <text:p>0.879551450047</text:p>
          </table:table-cell>
          <table:table-cell office:value="0.840205892967" office:value-type="float">
            <text:p>0.840205892967</text:p>
          </table:table-cell>
          <table:table-cell office:value="0.766962740423" office:value-type="float">
            <text:p>0.766962740423</text:p>
          </table:table-cell>
          <table:table-cell office:value="0.848373963614" office:value-type="float">
            <text:p>0.848373963614</text:p>
          </table:table-cell>
          <table:table-cell office:value="0.882087844245" office:value-type="float">
            <text:p>0.882087844245</text:p>
          </table:table-cell>
          <table:table-cell office:value="0.83220500752" office:value-type="float">
            <text:p>0.83220500752</text:p>
          </table:table-cell>
          <table:table-cell office:value="0.8159966154" office:value-type="float">
            <text:p>0.8159966154</text:p>
          </table:table-cell>
          <table:table-cell office:value="0.796995559598" office:value-type="float">
            <text:p>0.796995559598</text:p>
          </table:table-cell>
          <table:table-cell office:value="0.81950375071" office:value-type="float">
            <text:p>0.81950375071</text:p>
          </table:table-cell>
          <table:table-cell office:value="0.768451354036" office:value-type="float">
            <text:p>0.768451354036</text:p>
          </table:table-cell>
          <table:table-cell office:value="0.785309219002" office:value-type="float">
            <text:p>0.785309219002</text:p>
          </table:table-cell>
          <table:table-cell office:value="0.745794236802" office:value-type="float">
            <text:p>0.745794236802</text:p>
          </table:table-cell>
          <table:table-cell office:value="0.776046824405" office:value-type="float">
            <text:p>0.776046824405</text:p>
          </table:table-cell>
          <table:table-cell office:value="0.817007403044" office:value-type="float">
            <text:p>0.817007403044</text:p>
          </table:table-cell>
          <table:table-cell office:value="1.31" office:value-type="float">
            <text:p>1.31</text:p>
          </table:table-cell>
          <table:table-cell office:value-type="string">
            <text:p>N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.0332781676" office:value-type="float">
            <text:p>25.0332781676</text:p>
          </table:table-cell>
          <table:table-cell office:value="26.0823270407" office:value-type="float">
            <text:p>26.0823270407</text:p>
          </table:table-cell>
          <table:table-cell office:value="25.8168485944" office:value-type="float">
            <text:p>25.8168485944</text:p>
          </table:table-cell>
          <table:table-cell office:value="23.5707094863" office:value-type="float">
            <text:p>23.5707094863</text:p>
          </table:table-cell>
          <table:table-cell office:value="26.110739873" office:value-type="float">
            <text:p>26.110739873</text:p>
          </table:table-cell>
          <table:table-cell office:value="27.3783499884" office:value-type="float">
            <text:p>27.3783499884</text:p>
          </table:table-cell>
          <table:table-cell office:value="25.6186841146" office:value-type="float">
            <text:p>25.6186841146</text:p>
          </table:table-cell>
          <table:table-cell office:value="25.3547110979" office:value-type="float">
            <text:p>25.3547110979</text:p>
          </table:table-cell>
          <table:table-cell office:value="24.7222713514" office:value-type="float">
            <text:p>24.7222713514</text:p>
          </table:table-cell>
          <table:table-cell office:value="25.4407133776" office:value-type="float">
            <text:p>25.4407133776</text:p>
          </table:table-cell>
          <table:table-cell office:value="24.126512348" office:value-type="float">
            <text:p>24.126512348</text:p>
          </table:table-cell>
          <table:table-cell office:value="25.204163659" office:value-type="float">
            <text:p>25.204163659</text:p>
          </table:table-cell>
          <table:table-cell office:value="24.4601563543" office:value-type="float">
            <text:p>24.4601563543</text:p>
          </table:table-cell>
          <table:table-cell office:value="24.4754344977" office:value-type="float">
            <text:p>24.4754344977</text:p>
          </table:table-cell>
          <table:table-cell office:value="25.3014973426" office:value-type="float">
            <text:p>25.3014973426</text:p>
          </table:table-cell>
          <table:table-cell office:value="34.5" office:value-type="float">
            <text:p>34.5</text:p>
          </table:table-cell>
          <table:table-cell office:value-type="string">
            <text:p>N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43524656548" office:value-type="float">
            <text:p>0.143524656548</text:p>
          </table:table-cell>
          <table:table-cell office:value="0.154765036062" office:value-type="float">
            <text:p>0.154765036062</text:p>
          </table:table-cell>
          <table:table-cell office:value="0.158103777925" office:value-type="float">
            <text:p>0.158103777925</text:p>
          </table:table-cell>
          <table:table-cell office:value="0.142021203213" office:value-type="float">
            <text:p>0.142021203213</text:p>
          </table:table-cell>
          <table:table-cell office:value="0.158612505584" office:value-type="float">
            <text:p>0.158612505584</text:p>
          </table:table-cell>
          <table:table-cell office:value="0.161617018435" office:value-type="float">
            <text:p>0.161617018435</text:p>
          </table:table-cell>
          <table:table-cell office:value="0.143427726291" office:value-type="float">
            <text:p>0.143427726291</text:p>
          </table:table-cell>
          <table:table-cell office:value="0.145411236204" office:value-type="float">
            <text:p>0.145411236204</text:p>
          </table:table-cell>
          <table:table-cell office:value="0.139485370814" office:value-type="float">
            <text:p>0.139485370814</text:p>
          </table:table-cell>
          <table:table-cell office:value="0.144031702982" office:value-type="float">
            <text:p>0.144031702982</text:p>
          </table:table-cell>
          <table:table-cell office:value="0.131277171467" office:value-type="float">
            <text:p>0.131277171467</text:p>
          </table:table-cell>
          <table:table-cell office:value="0.153901739281" office:value-type="float">
            <text:p>0.153901739281</text:p>
          </table:table-cell>
          <table:table-cell office:value="0.1481167677" office:value-type="float">
            <text:p>0.1481167677</text:p>
          </table:table-cell>
          <table:table-cell office:value="0.147949363085" office:value-type="float">
            <text:p>0.147949363085</text:p>
          </table:table-cell>
          <table:table-cell office:value="0.1480227625" office:value-type="float">
            <text:p>0.1480227625</text:p>
          </table:table-cell>
          <table:table-cell office:value="0.126" office:value-type="float">
            <text:p>0.126</text:p>
          </table:table-cell>
          <table:table-cell office:value-type="string">
            <text:p>Y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80154847523" office:value-type="float">
            <text:p>0.180154847523</text:p>
          </table:table-cell>
          <table:table-cell office:value="0.18954150873" office:value-type="float">
            <text:p>0.18954150873</text:p>
          </table:table-cell>
          <table:table-cell office:value="0.186577473565" office:value-type="float">
            <text:p>0.186577473565</text:p>
          </table:table-cell>
          <table:table-cell office:value="0.167821937564" office:value-type="float">
            <text:p>0.167821937564</text:p>
          </table:table-cell>
          <table:table-cell office:value="0.189328781625" office:value-type="float">
            <text:p>0.189328781625</text:p>
          </table:table-cell>
          <table:table-cell office:value="0.191082117645" office:value-type="float">
            <text:p>0.191082117645</text:p>
          </table:table-cell>
          <table:table-cell office:value="0.175807282679" office:value-type="float">
            <text:p>0.175807282679</text:p>
          </table:table-cell>
          <table:table-cell office:value="0.175859552046" office:value-type="float">
            <text:p>0.175859552046</text:p>
          </table:table-cell>
          <table:table-cell office:value="0.171461440273" office:value-type="float">
            <text:p>0.171461440273</text:p>
          </table:table-cell>
          <table:table-cell office:value="0.173753349675" office:value-type="float">
            <text:p>0.173753349675</text:p>
          </table:table-cell>
          <table:table-cell office:value="0.168293363579" office:value-type="float">
            <text:p>0.168293363579</text:p>
          </table:table-cell>
          <table:table-cell office:value="0.177316103106" office:value-type="float">
            <text:p>0.177316103106</text:p>
          </table:table-cell>
          <table:table-cell office:value="0.164741819948" office:value-type="float">
            <text:p>0.164741819948</text:p>
          </table:table-cell>
          <table:table-cell office:value="0.173012093087" office:value-type="float">
            <text:p>0.173012093087</text:p>
          </table:table-cell>
          <table:table-cell office:value="0.177826121381" office:value-type="float">
            <text:p>0.177826121381</text:p>
          </table:table-cell>
          <table:table-cell office:value="0.165" office:value-type="float">
            <text:p>0.165</text:p>
          </table:table-cell>
          <table:table-cell office:value-type="string">
            <text:p>Y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07309525045" office:value-type="float">
            <text:p>0.207309525045</text:p>
          </table:table-cell>
          <table:table-cell office:value="0.224832792055" office:value-type="float">
            <text:p>0.224832792055</text:p>
          </table:table-cell>
          <table:table-cell office:value="0.221108698057" office:value-type="float">
            <text:p>0.221108698057</text:p>
          </table:table-cell>
          <table:table-cell office:value="0.198720534793" office:value-type="float">
            <text:p>0.198720534793</text:p>
          </table:table-cell>
          <table:table-cell office:value="0.217751899906" office:value-type="float">
            <text:p>0.217751899906</text:p>
          </table:table-cell>
          <table:table-cell office:value="0.222971161793" office:value-type="float">
            <text:p>0.222971161793</text:p>
          </table:table-cell>
          <table:table-cell office:value="0.214885592057" office:value-type="float">
            <text:p>0.214885592057</text:p>
          </table:table-cell>
          <table:table-cell office:value="0.212887189481" office:value-type="float">
            <text:p>0.212887189481</text:p>
          </table:table-cell>
          <table:table-cell office:value="0.202645705365" office:value-type="float">
            <text:p>0.202645705365</text:p>
          </table:table-cell>
          <table:table-cell office:value="0.209590793405" office:value-type="float">
            <text:p>0.209590793405</text:p>
          </table:table-cell>
          <table:table-cell office:value="0.19168434916" office:value-type="float">
            <text:p>0.19168434916</text:p>
          </table:table-cell>
          <table:table-cell office:value="0.180731526526" office:value-type="float">
            <text:p>0.180731526526</text:p>
          </table:table-cell>
          <table:table-cell office:value="0.172252227397" office:value-type="float">
            <text:p>0.172252227397</text:p>
          </table:table-cell>
          <table:table-cell office:value="0.176425307114" office:value-type="float">
            <text:p>0.176425307114</text:p>
          </table:table-cell>
          <table:table-cell office:value="0.205951691926" office:value-type="float">
            <text:p>0.205951691926</text:p>
          </table:table-cell>
          <table:table-cell office:value="0.203" office:value-type="float">
            <text:p>0.203</text:p>
          </table:table-cell>
          <table:table-cell office:value-type="string">
            <text:p>Y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5.8764720984" office:value-type="float">
            <text:p>5.8764720984</text:p>
          </table:table-cell>
          <table:table-cell office:value="6.7301264712" office:value-type="float">
            <text:p>6.7301264712</text:p>
          </table:table-cell>
          <table:table-cell office:value="6.61881520856" office:value-type="float">
            <text:p>6.61881520856</text:p>
          </table:table-cell>
          <table:table-cell office:value="5.5099412236" office:value-type="float">
            <text:p>5.5099412236</text:p>
          </table:table-cell>
          <table:table-cell office:value="6.33826691812" office:value-type="float">
            <text:p>6.33826691812</text:p>
          </table:table-cell>
          <table:table-cell office:value="6.77784990093" office:value-type="float">
            <text:p>6.77784990093</text:p>
          </table:table-cell>
          <table:table-cell office:value="6.34759630035" office:value-type="float">
            <text:p>6.34759630035</text:p>
          </table:table-cell>
          <table:table-cell office:value="6.51159960421" office:value-type="float">
            <text:p>6.51159960421</text:p>
          </table:table-cell>
          <table:table-cell office:value="6.47211932552" office:value-type="float">
            <text:p>6.47211932552</text:p>
          </table:table-cell>
          <table:table-cell office:value="6.39738982562" office:value-type="float">
            <text:p>6.39738982562</text:p>
          </table:table-cell>
          <table:table-cell office:value="5.97389215222" office:value-type="float">
            <text:p>5.97389215222</text:p>
          </table:table-cell>
          <table:table-cell office:value="6.92179135462" office:value-type="float">
            <text:p>6.92179135462</text:p>
          </table:table-cell>
          <table:table-cell office:value="6.6943083806" office:value-type="float">
            <text:p>6.6943083806</text:p>
          </table:table-cell>
          <table:table-cell office:value="6.6805594389" office:value-type="float">
            <text:p>6.6805594389</text:p>
          </table:table-cell>
          <table:table-cell office:value="6.39770528953" office:value-type="float">
            <text:p>6.39770528953</text:p>
          </table:table-cell>
          <table:table-cell office:value="5.74" office:value-type="float">
            <text:p>5.74</text:p>
          </table:table-cell>
          <table:table-cell office:value-type="string">
            <text:p>Y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15018928751" office:value-type="float">
            <text:p>0.315018928751</text:p>
          </table:table-cell>
          <table:table-cell office:value="0.344489014161" office:value-type="float">
            <text:p>0.344489014161</text:p>
          </table:table-cell>
          <table:table-cell office:value="0.275008355761" office:value-type="float">
            <text:p>0.275008355761</text:p>
          </table:table-cell>
          <table:table-cell office:value="0.271316891992" office:value-type="float">
            <text:p>0.271316891992</text:p>
          </table:table-cell>
          <table:table-cell office:value="0.290633970743" office:value-type="float">
            <text:p>0.290633970743</text:p>
          </table:table-cell>
          <table:table-cell office:value="0.298711969431" office:value-type="float">
            <text:p>0.298711969431</text:p>
          </table:table-cell>
          <table:table-cell office:value="0.268139009226" office:value-type="float">
            <text:p>0.268139009226</text:p>
          </table:table-cell>
          <table:table-cell office:value="0.266150620583" office:value-type="float">
            <text:p>0.266150620583</text:p>
          </table:table-cell>
          <table:table-cell office:value="0.269291149033" office:value-type="float">
            <text:p>0.269291149033</text:p>
          </table:table-cell>
          <table:table-cell office:value="0.271661347298" office:value-type="float">
            <text:p>0.271661347298</text:p>
          </table:table-cell>
          <table:table-cell office:value="0.263737516835" office:value-type="float">
            <text:p>0.263737516835</text:p>
          </table:table-cell>
          <table:table-cell office:value="0.271169212221" office:value-type="float">
            <text:p>0.271169212221</text:p>
          </table:table-cell>
          <table:table-cell office:value="0.267680500371" office:value-type="float">
            <text:p>0.267680500371</text:p>
          </table:table-cell>
          <table:table-cell office:value="0.270073113884" office:value-type="float">
            <text:p>0.270073113884</text:p>
          </table:table-cell>
          <table:table-cell office:value="0.282539114339" office:value-type="float">
            <text:p>0.282539114339</text:p>
          </table:table-cell>
          <table:table-cell office:value="0.44" office:value-type="float">
            <text:p>0.44</text:p>
          </table:table-cell>
          <table:table-cell office:value-type="string">
            <text:p>N</text:p>
          </table:table-cell>
        </table:table-row>
      </table:table>
      <table:table table:name="East_Midlands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  <table:table-cell office:value-type="string">
            <text:p>Clas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7.715837275" office:value-type="float">
            <text:p>217.715837275</text:p>
          </table:table-cell>
          <table:table-cell office:value="212.469286891" office:value-type="float">
            <text:p>212.469286891</text:p>
          </table:table-cell>
          <table:table-cell office:value="215.892083016" office:value-type="float">
            <text:p>215.892083016</text:p>
          </table:table-cell>
          <table:table-cell office:value="218.175055828" office:value-type="float">
            <text:p>218.175055828</text:p>
          </table:table-cell>
          <table:table-cell office:value="220.718481131" office:value-type="float">
            <text:p>220.718481131</text:p>
          </table:table-cell>
          <table:table-cell office:value="214.913927103" office:value-type="float">
            <text:p>214.913927103</text:p>
          </table:table-cell>
          <table:table-cell office:value="204.061059895" office:value-type="float">
            <text:p>204.061059895</text:p>
          </table:table-cell>
          <table:table-cell office:value="205.588312253" office:value-type="float">
            <text:p>205.588312253</text:p>
          </table:table-cell>
          <table:table-cell office:value="214.052187415" office:value-type="float">
            <text:p>214.052187415</text:p>
          </table:table-cell>
          <table:table-cell office:value="208.546607233" office:value-type="float">
            <text:p>208.546607233</text:p>
          </table:table-cell>
          <table:table-cell office:value="210.741783597" office:value-type="float">
            <text:p>210.741783597</text:p>
          </table:table-cell>
          <table:table-cell office:value="212.628684858" office:value-type="float">
            <text:p>212.628684858</text:p>
          </table:table-cell>
          <table:table-cell office:value="212.72175762" office:value-type="float">
            <text:p>212.72175762</text:p>
          </table:table-cell>
          <table:table-cell office:value="199.296342776" office:value-type="float">
            <text:p>199.296342776</text:p>
          </table:table-cell>
          <table:table-cell office:value="212.940389547" office:value-type="float">
            <text:p>212.940389547</text:p>
          </table:table-cell>
          <table:table-cell office:value="284" office:value-type="float">
            <text:p>284</text:p>
          </table:table-cell>
          <table:table-cell office:value-type="string">
            <text:p>N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9.8290914169" office:value-type="float">
            <text:p>99.8290914169</text:p>
          </table:table-cell>
          <table:table-cell office:value="96.9274329321" office:value-type="float">
            <text:p>96.9274329321</text:p>
          </table:table-cell>
          <table:table-cell office:value="98.6557806692" office:value-type="float">
            <text:p>98.6557806692</text:p>
          </table:table-cell>
          <table:table-cell office:value="100.663795368" office:value-type="float">
            <text:p>100.663795368</text:p>
          </table:table-cell>
          <table:table-cell office:value="96.9947641765" office:value-type="float">
            <text:p>96.9947641765</text:p>
          </table:table-cell>
          <table:table-cell office:value="95.4370005441" office:value-type="float">
            <text:p>95.4370005441</text:p>
          </table:table-cell>
          <table:table-cell office:value="93.9327673056" office:value-type="float">
            <text:p>93.9327673056</text:p>
          </table:table-cell>
          <table:table-cell office:value="93.4255178377" office:value-type="float">
            <text:p>93.4255178377</text:p>
          </table:table-cell>
          <table:table-cell office:value="99.6100995779" office:value-type="float">
            <text:p>99.6100995779</text:p>
          </table:table-cell>
          <table:table-cell office:value="91.6153993739" office:value-type="float">
            <text:p>91.6153993739</text:p>
          </table:table-cell>
          <table:table-cell office:value="94.9658432493" office:value-type="float">
            <text:p>94.9658432493</text:p>
          </table:table-cell>
          <table:table-cell office:value="91.7281934162" office:value-type="float">
            <text:p>91.7281934162</text:p>
          </table:table-cell>
          <table:table-cell office:value="98.7029574866" office:value-type="float">
            <text:p>98.7029574866</text:p>
          </table:table-cell>
          <table:table-cell office:value="92.1432338491" office:value-type="float">
            <text:p>92.1432338491</text:p>
          </table:table-cell>
          <table:table-cell office:value="96.345280258" office:value-type="float">
            <text:p>96.345280258</text:p>
          </table:table-cell>
          <table:table-cell office:value="61" office:value-type="float">
            <text:p>61</text:p>
          </table:table-cell>
          <table:table-cell office:value-type="string">
            <text:p>Y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13599832049" office:value-type="float">
            <text:p>1.13599832049</text:p>
          </table:table-cell>
          <table:table-cell office:value="1.1337608925" office:value-type="float">
            <text:p>1.1337608925</text:p>
          </table:table-cell>
          <table:table-cell office:value="1.1562312647" office:value-type="float">
            <text:p>1.1562312647</text:p>
          </table:table-cell>
          <table:table-cell office:value="1.21004190744" office:value-type="float">
            <text:p>1.21004190744</text:p>
          </table:table-cell>
          <table:table-cell office:value="1.21325286536" office:value-type="float">
            <text:p>1.21325286536</text:p>
          </table:table-cell>
          <table:table-cell office:value="1.14506877859" office:value-type="float">
            <text:p>1.14506877859</text:p>
          </table:table-cell>
          <table:table-cell office:value="1.06669698989" office:value-type="float">
            <text:p>1.06669698989</text:p>
          </table:table-cell>
          <table:table-cell office:value="1.07035175122" office:value-type="float">
            <text:p>1.07035175122</text:p>
          </table:table-cell>
          <table:table-cell office:value="1.1213455831" office:value-type="float">
            <text:p>1.1213455831</text:p>
          </table:table-cell>
          <table:table-cell office:value="1.10228692735" office:value-type="float">
            <text:p>1.10228692735</text:p>
          </table:table-cell>
          <table:table-cell office:value="1.1032226517" office:value-type="float">
            <text:p>1.1032226517</text:p>
          </table:table-cell>
          <table:table-cell office:value="1.10019073881" office:value-type="float">
            <text:p>1.10019073881</text:p>
          </table:table-cell>
          <table:table-cell office:value="1.10657389895" office:value-type="float">
            <text:p>1.10657389895</text:p>
          </table:table-cell>
          <table:table-cell office:value="1.05698684035" office:value-type="float">
            <text:p>1.05698684035</text:p>
          </table:table-cell>
          <table:table-cell office:value="1.12807865924" office:value-type="float">
            <text:p>1.12807865924</text:p>
          </table:table-cell>
          <table:table-cell office:value="1" office:value-type="float">
            <text:p>1</text:p>
          </table:table-cell>
          <table:table-cell office:value-type="string">
            <text:p>Y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881104425419" office:value-type="float">
            <text:p>0.881104425419</text:p>
          </table:table-cell>
          <table:table-cell office:value="0.867082650456" office:value-type="float">
            <text:p>0.867082650456</text:p>
          </table:table-cell>
          <table:table-cell office:value="0.863071755886" office:value-type="float">
            <text:p>0.863071755886</text:p>
          </table:table-cell>
          <table:table-cell office:value="0.897609566963" office:value-type="float">
            <text:p>0.897609566963</text:p>
          </table:table-cell>
          <table:table-cell office:value="0.885430590693" office:value-type="float">
            <text:p>0.885430590693</text:p>
          </table:table-cell>
          <table:table-cell office:value="0.869738427787" office:value-type="float">
            <text:p>0.869738427787</text:p>
          </table:table-cell>
          <table:table-cell office:value="0.841343644384" office:value-type="float">
            <text:p>0.841343644384</text:p>
          </table:table-cell>
          <table:table-cell office:value="0.81300902863" office:value-type="float">
            <text:p>0.81300902863</text:p>
          </table:table-cell>
          <table:table-cell office:value="0.859769852384" office:value-type="float">
            <text:p>0.859769852384</text:p>
          </table:table-cell>
          <table:table-cell office:value="0.839859218645" office:value-type="float">
            <text:p>0.839859218645</text:p>
          </table:table-cell>
          <table:table-cell office:value="0.845789399278" office:value-type="float">
            <text:p>0.845789399278</text:p>
          </table:table-cell>
          <table:table-cell office:value="0.831179280322" office:value-type="float">
            <text:p>0.831179280322</text:p>
          </table:table-cell>
          <table:table-cell office:value="0.858201411372" office:value-type="float">
            <text:p>0.858201411372</text:p>
          </table:table-cell>
          <table:table-cell office:value="0.81250279429" office:value-type="float">
            <text:p>0.81250279429</text:p>
          </table:table-cell>
          <table:table-cell office:value="0.857937634786" office:value-type="float">
            <text:p>0.857937634786</text:p>
          </table:table-cell>
          <table:table-cell office:value="1.31" office:value-type="float">
            <text:p>1.31</text:p>
          </table:table-cell>
          <table:table-cell office:value-type="string">
            <text:p>N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6.5454642509" office:value-type="float">
            <text:p>26.5454642509</text:p>
          </table:table-cell>
          <table:table-cell office:value="26.3139619838" office:value-type="float">
            <text:p>26.3139619838</text:p>
          </table:table-cell>
          <table:table-cell office:value="26.4040267634" office:value-type="float">
            <text:p>26.4040267634</text:p>
          </table:table-cell>
          <table:table-cell office:value="27.2327291517" office:value-type="float">
            <text:p>27.2327291517</text:p>
          </table:table-cell>
          <table:table-cell office:value="27.5590775654" office:value-type="float">
            <text:p>27.5590775654</text:p>
          </table:table-cell>
          <table:table-cell office:value="27.293941989" office:value-type="float">
            <text:p>27.293941989</text:p>
          </table:table-cell>
          <table:table-cell office:value="26.3146444879" office:value-type="float">
            <text:p>26.3146444879</text:p>
          </table:table-cell>
          <table:table-cell office:value="26.3193777426" office:value-type="float">
            <text:p>26.3193777426</text:p>
          </table:table-cell>
          <table:table-cell office:value="27.6833527624" office:value-type="float">
            <text:p>27.6833527624</text:p>
          </table:table-cell>
          <table:table-cell office:value="26.3949417328" office:value-type="float">
            <text:p>26.3949417328</text:p>
          </table:table-cell>
          <table:table-cell office:value="26.8370084885" office:value-type="float">
            <text:p>26.8370084885</text:p>
          </table:table-cell>
          <table:table-cell office:value="27.1002145907" office:value-type="float">
            <text:p>27.1002145907</text:p>
          </table:table-cell>
          <table:table-cell office:value="27.9045784944" office:value-type="float">
            <text:p>27.9045784944</text:p>
          </table:table-cell>
          <table:table-cell office:value="26.507680288" office:value-type="float">
            <text:p>26.507680288</text:p>
          </table:table-cell>
          <table:table-cell office:value="26.9156400003" office:value-type="float">
            <text:p>26.9156400003</text:p>
          </table:table-cell>
          <table:table-cell office:value="34.5" office:value-type="float">
            <text:p>34.5</text:p>
          </table:table-cell>
          <table:table-cell office:value-type="string">
            <text:p>N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53778049745" office:value-type="float">
            <text:p>0.153778049745</text:p>
          </table:table-cell>
          <table:table-cell office:value="0.153098866623" office:value-type="float">
            <text:p>0.153098866623</text:p>
          </table:table-cell>
          <table:table-cell office:value="0.160734476245" office:value-type="float">
            <text:p>0.160734476245</text:p>
          </table:table-cell>
          <table:table-cell office:value="0.170025646206" office:value-type="float">
            <text:p>0.170025646206</text:p>
          </table:table-cell>
          <table:table-cell office:value="0.1699391274" office:value-type="float">
            <text:p>0.1699391274</text:p>
          </table:table-cell>
          <table:table-cell office:value="0.161107320142" office:value-type="float">
            <text:p>0.161107320142</text:p>
          </table:table-cell>
          <table:table-cell office:value="0.14766681952" office:value-type="float">
            <text:p>0.14766681952</text:p>
          </table:table-cell>
          <table:table-cell office:value="0.147715768691" office:value-type="float">
            <text:p>0.147715768691</text:p>
          </table:table-cell>
          <table:table-cell office:value="0.157382230302" office:value-type="float">
            <text:p>0.157382230302</text:p>
          </table:table-cell>
          <table:table-cell office:value="0.148682067254" office:value-type="float">
            <text:p>0.148682067254</text:p>
          </table:table-cell>
          <table:table-cell office:value="0.145671025372" office:value-type="float">
            <text:p>0.145671025372</text:p>
          </table:table-cell>
          <table:table-cell office:value="0.165986000742" office:value-type="float">
            <text:p>0.165986000742</text:p>
          </table:table-cell>
          <table:table-cell office:value="0.16927104157" office:value-type="float">
            <text:p>0.16927104157</text:p>
          </table:table-cell>
          <table:table-cell office:value="0.160764076579" office:value-type="float">
            <text:p>0.160764076579</text:p>
          </table:table-cell>
          <table:table-cell office:value="0.157773726139" office:value-type="float">
            <text:p>0.157773726139</text:p>
          </table:table-cell>
          <table:table-cell office:value="0.126" office:value-type="float">
            <text:p>0.126</text:p>
          </table:table-cell>
          <table:table-cell office:value-type="string">
            <text:p>Y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92084882902" office:value-type="float">
            <text:p>0.192084882902</text:p>
          </table:table-cell>
          <table:table-cell office:value="0.188412260103" office:value-type="float">
            <text:p>0.188412260103</text:p>
          </table:table-cell>
          <table:table-cell office:value="0.193001078886" office:value-type="float">
            <text:p>0.193001078886</text:p>
          </table:table-cell>
          <table:table-cell office:value="0.197027201646" office:value-type="float">
            <text:p>0.197027201646</text:p>
          </table:table-cell>
          <table:table-cell office:value="0.191359072996" office:value-type="float">
            <text:p>0.191359072996</text:p>
          </table:table-cell>
          <table:table-cell office:value="0.188100889966" office:value-type="float">
            <text:p>0.188100889966</text:p>
          </table:table-cell>
          <table:table-cell office:value="0.184567714701" office:value-type="float">
            <text:p>0.184567714701</text:p>
          </table:table-cell>
          <table:table-cell office:value="0.179966655738" office:value-type="float">
            <text:p>0.179966655738</text:p>
          </table:table-cell>
          <table:table-cell office:value="0.188648975699" office:value-type="float">
            <text:p>0.188648975699</text:p>
          </table:table-cell>
          <table:table-cell office:value="0.178424990774" office:value-type="float">
            <text:p>0.178424990774</text:p>
          </table:table-cell>
          <table:table-cell office:value="0.190622899797" office:value-type="float">
            <text:p>0.190622899797</text:p>
          </table:table-cell>
          <table:table-cell office:value="0.180236594757" office:value-type="float">
            <text:p>0.180236594757</text:p>
          </table:table-cell>
          <table:table-cell office:value="0.193157451718" office:value-type="float">
            <text:p>0.193157451718</text:p>
          </table:table-cell>
          <table:table-cell office:value="0.185087569245" office:value-type="float">
            <text:p>0.185087569245</text:p>
          </table:table-cell>
          <table:table-cell office:value="0.188123897668" office:value-type="float">
            <text:p>0.188123897668</text:p>
          </table:table-cell>
          <table:table-cell office:value="0.165" office:value-type="float">
            <text:p>0.165</text:p>
          </table:table-cell>
          <table:table-cell office:value-type="string">
            <text:p>Y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24340128895" office:value-type="float">
            <text:p>0.224340128895</text:p>
          </table:table-cell>
          <table:table-cell office:value="0.218386623325" office:value-type="float">
            <text:p>0.218386623325</text:p>
          </table:table-cell>
          <table:table-cell office:value="0.226642596952" office:value-type="float">
            <text:p>0.226642596952</text:p>
          </table:table-cell>
          <table:table-cell office:value="0.234129560978" office:value-type="float">
            <text:p>0.234129560978</text:p>
          </table:table-cell>
          <table:table-cell office:value="0.234553744113" office:value-type="float">
            <text:p>0.234553744113</text:p>
          </table:table-cell>
          <table:table-cell office:value="0.215617389637" office:value-type="float">
            <text:p>0.215617389637</text:p>
          </table:table-cell>
          <table:table-cell office:value="0.22461896275" office:value-type="float">
            <text:p>0.22461896275</text:p>
          </table:table-cell>
          <table:table-cell office:value="0.219137892457" office:value-type="float">
            <text:p>0.219137892457</text:p>
          </table:table-cell>
          <table:table-cell office:value="0.222075014282" office:value-type="float">
            <text:p>0.222075014282</text:p>
          </table:table-cell>
          <table:table-cell office:value="0.224769781168" office:value-type="float">
            <text:p>0.224769781168</text:p>
          </table:table-cell>
          <table:table-cell office:value="0.214792312132" office:value-type="float">
            <text:p>0.214792312132</text:p>
          </table:table-cell>
          <table:table-cell office:value="0.194499966732" office:value-type="float">
            <text:p>0.194499966732</text:p>
          </table:table-cell>
          <table:table-cell office:value="0.194853380139" office:value-type="float">
            <text:p>0.194853380139</text:p>
          </table:table-cell>
          <table:table-cell office:value="0.184922623268" office:value-type="float">
            <text:p>0.184922623268</text:p>
          </table:table-cell>
          <table:table-cell office:value="0.219109027197" office:value-type="float">
            <text:p>0.219109027197</text:p>
          </table:table-cell>
          <table:table-cell office:value="0.203" office:value-type="float">
            <text:p>0.203</text:p>
          </table:table-cell>
          <table:table-cell office:value-type="string">
            <text:p>Y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.81616911999" office:value-type="float">
            <text:p>6.81616911999</text:p>
          </table:table-cell>
          <table:table-cell office:value="6.67227346267" office:value-type="float">
            <text:p>6.67227346267</text:p>
          </table:table-cell>
          <table:table-cell office:value="7.17708405014" office:value-type="float">
            <text:p>7.17708405014</text:p>
          </table:table-cell>
          <table:table-cell office:value="6.66360081068" office:value-type="float">
            <text:p>6.66360081068</text:p>
          </table:table-cell>
          <table:table-cell office:value="7.40728511697" office:value-type="float">
            <text:p>7.40728511697</text:p>
          </table:table-cell>
          <table:table-cell office:value="7.05707671727" office:value-type="float">
            <text:p>7.05707671727</text:p>
          </table:table-cell>
          <table:table-cell office:value="6.74532225912" office:value-type="float">
            <text:p>6.74532225912</text:p>
          </table:table-cell>
          <table:table-cell office:value="6.79854231443" office:value-type="float">
            <text:p>6.79854231443</text:p>
          </table:table-cell>
          <table:table-cell office:value="7.55291758087" office:value-type="float">
            <text:p>7.55291758087</text:p>
          </table:table-cell>
          <table:table-cell office:value="7.23976044519" office:value-type="float">
            <text:p>7.23976044519</text:p>
          </table:table-cell>
          <table:table-cell office:value="6.8848315815" office:value-type="float">
            <text:p>6.8848315815</text:p>
          </table:table-cell>
          <table:table-cell office:value="7.63203848767" office:value-type="float">
            <text:p>7.63203848767</text:p>
          </table:table-cell>
          <table:table-cell office:value="7.81293430615" office:value-type="float">
            <text:p>7.81293430615</text:p>
          </table:table-cell>
          <table:table-cell office:value="7.60570823344" office:value-type="float">
            <text:p>7.60570823344</text:p>
          </table:table-cell>
          <table:table-cell office:value="7.11229509636" office:value-type="float">
            <text:p>7.11229509636</text:p>
          </table:table-cell>
          <table:table-cell office:value="5.74" office:value-type="float">
            <text:p>5.74</text:p>
          </table:table-cell>
          <table:table-cell office:value-type="string">
            <text:p>Y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36587921284" office:value-type="float">
            <text:p>0.336587921284</text:p>
          </table:table-cell>
          <table:table-cell office:value="0.329445243377" office:value-type="float">
            <text:p>0.329445243377</text:p>
          </table:table-cell>
          <table:table-cell office:value="0.306264124301" office:value-type="float">
            <text:p>0.306264124301</text:p>
          </table:table-cell>
          <table:table-cell office:value="0.317509209844" office:value-type="float">
            <text:p>0.317509209844</text:p>
          </table:table-cell>
          <table:table-cell office:value="0.326905758827" office:value-type="float">
            <text:p>0.326905758827</text:p>
          </table:table-cell>
          <table:table-cell office:value="0.308039770787" office:value-type="float">
            <text:p>0.308039770787</text:p>
          </table:table-cell>
          <table:table-cell office:value="0.290071411511" office:value-type="float">
            <text:p>0.290071411511</text:p>
          </table:table-cell>
          <table:table-cell office:value="0.282532933075" office:value-type="float">
            <text:p>0.282532933075</text:p>
          </table:table-cell>
          <table:table-cell office:value="0.288297196553" office:value-type="float">
            <text:p>0.288297196553</text:p>
          </table:table-cell>
          <table:table-cell office:value="0.301646312578" office:value-type="float">
            <text:p>0.301646312578</text:p>
          </table:table-cell>
          <table:table-cell office:value="0.285659018702" office:value-type="float">
            <text:p>0.285659018702</text:p>
          </table:table-cell>
          <table:table-cell office:value="0.294628401963" office:value-type="float">
            <text:p>0.294628401963</text:p>
          </table:table-cell>
          <table:table-cell office:value="0.309312655573" office:value-type="float">
            <text:p>0.309312655573</text:p>
          </table:table-cell>
          <table:table-cell office:value="0.284915697613" office:value-type="float">
            <text:p>0.284915697613</text:p>
          </table:table-cell>
          <table:table-cell office:value="0.305915381413" office:value-type="float">
            <text:p>0.305915381413</text:p>
          </table:table-cell>
          <table:table-cell office:value="0.44" office:value-type="float">
            <text:p>0.44</text:p>
          </table:table-cell>
          <table:table-cell office:value-type="string">
            <text:p>N</text:p>
          </table:table-cell>
        </table:table-row>
      </table:table>
      <table:table table:name="West_Midlands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  <table:table-cell office:value-type="string">
            <text:p>Clas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0.529550117" office:value-type="float">
            <text:p>210.529550117</text:p>
          </table:table-cell>
          <table:table-cell office:value="212.895610048" office:value-type="float">
            <text:p>212.895610048</text:p>
          </table:table-cell>
          <table:table-cell office:value="207.201455821" office:value-type="float">
            <text:p>207.201455821</text:p>
          </table:table-cell>
          <table:table-cell office:value="204.462896272" office:value-type="float">
            <text:p>204.462896272</text:p>
          </table:table-cell>
          <table:table-cell office:value="201.558926082" office:value-type="float">
            <text:p>201.558926082</text:p>
          </table:table-cell>
          <table:table-cell office:value="212.178109572" office:value-type="float">
            <text:p>212.178109572</text:p>
          </table:table-cell>
          <table:table-cell office:value="212.69286992" office:value-type="float">
            <text:p>212.69286992</text:p>
          </table:table-cell>
          <table:table-cell office:value="200.319115405" office:value-type="float">
            <text:p>200.319115405</text:p>
          </table:table-cell>
          <table:table-cell office:value="214.979312486" office:value-type="float">
            <text:p>214.979312486</text:p>
          </table:table-cell>
          <table:table-cell office:value="200.487607832" office:value-type="float">
            <text:p>200.487607832</text:p>
          </table:table-cell>
          <table:table-cell office:value="203.753051311" office:value-type="float">
            <text:p>203.753051311</text:p>
          </table:table-cell>
          <table:table-cell office:value="204.087115637" office:value-type="float">
            <text:p>204.087115637</text:p>
          </table:table-cell>
          <table:table-cell office:value="200.492771603" office:value-type="float">
            <text:p>200.492771603</text:p>
          </table:table-cell>
          <table:table-cell office:value="194.795604695" office:value-type="float">
            <text:p>194.795604695</text:p>
          </table:table-cell>
          <table:table-cell office:value="206.587568624" office:value-type="float">
            <text:p>206.587568624</text:p>
          </table:table-cell>
          <table:table-cell office:value="284" office:value-type="float">
            <text:p>284</text:p>
          </table:table-cell>
          <table:table-cell office:value-type="string">
            <text:p>N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3.2071701262" office:value-type="float">
            <text:p>93.2071701262</text:p>
          </table:table-cell>
          <table:table-cell office:value="95.6359613184" office:value-type="float">
            <text:p>95.6359613184</text:p>
          </table:table-cell>
          <table:table-cell office:value="92.4583557791" office:value-type="float">
            <text:p>92.4583557791</text:p>
          </table:table-cell>
          <table:table-cell office:value="89.6027188003" office:value-type="float">
            <text:p>89.6027188003</text:p>
          </table:table-cell>
          <table:table-cell office:value="89.4565344813" office:value-type="float">
            <text:p>89.4565344813</text:p>
          </table:table-cell>
          <table:table-cell office:value="94.3977608861" office:value-type="float">
            <text:p>94.3977608861</text:p>
          </table:table-cell>
          <table:table-cell office:value="92.9930613313" office:value-type="float">
            <text:p>92.9930613313</text:p>
          </table:table-cell>
          <table:table-cell office:value="87.0683620119" office:value-type="float">
            <text:p>87.0683620119</text:p>
          </table:table-cell>
          <table:table-cell office:value="94.4178105115" office:value-type="float">
            <text:p>94.4178105115</text:p>
          </table:table-cell>
          <table:table-cell office:value="87.6957235467" office:value-type="float">
            <text:p>87.6957235467</text:p>
          </table:table-cell>
          <table:table-cell office:value="88.2489156035" office:value-type="float">
            <text:p>88.2489156035</text:p>
          </table:table-cell>
          <table:table-cell office:value="90.235010351" office:value-type="float">
            <text:p>90.235010351</text:p>
          </table:table-cell>
          <table:table-cell office:value="86.2839892817" office:value-type="float">
            <text:p>86.2839892817</text:p>
          </table:table-cell>
          <table:table-cell office:value="86.7964290945" office:value-type="float">
            <text:p>86.7964290945</text:p>
          </table:table-cell>
          <table:table-cell office:value="90.9001056945" office:value-type="float">
            <text:p>90.9001056945</text:p>
          </table:table-cell>
          <table:table-cell office:value="61" office:value-type="float">
            <text:p>61</text:p>
          </table:table-cell>
          <table:table-cell office:value-type="string">
            <text:p>Y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10703930972" office:value-type="float">
            <text:p>1.10703930972</text:p>
          </table:table-cell>
          <table:table-cell office:value="1.11502329924" office:value-type="float">
            <text:p>1.11502329924</text:p>
          </table:table-cell>
          <table:table-cell office:value="1.11575722634" office:value-type="float">
            <text:p>1.11575722634</text:p>
          </table:table-cell>
          <table:table-cell office:value="1.09204814086" office:value-type="float">
            <text:p>1.09204814086</text:p>
          </table:table-cell>
          <table:table-cell office:value="1.12742532057" office:value-type="float">
            <text:p>1.12742532057</text:p>
          </table:table-cell>
          <table:table-cell office:value="1.09585856373" office:value-type="float">
            <text:p>1.09585856373</text:p>
          </table:table-cell>
          <table:table-cell office:value="1.09653823026" office:value-type="float">
            <text:p>1.09653823026</text:p>
          </table:table-cell>
          <table:table-cell office:value="1.02428225148" office:value-type="float">
            <text:p>1.02428225148</text:p>
          </table:table-cell>
          <table:table-cell office:value="1.10217079627" office:value-type="float">
            <text:p>1.10217079627</text:p>
          </table:table-cell>
          <table:table-cell office:value="1.04233028817" office:value-type="float">
            <text:p>1.04233028817</text:p>
          </table:table-cell>
          <table:table-cell office:value="1.08218394662" office:value-type="float">
            <text:p>1.08218394662</text:p>
          </table:table-cell>
          <table:table-cell office:value="1.05800403418" office:value-type="float">
            <text:p>1.05800403418</text:p>
          </table:table-cell>
          <table:table-cell office:value="1.02847772644" office:value-type="float">
            <text:p>1.02847772644</text:p>
          </table:table-cell>
          <table:table-cell office:value="1.02384613517" office:value-type="float">
            <text:p>1.02384613517</text:p>
          </table:table-cell>
          <table:table-cell office:value="1.08362608722" office:value-type="float">
            <text:p>1.08362608722</text:p>
          </table:table-cell>
          <table:table-cell office:value="1" office:value-type="float">
            <text:p>1</text:p>
          </table:table-cell>
          <table:table-cell office:value-type="string">
            <text:p>Y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845342616526" office:value-type="float">
            <text:p>0.845342616526</text:p>
          </table:table-cell>
          <table:table-cell office:value="0.855495574027" office:value-type="float">
            <text:p>0.855495574027</text:p>
          </table:table-cell>
          <table:table-cell office:value="0.841931954386" office:value-type="float">
            <text:p>0.841931954386</text:p>
          </table:table-cell>
          <table:table-cell office:value="0.826912681918" office:value-type="float">
            <text:p>0.826912681918</text:p>
          </table:table-cell>
          <table:table-cell office:value="0.818547739937" office:value-type="float">
            <text:p>0.818547739937</text:p>
          </table:table-cell>
          <table:table-cell office:value="0.868184624527" office:value-type="float">
            <text:p>0.868184624527</text:p>
          </table:table-cell>
          <table:table-cell office:value="0.880349128839" office:value-type="float">
            <text:p>0.880349128839</text:p>
          </table:table-cell>
          <table:table-cell office:value="0.796454744352" office:value-type="float">
            <text:p>0.796454744352</text:p>
          </table:table-cell>
          <table:table-cell office:value="0.85605989836" office:value-type="float">
            <text:p>0.85605989836</text:p>
          </table:table-cell>
          <table:table-cell office:value="0.793847671421" office:value-type="float">
            <text:p>0.793847671421</text:p>
          </table:table-cell>
          <table:table-cell office:value="0.821091991547" office:value-type="float">
            <text:p>0.821091991547</text:p>
          </table:table-cell>
          <table:table-cell office:value="0.828303907529" office:value-type="float">
            <text:p>0.828303907529</text:p>
          </table:table-cell>
          <table:table-cell office:value="0.772263640725" office:value-type="float">
            <text:p>0.772263640725</text:p>
          </table:table-cell>
          <table:table-cell office:value="0.799280499001" office:value-type="float">
            <text:p>0.799280499001</text:p>
          </table:table-cell>
          <table:table-cell office:value="0.831137398007" office:value-type="float">
            <text:p>0.831137398007</text:p>
          </table:table-cell>
          <table:table-cell office:value="1.31" office:value-type="float">
            <text:p>1.31</text:p>
          </table:table-cell>
          <table:table-cell office:value-type="string">
            <text:p>N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.377556227" office:value-type="float">
            <text:p>25.377556227</text:p>
          </table:table-cell>
          <table:table-cell office:value="25.6908209295" office:value-type="float">
            <text:p>25.6908209295</text:p>
          </table:table-cell>
          <table:table-cell office:value="25.3901423085" office:value-type="float">
            <text:p>25.3901423085</text:p>
          </table:table-cell>
          <table:table-cell office:value="24.895475873" office:value-type="float">
            <text:p>24.895475873</text:p>
          </table:table-cell>
          <table:table-cell office:value="25.507717702" office:value-type="float">
            <text:p>25.507717702</text:p>
          </table:table-cell>
          <table:table-cell office:value="26.6719253232" office:value-type="float">
            <text:p>26.6719253232</text:p>
          </table:table-cell>
          <table:table-cell office:value="26.4214379653" office:value-type="float">
            <text:p>26.4214379653</text:p>
          </table:table-cell>
          <table:table-cell office:value="25.1611512796" office:value-type="float">
            <text:p>25.1611512796</text:p>
          </table:table-cell>
          <table:table-cell office:value="26.379817763" office:value-type="float">
            <text:p>26.379817763</text:p>
          </table:table-cell>
          <table:table-cell office:value="25.0302994992" office:value-type="float">
            <text:p>25.0302994992</text:p>
          </table:table-cell>
          <table:table-cell office:value="26.2403193733" office:value-type="float">
            <text:p>26.2403193733</text:p>
          </table:table-cell>
          <table:table-cell office:value="26.2974951638" office:value-type="float">
            <text:p>26.2974951638</text:p>
          </table:table-cell>
          <table:table-cell office:value="25.5151655911" office:value-type="float">
            <text:p>25.5151655911</text:p>
          </table:table-cell>
          <table:table-cell office:value="25.3210420604" office:value-type="float">
            <text:p>25.3210420604</text:p>
          </table:table-cell>
          <table:table-cell office:value="25.7368711537" office:value-type="float">
            <text:p>25.7368711537</text:p>
          </table:table-cell>
          <table:table-cell office:value="34.5" office:value-type="float">
            <text:p>34.5</text:p>
          </table:table-cell>
          <table:table-cell office:value-type="string">
            <text:p>N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49873034386" office:value-type="float">
            <text:p>0.149873034386</text:p>
          </table:table-cell>
          <table:table-cell office:value="0.15257336336" office:value-type="float">
            <text:p>0.15257336336</text:p>
          </table:table-cell>
          <table:table-cell office:value="0.154883980658" office:value-type="float">
            <text:p>0.154883980658</text:p>
          </table:table-cell>
          <table:table-cell office:value="0.153373376511" office:value-type="float">
            <text:p>0.153373376511</text:p>
          </table:table-cell>
          <table:table-cell office:value="0.158036130007" office:value-type="float">
            <text:p>0.158036130007</text:p>
          </table:table-cell>
          <table:table-cell office:value="0.155219700384" office:value-type="float">
            <text:p>0.155219700384</text:p>
          </table:table-cell>
          <table:table-cell office:value="0.150813576533" office:value-type="float">
            <text:p>0.150813576533</text:p>
          </table:table-cell>
          <table:table-cell office:value="0.145109990185" office:value-type="float">
            <text:p>0.145109990185</text:p>
          </table:table-cell>
          <table:table-cell office:value="0.152791034275" office:value-type="float">
            <text:p>0.152791034275</text:p>
          </table:table-cell>
          <table:table-cell office:value="0.144352433831" office:value-type="float">
            <text:p>0.144352433831</text:p>
          </table:table-cell>
          <table:table-cell office:value="0.147810567344" office:value-type="float">
            <text:p>0.147810567344</text:p>
          </table:table-cell>
          <table:table-cell office:value="0.163213821406" office:value-type="float">
            <text:p>0.163213821406</text:p>
          </table:table-cell>
          <table:table-cell office:value="0.152407038609" office:value-type="float">
            <text:p>0.152407038609</text:p>
          </table:table-cell>
          <table:table-cell office:value="0.155256118229" office:value-type="float">
            <text:p>0.155256118229</text:p>
          </table:table-cell>
          <table:table-cell office:value="0.15234292673" office:value-type="float">
            <text:p>0.15234292673</text:p>
          </table:table-cell>
          <table:table-cell office:value="0.126" office:value-type="float">
            <text:p>0.126</text:p>
          </table:table-cell>
          <table:table-cell office:value-type="string">
            <text:p>Y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84982198448" office:value-type="float">
            <text:p>0.184982198448</text:p>
          </table:table-cell>
          <table:table-cell office:value="0.184290081347" office:value-type="float">
            <text:p>0.184290081347</text:p>
          </table:table-cell>
          <table:table-cell office:value="0.180398625244" office:value-type="float">
            <text:p>0.180398625244</text:p>
          </table:table-cell>
          <table:table-cell office:value="0.175635078271" office:value-type="float">
            <text:p>0.175635078271</text:p>
          </table:table-cell>
          <table:table-cell office:value="0.175150988423" office:value-type="float">
            <text:p>0.175150988423</text:p>
          </table:table-cell>
          <table:table-cell office:value="0.181338352555" office:value-type="float">
            <text:p>0.181338352555</text:p>
          </table:table-cell>
          <table:table-cell office:value="0.180853059344" office:value-type="float">
            <text:p>0.180853059344</text:p>
          </table:table-cell>
          <table:table-cell office:value="0.163409461368" office:value-type="float">
            <text:p>0.163409461368</text:p>
          </table:table-cell>
          <table:table-cell office:value="0.183871671398" office:value-type="float">
            <text:p>0.183871671398</text:p>
          </table:table-cell>
          <table:table-cell office:value="0.166529117266" office:value-type="float">
            <text:p>0.166529117266</text:p>
          </table:table-cell>
          <table:table-cell office:value="0.177303125227" office:value-type="float">
            <text:p>0.177303125227</text:p>
          </table:table-cell>
          <table:table-cell office:value="0.179013997009" office:value-type="float">
            <text:p>0.179013997009</text:p>
          </table:table-cell>
          <table:table-cell office:value="0.169241882056" office:value-type="float">
            <text:p>0.169241882056</text:p>
          </table:table-cell>
          <table:table-cell office:value="0.175523094517" office:value-type="float">
            <text:p>0.175523094517</text:p>
          </table:table-cell>
          <table:table-cell office:value="0.177078279843" office:value-type="float">
            <text:p>0.177078279843</text:p>
          </table:table-cell>
          <table:table-cell office:value="0.165" office:value-type="float">
            <text:p>0.165</text:p>
          </table:table-cell>
          <table:table-cell office:value-type="string">
            <text:p>Y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21402658158" office:value-type="float">
            <text:p>0.221402658158</text:p>
          </table:table-cell>
          <table:table-cell office:value="0.221279790431" office:value-type="float">
            <text:p>0.221279790431</text:p>
          </table:table-cell>
          <table:table-cell office:value="0.222723588472" office:value-type="float">
            <text:p>0.222723588472</text:p>
          </table:table-cell>
          <table:table-cell office:value="0.216154515994" office:value-type="float">
            <text:p>0.216154515994</text:p>
          </table:table-cell>
          <table:table-cell office:value="0.216836921641" office:value-type="float">
            <text:p>0.216836921641</text:p>
          </table:table-cell>
          <table:table-cell office:value="0.215866574668" office:value-type="float">
            <text:p>0.215866574668</text:p>
          </table:table-cell>
          <table:table-cell office:value="0.228280964249" office:value-type="float">
            <text:p>0.228280964249</text:p>
          </table:table-cell>
          <table:table-cell office:value="0.211524324343" office:value-type="float">
            <text:p>0.211524324343</text:p>
          </table:table-cell>
          <table:table-cell office:value="0.22430775246" office:value-type="float">
            <text:p>0.22430775246</text:p>
          </table:table-cell>
          <table:table-cell office:value="0.210769473071" office:value-type="float">
            <text:p>0.210769473071</text:p>
          </table:table-cell>
          <table:table-cell office:value="0.21321919526" office:value-type="float">
            <text:p>0.21321919526</text:p>
          </table:table-cell>
          <table:table-cell office:value="0.189291202755" office:value-type="float">
            <text:p>0.189291202755</text:p>
          </table:table-cell>
          <table:table-cell office:value="0.176283088422" office:value-type="float">
            <text:p>0.176283088422</text:p>
          </table:table-cell>
          <table:table-cell office:value="0.1801386744" office:value-type="float">
            <text:p>0.1801386744</text:p>
          </table:table-cell>
          <table:table-cell office:value="0.212918465379" office:value-type="float">
            <text:p>0.212918465379</text:p>
          </table:table-cell>
          <table:table-cell office:value="0.203" office:value-type="float">
            <text:p>0.203</text:p>
          </table:table-cell>
          <table:table-cell office:value-type="string">
            <text:p>Y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.34159463173" office:value-type="float">
            <text:p>6.34159463173</text:p>
          </table:table-cell>
          <table:table-cell office:value="6.54343343174" office:value-type="float">
            <text:p>6.54343343174</text:p>
          </table:table-cell>
          <table:table-cell office:value="6.57669513571" office:value-type="float">
            <text:p>6.57669513571</text:p>
          </table:table-cell>
          <table:table-cell office:value="6.05338851023" office:value-type="float">
            <text:p>6.05338851023</text:p>
          </table:table-cell>
          <table:table-cell office:value="6.47585006456" office:value-type="float">
            <text:p>6.47585006456</text:p>
          </table:table-cell>
          <table:table-cell office:value="7.07779488535" office:value-type="float">
            <text:p>7.07779488535</text:p>
          </table:table-cell>
          <table:table-cell office:value="7.04315011709" office:value-type="float">
            <text:p>7.04315011709</text:p>
          </table:table-cell>
          <table:table-cell office:value="6.15684671142" office:value-type="float">
            <text:p>6.15684671142</text:p>
          </table:table-cell>
          <table:table-cell office:value="6.7347068342" office:value-type="float">
            <text:p>6.7347068342</text:p>
          </table:table-cell>
          <table:table-cell office:value="6.38136046337" office:value-type="float">
            <text:p>6.38136046337</text:p>
          </table:table-cell>
          <table:table-cell office:value="6.79594357014" office:value-type="float">
            <text:p>6.79594357014</text:p>
          </table:table-cell>
          <table:table-cell office:value="7.45709443595" office:value-type="float">
            <text:p>7.45709443595</text:p>
          </table:table-cell>
          <table:table-cell office:value="7.15804034276" office:value-type="float">
            <text:p>7.15804034276</text:p>
          </table:table-cell>
          <table:table-cell office:value="7.09036341739" office:value-type="float">
            <text:p>7.09036341739</text:p>
          </table:table-cell>
          <table:table-cell office:value="6.67660762571" office:value-type="float">
            <text:p>6.67660762571</text:p>
          </table:table-cell>
          <table:table-cell office:value="5.74" office:value-type="float">
            <text:p>5.74</text:p>
          </table:table-cell>
          <table:table-cell office:value-type="string">
            <text:p>Y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32058306865" office:value-type="float">
            <text:p>0.332058306865</text:p>
          </table:table-cell>
          <table:table-cell office:value="0.343335154065" office:value-type="float">
            <text:p>0.343335154065</text:p>
          </table:table-cell>
          <table:table-cell office:value="0.295818628835" office:value-type="float">
            <text:p>0.295818628835</text:p>
          </table:table-cell>
          <table:table-cell office:value="0.285155031785" office:value-type="float">
            <text:p>0.285155031785</text:p>
          </table:table-cell>
          <table:table-cell office:value="0.286946250619" office:value-type="float">
            <text:p>0.286946250619</text:p>
          </table:table-cell>
          <table:table-cell office:value="0.295758456221" office:value-type="float">
            <text:p>0.295758456221</text:p>
          </table:table-cell>
          <table:table-cell office:value="0.294432302323" office:value-type="float">
            <text:p>0.294432302323</text:p>
          </table:table-cell>
          <table:table-cell office:value="0.265504462685" office:value-type="float">
            <text:p>0.265504462685</text:p>
          </table:table-cell>
          <table:table-cell office:value="0.292694778861" office:value-type="float">
            <text:p>0.292694778861</text:p>
          </table:table-cell>
          <table:table-cell office:value="0.270234355954" office:value-type="float">
            <text:p>0.270234355954</text:p>
          </table:table-cell>
          <table:table-cell office:value="0.280426061545" office:value-type="float">
            <text:p>0.280426061545</text:p>
          </table:table-cell>
          <table:table-cell office:value="0.278414090399" office:value-type="float">
            <text:p>0.278414090399</text:p>
          </table:table-cell>
          <table:table-cell office:value="0.282183072044" office:value-type="float">
            <text:p>0.282183072044</text:p>
          </table:table-cell>
          <table:table-cell office:value="0.291674269788" office:value-type="float">
            <text:p>0.291674269788</text:p>
          </table:table-cell>
          <table:table-cell office:value="0.292535457862" office:value-type="float">
            <text:p>0.292535457862</text:p>
          </table:table-cell>
          <table:table-cell office:value="0.44" office:value-type="float">
            <text:p>0.44</text:p>
          </table:table-cell>
          <table:table-cell office:value-type="string">
            <text:p>N</text:p>
          </table:table-cell>
        </table:table-row>
      </table:table>
      <table:table table:name="Ea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  <table:table-cell office:value-type="string">
            <text:p>Clas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6.939598499" office:value-type="float">
            <text:p>216.939598499</text:p>
          </table:table-cell>
          <table:table-cell office:value="207.298011192" office:value-type="float">
            <text:p>207.298011192</text:p>
          </table:table-cell>
          <table:table-cell office:value="220.99304193" office:value-type="float">
            <text:p>220.99304193</text:p>
          </table:table-cell>
          <table:table-cell office:value="210.077499944" office:value-type="float">
            <text:p>210.077499944</text:p>
          </table:table-cell>
          <table:table-cell office:value="217.600647679" office:value-type="float">
            <text:p>217.600647679</text:p>
          </table:table-cell>
          <table:table-cell office:value="208.124817521" office:value-type="float">
            <text:p>208.124817521</text:p>
          </table:table-cell>
          <table:table-cell office:value="206.024095761" office:value-type="float">
            <text:p>206.024095761</text:p>
          </table:table-cell>
          <table:table-cell office:value="205.673715895" office:value-type="float">
            <text:p>205.673715895</text:p>
          </table:table-cell>
          <table:table-cell office:value="201.922361402" office:value-type="float">
            <text:p>201.922361402</text:p>
          </table:table-cell>
          <table:table-cell office:value="218.140970167" office:value-type="float">
            <text:p>218.140970167</text:p>
          </table:table-cell>
          <table:table-cell office:value="201.533727322" office:value-type="float">
            <text:p>201.533727322</text:p>
          </table:table-cell>
          <table:table-cell office:value="205.400213908" office:value-type="float">
            <text:p>205.400213908</text:p>
          </table:table-cell>
          <table:table-cell office:value="210.378568593" office:value-type="float">
            <text:p>210.378568593</text:p>
          </table:table-cell>
          <table:table-cell office:value="191.4971815" office:value-type="float">
            <text:p>191.4971815</text:p>
          </table:table-cell>
          <table:table-cell office:value="210.008251524" office:value-type="float">
            <text:p>210.008251524</text:p>
          </table:table-cell>
          <table:table-cell office:value="284" office:value-type="float">
            <text:p>284</text:p>
          </table:table-cell>
          <table:table-cell office:value-type="string">
            <text:p>N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7.1877041759" office:value-type="float">
            <text:p>97.1877041759</text:p>
          </table:table-cell>
          <table:table-cell office:value="91.9414050744" office:value-type="float">
            <text:p>91.9414050744</text:p>
          </table:table-cell>
          <table:table-cell office:value="99.2089248697" office:value-type="float">
            <text:p>99.2089248697</text:p>
          </table:table-cell>
          <table:table-cell office:value="93.0130596923" office:value-type="float">
            <text:p>93.0130596923</text:p>
          </table:table-cell>
          <table:table-cell office:value="99.1855342033" office:value-type="float">
            <text:p>99.1855342033</text:p>
          </table:table-cell>
          <table:table-cell office:value="91.8907477254" office:value-type="float">
            <text:p>91.8907477254</text:p>
          </table:table-cell>
          <table:table-cell office:value="90.5742707957" office:value-type="float">
            <text:p>90.5742707957</text:p>
          </table:table-cell>
          <table:table-cell office:value="92.3227058069" office:value-type="float">
            <text:p>92.3227058069</text:p>
          </table:table-cell>
          <table:table-cell office:value="90.9773871725" office:value-type="float">
            <text:p>90.9773871725</text:p>
          </table:table-cell>
          <table:table-cell office:value="95.7770473796" office:value-type="float">
            <text:p>95.7770473796</text:p>
          </table:table-cell>
          <table:table-cell office:value="88.0074007894" office:value-type="float">
            <text:p>88.0074007894</text:p>
          </table:table-cell>
          <table:table-cell office:value="89.9391164422" office:value-type="float">
            <text:p>89.9391164422</text:p>
          </table:table-cell>
          <table:table-cell office:value="91.0628762942" office:value-type="float">
            <text:p>91.0628762942</text:p>
          </table:table-cell>
          <table:table-cell office:value="85.2052188512" office:value-type="float">
            <text:p>85.2052188512</text:p>
          </table:table-cell>
          <table:table-cell office:value="93.1606292632" office:value-type="float">
            <text:p>93.1606292632</text:p>
          </table:table-cell>
          <table:table-cell office:value="61" office:value-type="float">
            <text:p>61</text:p>
          </table:table-cell>
          <table:table-cell office:value-type="string">
            <text:p>Y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14711836615" office:value-type="float">
            <text:p>1.14711836615</text:p>
          </table:table-cell>
          <table:table-cell office:value="1.11714266513" office:value-type="float">
            <text:p>1.11714266513</text:p>
          </table:table-cell>
          <table:table-cell office:value="1.19485520232" office:value-type="float">
            <text:p>1.19485520232</text:p>
          </table:table-cell>
          <table:table-cell office:value="1.15333275881" office:value-type="float">
            <text:p>1.15333275881</text:p>
          </table:table-cell>
          <table:table-cell office:value="1.21903767147" office:value-type="float">
            <text:p>1.21903767147</text:p>
          </table:table-cell>
          <table:table-cell office:value="1.11650843235" office:value-type="float">
            <text:p>1.11650843235</text:p>
          </table:table-cell>
          <table:table-cell office:value="1.09089238293" office:value-type="float">
            <text:p>1.09089238293</text:p>
          </table:table-cell>
          <table:table-cell office:value="1.08956927598" office:value-type="float">
            <text:p>1.08956927598</text:p>
          </table:table-cell>
          <table:table-cell office:value="1.06749562884" office:value-type="float">
            <text:p>1.06749562884</text:p>
          </table:table-cell>
          <table:table-cell office:value="1.15274433602" office:value-type="float">
            <text:p>1.15274433602</text:p>
          </table:table-cell>
          <table:table-cell office:value="1.0768740163" office:value-type="float">
            <text:p>1.0768740163</text:p>
          </table:table-cell>
          <table:table-cell office:value="1.06555602485" office:value-type="float">
            <text:p>1.06555602485</text:p>
          </table:table-cell>
          <table:table-cell office:value="1.11971505437" office:value-type="float">
            <text:p>1.11971505437</text:p>
          </table:table-cell>
          <table:table-cell office:value="1.00261424402" office:value-type="float">
            <text:p>1.00261424402</text:p>
          </table:table-cell>
          <table:table-cell office:value="1.12391090889" office:value-type="float">
            <text:p>1.12391090889</text:p>
          </table:table-cell>
          <table:table-cell office:value="1" office:value-type="float">
            <text:p>1</text:p>
          </table:table-cell>
          <table:table-cell office:value-type="string">
            <text:p>Y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878646162408" office:value-type="float">
            <text:p>0.878646162408</text:p>
          </table:table-cell>
          <table:table-cell office:value="0.844198351995" office:value-type="float">
            <text:p>0.844198351995</text:p>
          </table:table-cell>
          <table:table-cell office:value="0.885489177335" office:value-type="float">
            <text:p>0.885489177335</text:p>
          </table:table-cell>
          <table:table-cell office:value="0.847345507381" office:value-type="float">
            <text:p>0.847345507381</text:p>
          </table:table-cell>
          <table:table-cell office:value="0.912964236397" office:value-type="float">
            <text:p>0.912964236397</text:p>
          </table:table-cell>
          <table:table-cell office:value="0.865561764339" office:value-type="float">
            <text:p>0.865561764339</text:p>
          </table:table-cell>
          <table:table-cell office:value="0.84466757061" office:value-type="float">
            <text:p>0.84466757061</text:p>
          </table:table-cell>
          <table:table-cell office:value="0.836614007641" office:value-type="float">
            <text:p>0.836614007641</text:p>
          </table:table-cell>
          <table:table-cell office:value="0.824261582288" office:value-type="float">
            <text:p>0.824261582288</text:p>
          </table:table-cell>
          <table:table-cell office:value="0.889247687099" office:value-type="float">
            <text:p>0.889247687099</text:p>
          </table:table-cell>
          <table:table-cell office:value="0.814978032172" office:value-type="float">
            <text:p>0.814978032172</text:p>
          </table:table-cell>
          <table:table-cell office:value="0.836458604386" office:value-type="float">
            <text:p>0.836458604386</text:p>
          </table:table-cell>
          <table:table-cell office:value="0.847505675851" office:value-type="float">
            <text:p>0.847505675851</text:p>
          </table:table-cell>
          <table:table-cell office:value="0.771831324988" office:value-type="float">
            <text:p>0.771831324988</text:p>
          </table:table-cell>
          <table:table-cell office:value="0.855995258454" office:value-type="float">
            <text:p>0.855995258454</text:p>
          </table:table-cell>
          <table:table-cell office:value="1.31" office:value-type="float">
            <text:p>1.31</text:p>
          </table:table-cell>
          <table:table-cell office:value-type="string">
            <text:p>N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6.8880228593" office:value-type="float">
            <text:p>26.8880228593</text:p>
          </table:table-cell>
          <table:table-cell office:value="25.9555146164" office:value-type="float">
            <text:p>25.9555146164</text:p>
          </table:table-cell>
          <table:table-cell office:value="26.790047871" office:value-type="float">
            <text:p>26.790047871</text:p>
          </table:table-cell>
          <table:table-cell office:value="26.71191768" office:value-type="float">
            <text:p>26.71191768</text:p>
          </table:table-cell>
          <table:table-cell office:value="28.6122842136" office:value-type="float">
            <text:p>28.6122842136</text:p>
          </table:table-cell>
          <table:table-cell office:value="26.9785743443" office:value-type="float">
            <text:p>26.9785743443</text:p>
          </table:table-cell>
          <table:table-cell office:value="26.6799227504" office:value-type="float">
            <text:p>26.6799227504</text:p>
          </table:table-cell>
          <table:table-cell office:value="26.3614543013" office:value-type="float">
            <text:p>26.3614543013</text:p>
          </table:table-cell>
          <table:table-cell office:value="25.8288593842" office:value-type="float">
            <text:p>25.8288593842</text:p>
          </table:table-cell>
          <table:table-cell office:value="27.9763372095" office:value-type="float">
            <text:p>27.9763372095</text:p>
          </table:table-cell>
          <table:table-cell office:value="26.2586484723" office:value-type="float">
            <text:p>26.2586484723</text:p>
          </table:table-cell>
          <table:table-cell office:value="26.8720815605" office:value-type="float">
            <text:p>26.8720815605</text:p>
          </table:table-cell>
          <table:table-cell office:value="27.1722965604" office:value-type="float">
            <text:p>27.1722965604</text:p>
          </table:table-cell>
          <table:table-cell office:value="25.4271693435" office:value-type="float">
            <text:p>25.4271693435</text:p>
          </table:table-cell>
          <table:table-cell office:value="26.8527662941" office:value-type="float">
            <text:p>26.8527662941</text:p>
          </table:table-cell>
          <table:table-cell office:value="34.5" office:value-type="float">
            <text:p>34.5</text:p>
          </table:table-cell>
          <table:table-cell office:value-type="string">
            <text:p>N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5480924985" office:value-type="float">
            <text:p>0.15480924985</text:p>
          </table:table-cell>
          <table:table-cell office:value="0.150164900683" office:value-type="float">
            <text:p>0.150164900683</text:p>
          </table:table-cell>
          <table:table-cell office:value="0.164772552677" office:value-type="float">
            <text:p>0.164772552677</text:p>
          </table:table-cell>
          <table:table-cell office:value="0.161410077682" office:value-type="float">
            <text:p>0.161410077682</text:p>
          </table:table-cell>
          <table:table-cell office:value="0.170858785538" office:value-type="float">
            <text:p>0.170858785538</text:p>
          </table:table-cell>
          <table:table-cell office:value="0.156335071037" office:value-type="float">
            <text:p>0.156335071037</text:p>
          </table:table-cell>
          <table:table-cell office:value="0.147941404994" office:value-type="float">
            <text:p>0.147941404994</text:p>
          </table:table-cell>
          <table:table-cell office:value="0.150533231046" office:value-type="float">
            <text:p>0.150533231046</text:p>
          </table:table-cell>
          <table:table-cell office:value="0.147411375854" office:value-type="float">
            <text:p>0.147411375854</text:p>
          </table:table-cell>
          <table:table-cell office:value="0.15560539018" office:value-type="float">
            <text:p>0.15560539018</text:p>
          </table:table-cell>
          <table:table-cell office:value="0.143262067017" office:value-type="float">
            <text:p>0.143262067017</text:p>
          </table:table-cell>
          <table:table-cell office:value="0.165966747833" office:value-type="float">
            <text:p>0.165966747833</text:p>
          </table:table-cell>
          <table:table-cell office:value="0.16897919572" office:value-type="float">
            <text:p>0.16897919572</text:p>
          </table:table-cell>
          <table:table-cell office:value="0.152710136501" office:value-type="float">
            <text:p>0.152710136501</text:p>
          </table:table-cell>
          <table:table-cell office:value="0.156773080778" office:value-type="float">
            <text:p>0.156773080778</text:p>
          </table:table-cell>
          <table:table-cell office:value="0.126" office:value-type="float">
            <text:p>0.126</text:p>
          </table:table-cell>
          <table:table-cell office:value-type="string">
            <text:p>Y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93766622868" office:value-type="float">
            <text:p>0.193766622868</text:p>
          </table:table-cell>
          <table:table-cell office:value="0.18308316295" office:value-type="float">
            <text:p>0.18308316295</text:p>
          </table:table-cell>
          <table:table-cell office:value="0.197527491329" office:value-type="float">
            <text:p>0.197527491329</text:p>
          </table:table-cell>
          <table:table-cell office:value="0.185117880218" office:value-type="float">
            <text:p>0.185117880218</text:p>
          </table:table-cell>
          <table:table-cell office:value="0.194699288203" office:value-type="float">
            <text:p>0.194699288203</text:p>
          </table:table-cell>
          <table:table-cell office:value="0.183339473051" office:value-type="float">
            <text:p>0.183339473051</text:p>
          </table:table-cell>
          <table:table-cell office:value="0.178809841414" office:value-type="float">
            <text:p>0.178809841414</text:p>
          </table:table-cell>
          <table:table-cell office:value="0.179690160935" office:value-type="float">
            <text:p>0.179690160935</text:p>
          </table:table-cell>
          <table:table-cell office:value="0.174522824859" office:value-type="float">
            <text:p>0.174522824859</text:p>
          </table:table-cell>
          <table:table-cell office:value="0.189813743051" office:value-type="float">
            <text:p>0.189813743051</text:p>
          </table:table-cell>
          <table:table-cell office:value="0.179514450648" office:value-type="float">
            <text:p>0.179514450648</text:p>
          </table:table-cell>
          <table:table-cell office:value="0.183690089236" office:value-type="float">
            <text:p>0.183690089236</text:p>
          </table:table-cell>
          <table:table-cell office:value="0.185981337859" office:value-type="float">
            <text:p>0.185981337859</text:p>
          </table:table-cell>
          <table:table-cell office:value="0.170776501188" office:value-type="float">
            <text:p>0.170776501188</text:p>
          </table:table-cell>
          <table:table-cell office:value="0.18535048974" office:value-type="float">
            <text:p>0.18535048974</text:p>
          </table:table-cell>
          <table:table-cell office:value="0.165" office:value-type="float">
            <text:p>0.165</text:p>
          </table:table-cell>
          <table:table-cell office:value-type="string">
            <text:p>Y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25180069994" office:value-type="float">
            <text:p>0.225180069994</text:p>
          </table:table-cell>
          <table:table-cell office:value="0.219228405318" office:value-type="float">
            <text:p>0.219228405318</text:p>
          </table:table-cell>
          <table:table-cell office:value="0.232089507843" office:value-type="float">
            <text:p>0.232089507843</text:p>
          </table:table-cell>
          <table:table-cell office:value="0.223605126984" office:value-type="float">
            <text:p>0.223605126984</text:p>
          </table:table-cell>
          <table:table-cell office:value="0.235905838577" office:value-type="float">
            <text:p>0.235905838577</text:p>
          </table:table-cell>
          <table:table-cell office:value="0.214678672402" office:value-type="float">
            <text:p>0.214678672402</text:p>
          </table:table-cell>
          <table:table-cell office:value="0.220417434323" office:value-type="float">
            <text:p>0.220417434323</text:p>
          </table:table-cell>
          <table:table-cell office:value="0.213867106759" office:value-type="float">
            <text:p>0.213867106759</text:p>
          </table:table-cell>
          <table:table-cell office:value="0.212244409872" office:value-type="float">
            <text:p>0.212244409872</text:p>
          </table:table-cell>
          <table:table-cell office:value="0.227667058313" office:value-type="float">
            <text:p>0.227667058313</text:p>
          </table:table-cell>
          <table:table-cell office:value="0.209510615287" office:value-type="float">
            <text:p>0.209510615287</text:p>
          </table:table-cell>
          <table:table-cell office:value="0.192867675973" office:value-type="float">
            <text:p>0.192867675973</text:p>
          </table:table-cell>
          <table:table-cell office:value="0.192815528522" office:value-type="float">
            <text:p>0.192815528522</text:p>
          </table:table-cell>
          <table:table-cell office:value="0.176630385559" office:value-type="float">
            <text:p>0.176630385559</text:p>
          </table:table-cell>
          <table:table-cell office:value="0.216929034628" office:value-type="float">
            <text:p>0.216929034628</text:p>
          </table:table-cell>
          <table:table-cell office:value="0.203" office:value-type="float">
            <text:p>0.203</text:p>
          </table:table-cell>
          <table:table-cell office:value-type="string">
            <text:p>Y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7.31711402808" office:value-type="float">
            <text:p>7.31711402808</text:p>
          </table:table-cell>
          <table:table-cell office:value="7.53231507146" office:value-type="float">
            <text:p>7.53231507146</text:p>
          </table:table-cell>
          <table:table-cell office:value="7.37816016149" office:value-type="float">
            <text:p>7.37816016149</text:p>
          </table:table-cell>
          <table:table-cell office:value="6.84347540292" office:value-type="float">
            <text:p>6.84347540292</text:p>
          </table:table-cell>
          <table:table-cell office:value="7.77470141538" office:value-type="float">
            <text:p>7.77470141538</text:p>
          </table:table-cell>
          <table:table-cell office:value="7.18120170888" office:value-type="float">
            <text:p>7.18120170888</text:p>
          </table:table-cell>
          <table:table-cell office:value="7.28265183046" office:value-type="float">
            <text:p>7.28265183046</text:p>
          </table:table-cell>
          <table:table-cell office:value="6.93975598876" office:value-type="float">
            <text:p>6.93975598876</text:p>
          </table:table-cell>
          <table:table-cell office:value="7.09920112832" office:value-type="float">
            <text:p>7.09920112832</text:p>
          </table:table-cell>
          <table:table-cell office:value="7.89968034685" office:value-type="float">
            <text:p>7.89968034685</text:p>
          </table:table-cell>
          <table:table-cell office:value="7.51876804749" office:value-type="float">
            <text:p>7.51876804749</text:p>
          </table:table-cell>
          <table:table-cell office:value="7.93638618372" office:value-type="float">
            <text:p>7.93638618372</text:p>
          </table:table-cell>
          <table:table-cell office:value="8.23098268595" office:value-type="float">
            <text:p>8.23098268595</text:p>
          </table:table-cell>
          <table:table-cell office:value="7.34660173833" office:value-type="float">
            <text:p>7.34660173833</text:p>
          </table:table-cell>
          <table:table-cell office:value="7.45649184614" office:value-type="float">
            <text:p>7.45649184614</text:p>
          </table:table-cell>
          <table:table-cell office:value="5.74" office:value-type="float">
            <text:p>5.74</text:p>
          </table:table-cell>
          <table:table-cell office:value-type="string">
            <text:p>Y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56969420619" office:value-type="float">
            <text:p>0.356969420619</text:p>
          </table:table-cell>
          <table:table-cell office:value="0.334017800607" office:value-type="float">
            <text:p>0.334017800607</text:p>
          </table:table-cell>
          <table:table-cell office:value="0.321935144188" office:value-type="float">
            <text:p>0.321935144188</text:p>
          </table:table-cell>
          <table:table-cell office:value="0.296171937083" office:value-type="float">
            <text:p>0.296171937083</text:p>
          </table:table-cell>
          <table:table-cell office:value="0.298441545015" office:value-type="float">
            <text:p>0.298441545015</text:p>
          </table:table-cell>
          <table:table-cell office:value="0.29265360836" office:value-type="float">
            <text:p>0.29265360836</text:p>
          </table:table-cell>
          <table:table-cell office:value="0.285890312683" office:value-type="float">
            <text:p>0.285890312683</text:p>
          </table:table-cell>
          <table:table-cell office:value="0.278005825835" office:value-type="float">
            <text:p>0.278005825835</text:p>
          </table:table-cell>
          <table:table-cell office:value="0.290497511954" office:value-type="float">
            <text:p>0.290497511954</text:p>
          </table:table-cell>
          <table:table-cell office:value="0.308285675911" office:value-type="float">
            <text:p>0.308285675911</text:p>
          </table:table-cell>
          <table:table-cell office:value="0.295077366285" office:value-type="float">
            <text:p>0.295077366285</text:p>
          </table:table-cell>
          <table:table-cell office:value="0.289215907157" office:value-type="float">
            <text:p>0.289215907157</text:p>
          </table:table-cell>
          <table:table-cell office:value="0.324576563877" office:value-type="float">
            <text:p>0.324576563877</text:p>
          </table:table-cell>
          <table:table-cell office:value="0.283204059711" office:value-type="float">
            <text:p>0.283204059711</text:p>
          </table:table-cell>
          <table:table-cell office:value="0.305518355352" office:value-type="float">
            <text:p>0.305518355352</text:p>
          </table:table-cell>
          <table:table-cell office:value="0.44" office:value-type="float">
            <text:p>0.44</text:p>
          </table:table-cell>
          <table:table-cell office:value-type="string">
            <text:p>N</text:p>
          </table:table-cell>
        </table:table-row>
      </table:table>
      <table:table table:name="London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  <table:table-cell office:value-type="string">
            <text:p>Clas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197.000330519" office:value-type="float">
            <text:p>197.000330519</text:p>
          </table:table-cell>
          <table:table-cell office:value="196.676147632" office:value-type="float">
            <text:p>196.676147632</text:p>
          </table:table-cell>
          <table:table-cell office:value="187.489965105" office:value-type="float">
            <text:p>187.489965105</text:p>
          </table:table-cell>
          <table:table-cell office:value="181.13438123" office:value-type="float">
            <text:p>181.13438123</text:p>
          </table:table-cell>
          <table:table-cell office:value="193.261673967" office:value-type="float">
            <text:p>193.261673967</text:p>
          </table:table-cell>
          <table:table-cell office:value="200.776972733" office:value-type="float">
            <text:p>200.776972733</text:p>
          </table:table-cell>
          <table:table-cell office:value="186.469518452" office:value-type="float">
            <text:p>186.469518452</text:p>
          </table:table-cell>
          <table:table-cell office:value="192.961851584" office:value-type="float">
            <text:p>192.961851584</text:p>
          </table:table-cell>
          <table:table-cell office:value="187.662314594" office:value-type="float">
            <text:p>187.662314594</text:p>
          </table:table-cell>
          <table:table-cell office:value="182.4944857" office:value-type="float">
            <text:p>182.4944857</text:p>
          </table:table-cell>
          <table:table-cell office:value="191.402879" office:value-type="float">
            <text:p>191.402879</text:p>
          </table:table-cell>
          <table:table-cell office:value="188.82395312" office:value-type="float">
            <text:p>188.82395312</text:p>
          </table:table-cell>
          <table:table-cell office:value="189.361057637" office:value-type="float">
            <text:p>189.361057637</text:p>
          </table:table-cell>
          <table:table-cell office:value="179.236903793" office:value-type="float">
            <text:p>179.236903793</text:p>
          </table:table-cell>
          <table:table-cell office:value="190.424271636" office:value-type="float">
            <text:p>190.424271636</text:p>
          </table:table-cell>
          <table:table-cell office:value="284" office:value-type="float">
            <text:p>284</text:p>
          </table:table-cell>
          <table:table-cell office:value-type="string">
            <text:p>N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3.9433825904" office:value-type="float">
            <text:p>83.9433825904</text:p>
          </table:table-cell>
          <table:table-cell office:value="81.889361862" office:value-type="float">
            <text:p>81.889361862</text:p>
          </table:table-cell>
          <table:table-cell office:value="79.7162969762" office:value-type="float">
            <text:p>79.7162969762</text:p>
          </table:table-cell>
          <table:table-cell office:value="75.7218573988" office:value-type="float">
            <text:p>75.7218573988</text:p>
          </table:table-cell>
          <table:table-cell office:value="79.1218246633" office:value-type="float">
            <text:p>79.1218246633</text:p>
          </table:table-cell>
          <table:table-cell office:value="83.2281100041" office:value-type="float">
            <text:p>83.2281100041</text:p>
          </table:table-cell>
          <table:table-cell office:value="77.5070228198" office:value-type="float">
            <text:p>77.5070228198</text:p>
          </table:table-cell>
          <table:table-cell office:value="78.0358756438" office:value-type="float">
            <text:p>78.0358756438</text:p>
          </table:table-cell>
          <table:table-cell office:value="75.5409765972" office:value-type="float">
            <text:p>75.5409765972</text:p>
          </table:table-cell>
          <table:table-cell office:value="76.4728251682" office:value-type="float">
            <text:p>76.4728251682</text:p>
          </table:table-cell>
          <table:table-cell office:value="79.4279558626" office:value-type="float">
            <text:p>79.4279558626</text:p>
          </table:table-cell>
          <table:table-cell office:value="74.630868126" office:value-type="float">
            <text:p>74.630868126</text:p>
          </table:table-cell>
          <table:table-cell office:value="79.480968476" office:value-type="float">
            <text:p>79.480968476</text:p>
          </table:table-cell>
          <table:table-cell office:value="72.2571348813" office:value-type="float">
            <text:p>72.2571348813</text:p>
          </table:table-cell>
          <table:table-cell office:value="78.8244097068" office:value-type="float">
            <text:p>78.8244097068</text:p>
          </table:table-cell>
          <table:table-cell office:value="61" office:value-type="float">
            <text:p>61</text:p>
          </table:table-cell>
          <table:table-cell office:value-type="string">
            <text:p>Y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03445258065" office:value-type="float">
            <text:p>1.03445258065</text:p>
          </table:table-cell>
          <table:table-cell office:value="1.02625785065" office:value-type="float">
            <text:p>1.02625785065</text:p>
          </table:table-cell>
          <table:table-cell office:value="1.01880472884" office:value-type="float">
            <text:p>1.01880472884</text:p>
          </table:table-cell>
          <table:table-cell office:value="1.00069534874" office:value-type="float">
            <text:p>1.00069534874</text:p>
          </table:table-cell>
          <table:table-cell office:value="1.05459347848" office:value-type="float">
            <text:p>1.05459347848</text:p>
          </table:table-cell>
          <table:table-cell office:value="1.04638190523" office:value-type="float">
            <text:p>1.04638190523</text:p>
          </table:table-cell>
          <table:table-cell office:value="0.956131011696" office:value-type="float">
            <text:p>0.956131011696</text:p>
          </table:table-cell>
          <table:table-cell office:value="0.999457466608" office:value-type="float">
            <text:p>0.999457466608</text:p>
          </table:table-cell>
          <table:table-cell office:value="0.95312447902" office:value-type="float">
            <text:p>0.95312447902</text:p>
          </table:table-cell>
          <table:table-cell office:value="0.963320542811" office:value-type="float">
            <text:p>0.963320542811</text:p>
          </table:table-cell>
          <table:table-cell office:value="1.00825630499" office:value-type="float">
            <text:p>1.00825630499</text:p>
          </table:table-cell>
          <table:table-cell office:value="0.935913797705" office:value-type="float">
            <text:p>0.935913797705</text:p>
          </table:table-cell>
          <table:table-cell office:value="0.97641342508" office:value-type="float">
            <text:p>0.97641342508</text:p>
          </table:table-cell>
          <table:table-cell office:value="0.938262851454" office:value-type="float">
            <text:p>0.938262851454</text:p>
          </table:table-cell>
          <table:table-cell office:value="0.997984840038" office:value-type="float">
            <text:p>0.997984840038</text:p>
          </table:table-cell>
          <table:table-cell office:value="1" office:value-type="float">
            <text:p>1</text:p>
          </table:table-cell>
          <table:table-cell office:value-type="string">
            <text:p>N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799580851023" office:value-type="float">
            <text:p>0.799580851023</text:p>
          </table:table-cell>
          <table:table-cell office:value="0.805712910522" office:value-type="float">
            <text:p>0.805712910522</text:p>
          </table:table-cell>
          <table:table-cell office:value="0.750940596237" office:value-type="float">
            <text:p>0.750940596237</text:p>
          </table:table-cell>
          <table:table-cell office:value="0.750446991117" office:value-type="float">
            <text:p>0.750446991117</text:p>
          </table:table-cell>
          <table:table-cell office:value="0.809087574489" office:value-type="float">
            <text:p>0.809087574489</text:p>
          </table:table-cell>
          <table:table-cell office:value="0.827984458512" office:value-type="float">
            <text:p>0.827984458512</text:p>
          </table:table-cell>
          <table:table-cell office:value="0.764598559056" office:value-type="float">
            <text:p>0.764598559056</text:p>
          </table:table-cell>
          <table:table-cell office:value="0.782069432463" office:value-type="float">
            <text:p>0.782069432463</text:p>
          </table:table-cell>
          <table:table-cell office:value="0.74142055715" office:value-type="float">
            <text:p>0.74142055715</text:p>
          </table:table-cell>
          <table:table-cell office:value="0.761729673305" office:value-type="float">
            <text:p>0.761729673305</text:p>
          </table:table-cell>
          <table:table-cell office:value="0.770600792913" office:value-type="float">
            <text:p>0.770600792913</text:p>
          </table:table-cell>
          <table:table-cell office:value="0.748479012164" office:value-type="float">
            <text:p>0.748479012164</text:p>
          </table:table-cell>
          <table:table-cell office:value="0.7599226172" office:value-type="float">
            <text:p>0.7599226172</text:p>
          </table:table-cell>
          <table:table-cell office:value="0.728473044419" office:value-type="float">
            <text:p>0.728473044419</text:p>
          </table:table-cell>
          <table:table-cell office:value="0.774813386627" office:value-type="float">
            <text:p>0.774813386627</text:p>
          </table:table-cell>
          <table:table-cell office:value="1.31" office:value-type="float">
            <text:p>1.31</text:p>
          </table:table-cell>
          <table:table-cell office:value-type="string">
            <text:p>N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4.3387763987" office:value-type="float">
            <text:p>24.3387763987</text:p>
          </table:table-cell>
          <table:table-cell office:value="24.2272081458" office:value-type="float">
            <text:p>24.2272081458</text:p>
          </table:table-cell>
          <table:table-cell office:value="23.0056129726" office:value-type="float">
            <text:p>23.0056129726</text:p>
          </table:table-cell>
          <table:table-cell office:value="23.1855054166" office:value-type="float">
            <text:p>23.1855054166</text:p>
          </table:table-cell>
          <table:table-cell office:value="24.4765626399" office:value-type="float">
            <text:p>24.4765626399</text:p>
          </table:table-cell>
          <table:table-cell office:value="25.6154487931" office:value-type="float">
            <text:p>25.6154487931</text:p>
          </table:table-cell>
          <table:table-cell office:value="24.0217848044" office:value-type="float">
            <text:p>24.0217848044</text:p>
          </table:table-cell>
          <table:table-cell office:value="24.7174175811" office:value-type="float">
            <text:p>24.7174175811</text:p>
          </table:table-cell>
          <table:table-cell office:value="24.0211874957" office:value-type="float">
            <text:p>24.0211874957</text:p>
          </table:table-cell>
          <table:table-cell office:value="23.878874311" office:value-type="float">
            <text:p>23.878874311</text:p>
          </table:table-cell>
          <table:table-cell office:value="24.8260161431" office:value-type="float">
            <text:p>24.8260161431</text:p>
          </table:table-cell>
          <table:table-cell office:value="23.9663543419" office:value-type="float">
            <text:p>23.9663543419</text:p>
          </table:table-cell>
          <table:table-cell office:value="24.6168778547" office:value-type="float">
            <text:p>24.6168778547</text:p>
          </table:table-cell>
          <table:table-cell office:value="24.3417941788" office:value-type="float">
            <text:p>24.3417941788</text:p>
          </table:table-cell>
          <table:table-cell office:value="24.2228943768" office:value-type="float">
            <text:p>24.2228943768</text:p>
          </table:table-cell>
          <table:table-cell office:value="34.5" office:value-type="float">
            <text:p>34.5</text:p>
          </table:table-cell>
          <table:table-cell office:value-type="string">
            <text:p>N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40412265144" office:value-type="float">
            <text:p>0.140412265144</text:p>
          </table:table-cell>
          <table:table-cell office:value="0.137986016293" office:value-type="float">
            <text:p>0.137986016293</text:p>
          </table:table-cell>
          <table:table-cell office:value="0.139074053183" office:value-type="float">
            <text:p>0.139074053183</text:p>
          </table:table-cell>
          <table:table-cell office:value="0.13622010841" office:value-type="float">
            <text:p>0.13622010841</text:p>
          </table:table-cell>
          <table:table-cell office:value="0.144977858628" office:value-type="float">
            <text:p>0.144977858628</text:p>
          </table:table-cell>
          <table:table-cell office:value="0.146453825219" office:value-type="float">
            <text:p>0.146453825219</text:p>
          </table:table-cell>
          <table:table-cell office:value="0.133027868812" office:value-type="float">
            <text:p>0.133027868812</text:p>
          </table:table-cell>
          <table:table-cell office:value="0.133727678757" office:value-type="float">
            <text:p>0.133727678757</text:p>
          </table:table-cell>
          <table:table-cell office:value="0.133002426563" office:value-type="float">
            <text:p>0.133002426563</text:p>
          </table:table-cell>
          <table:table-cell office:value="0.130679388618" office:value-type="float">
            <text:p>0.130679388618</text:p>
          </table:table-cell>
          <table:table-cell office:value="0.137059761359" office:value-type="float">
            <text:p>0.137059761359</text:p>
          </table:table-cell>
          <table:table-cell office:value="0.148218495541" office:value-type="float">
            <text:p>0.148218495541</text:p>
          </table:table-cell>
          <table:table-cell office:value="0.148705960454" office:value-type="float">
            <text:p>0.148705960454</text:p>
          </table:table-cell>
          <table:table-cell office:value="0.144866683404" office:value-type="float">
            <text:p>0.144866683404</text:p>
          </table:table-cell>
          <table:table-cell office:value="0.139195823614" office:value-type="float">
            <text:p>0.139195823614</text:p>
          </table:table-cell>
          <table:table-cell office:value="0.126" office:value-type="float">
            <text:p>0.126</text:p>
          </table:table-cell>
          <table:table-cell office:value-type="string">
            <text:p>Y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70873927937" office:value-type="float">
            <text:p>0.170873927937</text:p>
          </table:table-cell>
          <table:table-cell office:value="0.161793791025" office:value-type="float">
            <text:p>0.161793791025</text:p>
          </table:table-cell>
          <table:table-cell office:value="0.163821535881" office:value-type="float">
            <text:p>0.163821535881</text:p>
          </table:table-cell>
          <table:table-cell office:value="0.157862227351" office:value-type="float">
            <text:p>0.157862227351</text:p>
          </table:table-cell>
          <table:table-cell office:value="0.161546190957" office:value-type="float">
            <text:p>0.161546190957</text:p>
          </table:table-cell>
          <table:table-cell office:value="0.165784713225" office:value-type="float">
            <text:p>0.165784713225</text:p>
          </table:table-cell>
          <table:table-cell office:value="0.155961857283" office:value-type="float">
            <text:p>0.155961857283</text:p>
          </table:table-cell>
          <table:table-cell office:value="0.15741245411" office:value-type="float">
            <text:p>0.15741245411</text:p>
          </table:table-cell>
          <table:table-cell office:value="0.152667149671" office:value-type="float">
            <text:p>0.152667149671</text:p>
          </table:table-cell>
          <table:table-cell office:value="0.153414737103" office:value-type="float">
            <text:p>0.153414737103</text:p>
          </table:table-cell>
          <table:table-cell office:value="0.161317318918" office:value-type="float">
            <text:p>0.161317318918</text:p>
          </table:table-cell>
          <table:table-cell office:value="0.151805098672" office:value-type="float">
            <text:p>0.151805098672</text:p>
          </table:table-cell>
          <table:table-cell office:value="0.1639560956" office:value-type="float">
            <text:p>0.1639560956</text:p>
          </table:table-cell>
          <table:table-cell office:value="0.151923128134" office:value-type="float">
            <text:p>0.151923128134</text:p>
          </table:table-cell>
          <table:table-cell office:value="0.159862853672" office:value-type="float">
            <text:p>0.159862853672</text:p>
          </table:table-cell>
          <table:table-cell office:value="0.165" office:value-type="float">
            <text:p>0.165</text:p>
          </table:table-cell>
          <table:table-cell office:value-type="string">
            <text:p>N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0299414013" office:value-type="float">
            <text:p>0.20299414013</text:p>
          </table:table-cell>
          <table:table-cell office:value="0.198209549388" office:value-type="float">
            <text:p>0.198209549388</text:p>
          </table:table-cell>
          <table:table-cell office:value="0.194253182949" office:value-type="float">
            <text:p>0.194253182949</text:p>
          </table:table-cell>
          <table:table-cell office:value="0.191577361678" office:value-type="float">
            <text:p>0.191577361678</text:p>
          </table:table-cell>
          <table:table-cell office:value="0.20364259872" office:value-type="float">
            <text:p>0.20364259872</text:p>
          </table:table-cell>
          <table:table-cell office:value="0.196553775983" office:value-type="float">
            <text:p>0.196553775983</text:p>
          </table:table-cell>
          <table:table-cell office:value="0.187739976411" office:value-type="float">
            <text:p>0.187739976411</text:p>
          </table:table-cell>
          <table:table-cell office:value="0.194305114717" office:value-type="float">
            <text:p>0.194305114717</text:p>
          </table:table-cell>
          <table:table-cell office:value="0.184356024128" office:value-type="float">
            <text:p>0.184356024128</text:p>
          </table:table-cell>
          <table:table-cell office:value="0.184069067799" office:value-type="float">
            <text:p>0.184069067799</text:p>
          </table:table-cell>
          <table:table-cell office:value="0.186103458652" office:value-type="float">
            <text:p>0.186103458652</text:p>
          </table:table-cell>
          <table:table-cell office:value="0.162517630263" office:value-type="float">
            <text:p>0.162517630263</text:p>
          </table:table-cell>
          <table:table-cell office:value="0.164238319421" office:value-type="float">
            <text:p>0.164238319421</text:p>
          </table:table-cell>
          <table:table-cell office:value="0.161336119779" office:value-type="float">
            <text:p>0.161336119779</text:p>
          </table:table-cell>
          <table:table-cell office:value="0.188504630788" office:value-type="float">
            <text:p>0.188504630788</text:p>
          </table:table-cell>
          <table:table-cell office:value="0.203" office:value-type="float">
            <text:p>0.203</text:p>
          </table:table-cell>
          <table:table-cell office:value-type="string">
            <text:p>N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7.3599625206" office:value-type="float">
            <text:p>7.3599625206</text:p>
          </table:table-cell>
          <table:table-cell office:value="7.13067474579" office:value-type="float">
            <text:p>7.13067474579</text:p>
          </table:table-cell>
          <table:table-cell office:value="6.68998524585" office:value-type="float">
            <text:p>6.68998524585</text:p>
          </table:table-cell>
          <table:table-cell office:value="6.40281467431" office:value-type="float">
            <text:p>6.40281467431</text:p>
          </table:table-cell>
          <table:table-cell office:value="7.31502847628" office:value-type="float">
            <text:p>7.31502847628</text:p>
          </table:table-cell>
          <table:table-cell office:value="7.72029657582" office:value-type="float">
            <text:p>7.72029657582</text:p>
          </table:table-cell>
          <table:table-cell office:value="7.39284265285" office:value-type="float">
            <text:p>7.39284265285</text:p>
          </table:table-cell>
          <table:table-cell office:value="6.92732896892" office:value-type="float">
            <text:p>6.92732896892</text:p>
          </table:table-cell>
          <table:table-cell office:value="7.26044305433" office:value-type="float">
            <text:p>7.26044305433</text:p>
          </table:table-cell>
          <table:table-cell office:value="7.29868017783" office:value-type="float">
            <text:p>7.29868017783</text:p>
          </table:table-cell>
          <table:table-cell office:value="7.19603561754" office:value-type="float">
            <text:p>7.19603561754</text:p>
          </table:table-cell>
          <table:table-cell office:value="6.99465720996" office:value-type="float">
            <text:p>6.99465720996</text:p>
          </table:table-cell>
          <table:table-cell office:value="7.72004809309" office:value-type="float">
            <text:p>7.72004809309</text:p>
          </table:table-cell>
          <table:table-cell office:value="7.50623195765" office:value-type="float">
            <text:p>7.50623195765</text:p>
          </table:table-cell>
          <table:table-cell office:value="7.18529215486" office:value-type="float">
            <text:p>7.18529215486</text:p>
          </table:table-cell>
          <table:table-cell office:value="5.74" office:value-type="float">
            <text:p>5.74</text:p>
          </table:table-cell>
          <table:table-cell office:value-type="string">
            <text:p>Y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06136914775" office:value-type="float">
            <text:p>0.306136914775</text:p>
          </table:table-cell>
          <table:table-cell office:value="0.29792814505" office:value-type="float">
            <text:p>0.29792814505</text:p>
          </table:table-cell>
          <table:table-cell office:value="0.251569660153" office:value-type="float">
            <text:p>0.251569660153</text:p>
          </table:table-cell>
          <table:table-cell office:value="0.252166591051" office:value-type="float">
            <text:p>0.252166591051</text:p>
          </table:table-cell>
          <table:table-cell office:value="0.254495471227" office:value-type="float">
            <text:p>0.254495471227</text:p>
          </table:table-cell>
          <table:table-cell office:value="0.265860362065" office:value-type="float">
            <text:p>0.265860362065</text:p>
          </table:table-cell>
          <table:table-cell office:value="0.249570556579" office:value-type="float">
            <text:p>0.249570556579</text:p>
          </table:table-cell>
          <table:table-cell office:value="0.240721920617" office:value-type="float">
            <text:p>0.240721920617</text:p>
          </table:table-cell>
          <table:table-cell office:value="0.23745857665" office:value-type="float">
            <text:p>0.23745857665</text:p>
          </table:table-cell>
          <table:table-cell office:value="0.246066995784" office:value-type="float">
            <text:p>0.246066995784</text:p>
          </table:table-cell>
          <table:table-cell office:value="0.24311681892" office:value-type="float">
            <text:p>0.24311681892</text:p>
          </table:table-cell>
          <table:table-cell office:value="0.244378427168" office:value-type="float">
            <text:p>0.244378427168</text:p>
          </table:table-cell>
          <table:table-cell office:value="0.28194327434" office:value-type="float">
            <text:p>0.28194327434</text:p>
          </table:table-cell>
          <table:table-cell office:value="0.24538937485" office:value-type="float">
            <text:p>0.24538937485</text:p>
          </table:table-cell>
          <table:table-cell office:value="0.259339516491" office:value-type="float">
            <text:p>0.259339516491</text:p>
          </table:table-cell>
          <table:table-cell office:value="0.44" office:value-type="float">
            <text:p>0.44</text:p>
          </table:table-cell>
          <table:table-cell office:value-type="string">
            <text:p>N</text:p>
          </table:table-cell>
        </table:table-row>
      </table:table>
      <table:table table:name="South_Ea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  <table:table-cell office:value-type="string">
            <text:p>Clas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07.207936264" office:value-type="float">
            <text:p>207.207936264</text:p>
          </table:table-cell>
          <table:table-cell office:value="211.736599208" office:value-type="float">
            <text:p>211.736599208</text:p>
          </table:table-cell>
          <table:table-cell office:value="202.383306594" office:value-type="float">
            <text:p>202.383306594</text:p>
          </table:table-cell>
          <table:table-cell office:value="212.448399266" office:value-type="float">
            <text:p>212.448399266</text:p>
          </table:table-cell>
          <table:table-cell office:value="210.952730133" office:value-type="float">
            <text:p>210.952730133</text:p>
          </table:table-cell>
          <table:table-cell office:value="208.693141498" office:value-type="float">
            <text:p>208.693141498</text:p>
          </table:table-cell>
          <table:table-cell office:value="212.300199622" office:value-type="float">
            <text:p>212.300199622</text:p>
          </table:table-cell>
          <table:table-cell office:value="204.185533192" office:value-type="float">
            <text:p>204.185533192</text:p>
          </table:table-cell>
          <table:table-cell office:value="204.825500569" office:value-type="float">
            <text:p>204.825500569</text:p>
          </table:table-cell>
          <table:table-cell office:value="202.067004667" office:value-type="float">
            <text:p>202.067004667</text:p>
          </table:table-cell>
          <table:table-cell office:value="200.357911071" office:value-type="float">
            <text:p>200.357911071</text:p>
          </table:table-cell>
          <table:table-cell office:value="194.146992012" office:value-type="float">
            <text:p>194.146992012</text:p>
          </table:table-cell>
          <table:table-cell office:value="197.152526394" office:value-type="float">
            <text:p>197.152526394</text:p>
          </table:table-cell>
          <table:table-cell office:value="192.440281892" office:value-type="float">
            <text:p>192.440281892</text:p>
          </table:table-cell>
          <table:table-cell office:value="205.265983115" office:value-type="float">
            <text:p>205.265983115</text:p>
          </table:table-cell>
          <table:table-cell office:value="284" office:value-type="float">
            <text:p>284</text:p>
          </table:table-cell>
          <table:table-cell office:value-type="string">
            <text:p>N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2.129892758" office:value-type="float">
            <text:p>92.129892758</text:p>
          </table:table-cell>
          <table:table-cell office:value="93.8655671788" office:value-type="float">
            <text:p>93.8655671788</text:p>
          </table:table-cell>
          <table:table-cell office:value="92.4523133895" office:value-type="float">
            <text:p>92.4523133895</text:p>
          </table:table-cell>
          <table:table-cell office:value="94.2677147114" office:value-type="float">
            <text:p>94.2677147114</text:p>
          </table:table-cell>
          <table:table-cell office:value="91.6431521497" office:value-type="float">
            <text:p>91.6431521497</text:p>
          </table:table-cell>
          <table:table-cell office:value="92.6518772293" office:value-type="float">
            <text:p>92.6518772293</text:p>
          </table:table-cell>
          <table:table-cell office:value="93.7177938553" office:value-type="float">
            <text:p>93.7177938553</text:p>
          </table:table-cell>
          <table:table-cell office:value="89.6695657809" office:value-type="float">
            <text:p>89.6695657809</text:p>
          </table:table-cell>
          <table:table-cell office:value="90.2134973933" office:value-type="float">
            <text:p>90.2134973933</text:p>
          </table:table-cell>
          <table:table-cell office:value="89.870869722" office:value-type="float">
            <text:p>89.870869722</text:p>
          </table:table-cell>
          <table:table-cell office:value="88.5426626372" office:value-type="float">
            <text:p>88.5426626372</text:p>
          </table:table-cell>
          <table:table-cell office:value="85.7479309574" office:value-type="float">
            <text:p>85.7479309574</text:p>
          </table:table-cell>
          <table:table-cell office:value="85.9552349138" office:value-type="float">
            <text:p>85.9552349138</text:p>
          </table:table-cell>
          <table:table-cell office:value="83.9554491617" office:value-type="float">
            <text:p>83.9554491617</text:p>
          </table:table-cell>
          <table:table-cell office:value="90.8252363597" office:value-type="float">
            <text:p>90.8252363597</text:p>
          </table:table-cell>
          <table:table-cell office:value="61" office:value-type="float">
            <text:p>61</text:p>
          </table:table-cell>
          <table:table-cell office:value-type="string">
            <text:p>Y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10159493167" office:value-type="float">
            <text:p>1.10159493167</text:p>
          </table:table-cell>
          <table:table-cell office:value="1.13849525334" office:value-type="float">
            <text:p>1.13849525334</text:p>
          </table:table-cell>
          <table:table-cell office:value="1.11990509088" office:value-type="float">
            <text:p>1.11990509088</text:p>
          </table:table-cell>
          <table:table-cell office:value="1.15043751996" office:value-type="float">
            <text:p>1.15043751996</text:p>
          </table:table-cell>
          <table:table-cell office:value="1.17248514451" office:value-type="float">
            <text:p>1.17248514451</text:p>
          </table:table-cell>
          <table:table-cell office:value="1.11420805684" office:value-type="float">
            <text:p>1.11420805684</text:p>
          </table:table-cell>
          <table:table-cell office:value="1.10438024608" office:value-type="float">
            <text:p>1.10438024608</text:p>
          </table:table-cell>
          <table:table-cell office:value="1.07643758974" office:value-type="float">
            <text:p>1.07643758974</text:p>
          </table:table-cell>
          <table:table-cell office:value="1.07832931757" office:value-type="float">
            <text:p>1.07832931757</text:p>
          </table:table-cell>
          <table:table-cell office:value="1.07870843991" office:value-type="float">
            <text:p>1.07870843991</text:p>
          </table:table-cell>
          <table:table-cell office:value="1.08015640489" office:value-type="float">
            <text:p>1.08015640489</text:p>
          </table:table-cell>
          <table:table-cell office:value="1.02731619783" office:value-type="float">
            <text:p>1.02731619783</text:p>
          </table:table-cell>
          <table:table-cell office:value="1.05751177504" office:value-type="float">
            <text:p>1.05751177504</text:p>
          </table:table-cell>
          <table:table-cell office:value="1.02551192676" office:value-type="float">
            <text:p>1.02551192676</text:p>
          </table:table-cell>
          <table:table-cell office:value="1.09999738217" office:value-type="float">
            <text:p>1.09999738217</text:p>
          </table:table-cell>
          <table:table-cell office:value="1" office:value-type="float">
            <text:p>1</text:p>
          </table:table-cell>
          <table:table-cell office:value-type="string">
            <text:p>Y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84729512481" office:value-type="float">
            <text:p>0.84729512481</text:p>
          </table:table-cell>
          <table:table-cell office:value="0.857578891104" office:value-type="float">
            <text:p>0.857578891104</text:p>
          </table:table-cell>
          <table:table-cell office:value="0.820026618921" office:value-type="float">
            <text:p>0.820026618921</text:p>
          </table:table-cell>
          <table:table-cell office:value="0.868517951409" office:value-type="float">
            <text:p>0.868517951409</text:p>
          </table:table-cell>
          <table:table-cell office:value="0.866254446089" office:value-type="float">
            <text:p>0.866254446089</text:p>
          </table:table-cell>
          <table:table-cell office:value="0.86099205357" office:value-type="float">
            <text:p>0.86099205357</text:p>
          </table:table-cell>
          <table:table-cell office:value="0.861559531522" office:value-type="float">
            <text:p>0.861559531522</text:p>
          </table:table-cell>
          <table:table-cell office:value="0.834538046872" office:value-type="float">
            <text:p>0.834538046872</text:p>
          </table:table-cell>
          <table:table-cell office:value="0.836104777493" office:value-type="float">
            <text:p>0.836104777493</text:p>
          </table:table-cell>
          <table:table-cell office:value="0.831638894494" office:value-type="float">
            <text:p>0.831638894494</text:p>
          </table:table-cell>
          <table:table-cell office:value="0.811827849636" office:value-type="float">
            <text:p>0.811827849636</text:p>
          </table:table-cell>
          <table:table-cell office:value="0.788200489669" office:value-type="float">
            <text:p>0.788200489669</text:p>
          </table:table-cell>
          <table:table-cell office:value="0.801441337387" office:value-type="float">
            <text:p>0.801441337387</text:p>
          </table:table-cell>
          <table:table-cell office:value="0.785317355741" office:value-type="float">
            <text:p>0.785317355741</text:p>
          </table:table-cell>
          <table:table-cell office:value="0.837382770229" office:value-type="float">
            <text:p>0.837382770229</text:p>
          </table:table-cell>
          <table:table-cell office:value="1.31" office:value-type="float">
            <text:p>1.31</text:p>
          </table:table-cell>
          <table:table-cell office:value-type="string">
            <text:p>N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.9983629701" office:value-type="float">
            <text:p>25.9983629701</text:p>
          </table:table-cell>
          <table:table-cell office:value="26.6298507653" office:value-type="float">
            <text:p>26.6298507653</text:p>
          </table:table-cell>
          <table:table-cell office:value="25.6122027886" office:value-type="float">
            <text:p>25.6122027886</text:p>
          </table:table-cell>
          <table:table-cell office:value="27.0055835927" office:value-type="float">
            <text:p>27.0055835927</text:p>
          </table:table-cell>
          <table:table-cell office:value="27.3125182627" office:value-type="float">
            <text:p>27.3125182627</text:p>
          </table:table-cell>
          <table:table-cell office:value="27.3922651474" office:value-type="float">
            <text:p>27.3922651474</text:p>
          </table:table-cell>
          <table:table-cell office:value="27.1752826881" office:value-type="float">
            <text:p>27.1752826881</text:p>
          </table:table-cell>
          <table:table-cell office:value="26.5975171778" office:value-type="float">
            <text:p>26.5975171778</text:p>
          </table:table-cell>
          <table:table-cell office:value="26.3022143492" office:value-type="float">
            <text:p>26.3022143492</text:p>
          </table:table-cell>
          <table:table-cell office:value="26.1425265484" office:value-type="float">
            <text:p>26.1425265484</text:p>
          </table:table-cell>
          <table:table-cell office:value="26.3763512538" office:value-type="float">
            <text:p>26.3763512538</text:p>
          </table:table-cell>
          <table:table-cell office:value="26.1952430945" office:value-type="float">
            <text:p>26.1952430945</text:p>
          </table:table-cell>
          <table:table-cell office:value="26.0299250717" office:value-type="float">
            <text:p>26.0299250717</text:p>
          </table:table-cell>
          <table:table-cell office:value="25.7664650323" office:value-type="float">
            <text:p>25.7664650323</text:p>
          </table:table-cell>
          <table:table-cell office:value="26.5207572085" office:value-type="float">
            <text:p>26.5207572085</text:p>
          </table:table-cell>
          <table:table-cell office:value="34.5" office:value-type="float">
            <text:p>34.5</text:p>
          </table:table-cell>
          <table:table-cell office:value-type="string">
            <text:p>N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48416909727" office:value-type="float">
            <text:p>0.148416909727</text:p>
          </table:table-cell>
          <table:table-cell office:value="0.154307635999" office:value-type="float">
            <text:p>0.154307635999</text:p>
          </table:table-cell>
          <table:table-cell office:value="0.156999060403" office:value-type="float">
            <text:p>0.156999060403</text:p>
          </table:table-cell>
          <table:table-cell office:value="0.160961830623" office:value-type="float">
            <text:p>0.160961830623</text:p>
          </table:table-cell>
          <table:table-cell office:value="0.162972060899" office:value-type="float">
            <text:p>0.162972060899</text:p>
          </table:table-cell>
          <table:table-cell office:value="0.154860119817" office:value-type="float">
            <text:p>0.154860119817</text:p>
          </table:table-cell>
          <table:table-cell office:value="0.152595037207" office:value-type="float">
            <text:p>0.152595037207</text:p>
          </table:table-cell>
          <table:table-cell office:value="0.149007371891" office:value-type="float">
            <text:p>0.149007371891</text:p>
          </table:table-cell>
          <table:table-cell office:value="0.148958900814" office:value-type="float">
            <text:p>0.148958900814</text:p>
          </table:table-cell>
          <table:table-cell office:value="0.145454985099" office:value-type="float">
            <text:p>0.145454985099</text:p>
          </table:table-cell>
          <table:table-cell office:value="0.145109838278" office:value-type="float">
            <text:p>0.145109838278</text:p>
          </table:table-cell>
          <table:table-cell office:value="0.160141246622" office:value-type="float">
            <text:p>0.160141246622</text:p>
          </table:table-cell>
          <table:table-cell office:value="0.158439040687" office:value-type="float">
            <text:p>0.158439040687</text:p>
          </table:table-cell>
          <table:table-cell office:value="0.15381474091" office:value-type="float">
            <text:p>0.15381474091</text:p>
          </table:table-cell>
          <table:table-cell office:value="0.15370954139" office:value-type="float">
            <text:p>0.15370954139</text:p>
          </table:table-cell>
          <table:table-cell office:value="0.126" office:value-type="float">
            <text:p>0.126</text:p>
          </table:table-cell>
          <table:table-cell office:value-type="string">
            <text:p>Y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855294371" office:value-type="float">
            <text:p>0.1855294371</text:p>
          </table:table-cell>
          <table:table-cell office:value="0.188188024582" office:value-type="float">
            <text:p>0.188188024582</text:p>
          </table:table-cell>
          <table:table-cell office:value="0.188041604559" office:value-type="float">
            <text:p>0.188041604559</text:p>
          </table:table-cell>
          <table:table-cell office:value="0.187029929818" office:value-type="float">
            <text:p>0.187029929818</text:p>
          </table:table-cell>
          <table:table-cell office:value="0.184865203226" office:value-type="float">
            <text:p>0.184865203226</text:p>
          </table:table-cell>
          <table:table-cell office:value="0.184898724659" office:value-type="float">
            <text:p>0.184898724659</text:p>
          </table:table-cell>
          <table:table-cell office:value="0.181646830065" office:value-type="float">
            <text:p>0.181646830065</text:p>
          </table:table-cell>
          <table:table-cell office:value="0.176434764965" office:value-type="float">
            <text:p>0.176434764965</text:p>
          </table:table-cell>
          <table:table-cell office:value="0.175218043999" office:value-type="float">
            <text:p>0.175218043999</text:p>
          </table:table-cell>
          <table:table-cell office:value="0.179342606988" office:value-type="float">
            <text:p>0.179342606988</text:p>
          </table:table-cell>
          <table:table-cell office:value="0.178708851354" office:value-type="float">
            <text:p>0.178708851354</text:p>
          </table:table-cell>
          <table:table-cell office:value="0.176474755976" office:value-type="float">
            <text:p>0.176474755976</text:p>
          </table:table-cell>
          <table:table-cell office:value="0.175385915144" office:value-type="float">
            <text:p>0.175385915144</text:p>
          </table:table-cell>
          <table:table-cell office:value="0.171133899501" office:value-type="float">
            <text:p>0.171133899501</text:p>
          </table:table-cell>
          <table:table-cell office:value="0.18167420711" office:value-type="float">
            <text:p>0.18167420711</text:p>
          </table:table-cell>
          <table:table-cell office:value="0.165" office:value-type="float">
            <text:p>0.165</text:p>
          </table:table-cell>
          <table:table-cell office:value-type="string">
            <text:p>Y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1676681251" office:value-type="float">
            <text:p>0.21676681251</text:p>
          </table:table-cell>
          <table:table-cell office:value="0.219932258662" office:value-type="float">
            <text:p>0.219932258662</text:p>
          </table:table-cell>
          <table:table-cell office:value="0.217671359535" office:value-type="float">
            <text:p>0.217671359535</text:p>
          </table:table-cell>
          <table:table-cell office:value="0.21996176336" office:value-type="float">
            <text:p>0.21996176336</text:p>
          </table:table-cell>
          <table:table-cell office:value="0.221227152179" office:value-type="float">
            <text:p>0.221227152179</text:p>
          </table:table-cell>
          <table:table-cell office:value="0.211290341246" office:value-type="float">
            <text:p>0.211290341246</text:p>
          </table:table-cell>
          <table:table-cell office:value="0.221838334524" office:value-type="float">
            <text:p>0.221838334524</text:p>
          </table:table-cell>
          <table:table-cell office:value="0.218397429893" office:value-type="float">
            <text:p>0.218397429893</text:p>
          </table:table-cell>
          <table:table-cell office:value="0.212855988159" office:value-type="float">
            <text:p>0.212855988159</text:p>
          </table:table-cell>
          <table:table-cell office:value="0.21362717901" office:value-type="float">
            <text:p>0.21362717901</text:p>
          </table:table-cell>
          <table:table-cell office:value="0.209242278662" office:value-type="float">
            <text:p>0.209242278662</text:p>
          </table:table-cell>
          <table:table-cell office:value="0.182641809776" office:value-type="float">
            <text:p>0.182641809776</text:p>
          </table:table-cell>
          <table:table-cell office:value="0.18327397494" office:value-type="float">
            <text:p>0.18327397494</text:p>
          </table:table-cell>
          <table:table-cell office:value="0.178422624361" office:value-type="float">
            <text:p>0.178422624361</text:p>
          </table:table-cell>
          <table:table-cell office:value="0.211440514035" office:value-type="float">
            <text:p>0.211440514035</text:p>
          </table:table-cell>
          <table:table-cell office:value="0.203" office:value-type="float">
            <text:p>0.203</text:p>
          </table:table-cell>
          <table:table-cell office:value-type="string">
            <text:p>Y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.92670465773" office:value-type="float">
            <text:p>6.92670465773</text:p>
          </table:table-cell>
          <table:table-cell office:value="7.52105599502" office:value-type="float">
            <text:p>7.52105599502</text:p>
          </table:table-cell>
          <table:table-cell office:value="6.94920674945" office:value-type="float">
            <text:p>6.94920674945</text:p>
          </table:table-cell>
          <table:table-cell office:value="7.13427196569" office:value-type="float">
            <text:p>7.13427196569</text:p>
          </table:table-cell>
          <table:table-cell office:value="7.23726422885" office:value-type="float">
            <text:p>7.23726422885</text:p>
          </table:table-cell>
          <table:table-cell office:value="7.41107211561" office:value-type="float">
            <text:p>7.41107211561</text:p>
          </table:table-cell>
          <table:table-cell office:value="7.43499983997" office:value-type="float">
            <text:p>7.43499983997</text:p>
          </table:table-cell>
          <table:table-cell office:value="7.32158790535" office:value-type="float">
            <text:p>7.32158790535</text:p>
          </table:table-cell>
          <table:table-cell office:value="7.28798434613" office:value-type="float">
            <text:p>7.28798434613</text:p>
          </table:table-cell>
          <table:table-cell office:value="7.25644245475" office:value-type="float">
            <text:p>7.25644245475</text:p>
          </table:table-cell>
          <table:table-cell office:value="7.53123851493" office:value-type="float">
            <text:p>7.53123851493</text:p>
          </table:table-cell>
          <table:table-cell office:value="7.9972838704" office:value-type="float">
            <text:p>7.9972838704</text:p>
          </table:table-cell>
          <table:table-cell office:value="7.97827175282" office:value-type="float">
            <text:p>7.97827175282</text:p>
          </table:table-cell>
          <table:table-cell office:value="7.2668617984" office:value-type="float">
            <text:p>7.2668617984</text:p>
          </table:table-cell>
          <table:table-cell office:value="7.38364495359" office:value-type="float">
            <text:p>7.38364495359</text:p>
          </table:table-cell>
          <table:table-cell office:value="5.74" office:value-type="float">
            <text:p>5.74</text:p>
          </table:table-cell>
          <table:table-cell office:value-type="string">
            <text:p>Y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25810391271" office:value-type="float">
            <text:p>0.325810391271</text:p>
          </table:table-cell>
          <table:table-cell office:value="0.331578517133" office:value-type="float">
            <text:p>0.331578517133</text:p>
          </table:table-cell>
          <table:table-cell office:value="0.282696786172" office:value-type="float">
            <text:p>0.282696786172</text:p>
          </table:table-cell>
          <table:table-cell office:value="0.302488262186" office:value-type="float">
            <text:p>0.302488262186</text:p>
          </table:table-cell>
          <table:table-cell office:value="0.294729926077" office:value-type="float">
            <text:p>0.294729926077</text:p>
          </table:table-cell>
          <table:table-cell office:value="0.293429682863" office:value-type="float">
            <text:p>0.293429682863</text:p>
          </table:table-cell>
          <table:table-cell office:value="0.288396249055" office:value-type="float">
            <text:p>0.288396249055</text:p>
          </table:table-cell>
          <table:table-cell office:value="0.274355644803" office:value-type="float">
            <text:p>0.274355644803</text:p>
          </table:table-cell>
          <table:table-cell office:value="0.270312338085" office:value-type="float">
            <text:p>0.270312338085</text:p>
          </table:table-cell>
          <table:table-cell office:value="0.279970967262" office:value-type="float">
            <text:p>0.279970967262</text:p>
          </table:table-cell>
          <table:table-cell office:value="0.278172205597" office:value-type="float">
            <text:p>0.278172205597</text:p>
          </table:table-cell>
          <table:table-cell office:value="0.279606344199" office:value-type="float">
            <text:p>0.279606344199</text:p>
          </table:table-cell>
          <table:table-cell office:value="0.295494882046" office:value-type="float">
            <text:p>0.295494882046</text:p>
          </table:table-cell>
          <table:table-cell office:value="0.291888885958" office:value-type="float">
            <text:p>0.291888885958</text:p>
          </table:table-cell>
          <table:table-cell office:value="0.292080168981" office:value-type="float">
            <text:p>0.292080168981</text:p>
          </table:table-cell>
          <table:table-cell office:value="0.44" office:value-type="float">
            <text:p>0.44</text:p>
          </table:table-cell>
          <table:table-cell office:value-type="string">
            <text:p>N</text:p>
          </table:table-cell>
        </table:table-row>
      </table:table>
      <table:table table:name="South_We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  <table:table-cell office:value-type="string">
            <text:p>Clas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5.128496607" office:value-type="float">
            <text:p>215.128496607</text:p>
          </table:table-cell>
          <table:table-cell office:value="227.128600592" office:value-type="float">
            <text:p>227.128600592</text:p>
          </table:table-cell>
          <table:table-cell office:value="216.784521905" office:value-type="float">
            <text:p>216.784521905</text:p>
          </table:table-cell>
          <table:table-cell office:value="211.990309592" office:value-type="float">
            <text:p>211.990309592</text:p>
          </table:table-cell>
          <table:table-cell office:value="216.551372708" office:value-type="float">
            <text:p>216.551372708</text:p>
          </table:table-cell>
          <table:table-cell office:value="217.544018188" office:value-type="float">
            <text:p>217.544018188</text:p>
          </table:table-cell>
          <table:table-cell office:value="210.829699691" office:value-type="float">
            <text:p>210.829699691</text:p>
          </table:table-cell>
          <table:table-cell office:value="218.172090226" office:value-type="float">
            <text:p>218.172090226</text:p>
          </table:table-cell>
          <table:table-cell office:value="215.617087168" office:value-type="float">
            <text:p>215.617087168</text:p>
          </table:table-cell>
          <table:table-cell office:value="215.887749417" office:value-type="float">
            <text:p>215.887749417</text:p>
          </table:table-cell>
          <table:table-cell office:value="212.672765635" office:value-type="float">
            <text:p>212.672765635</text:p>
          </table:table-cell>
          <table:table-cell office:value="207.897871119" office:value-type="float">
            <text:p>207.897871119</text:p>
          </table:table-cell>
          <table:table-cell office:value="197.141286893" office:value-type="float">
            <text:p>197.141286893</text:p>
          </table:table-cell>
          <table:table-cell office:value="202.118182033" office:value-type="float">
            <text:p>202.118182033</text:p>
          </table:table-cell>
          <table:table-cell office:value="214.103528442" office:value-type="float">
            <text:p>214.103528442</text:p>
          </table:table-cell>
          <table:table-cell office:value="284" office:value-type="float">
            <text:p>284</text:p>
          </table:table-cell>
          <table:table-cell office:value-type="string">
            <text:p>N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8.2910551507" office:value-type="float">
            <text:p>98.2910551507</text:p>
          </table:table-cell>
          <table:table-cell office:value="102.644596609" office:value-type="float">
            <text:p>102.644596609</text:p>
          </table:table-cell>
          <table:table-cell office:value="98.6506849976" office:value-type="float">
            <text:p>98.6506849976</text:p>
          </table:table-cell>
          <table:table-cell office:value="95.0200057884" office:value-type="float">
            <text:p>95.0200057884</text:p>
          </table:table-cell>
          <table:table-cell office:value="96.529256604" office:value-type="float">
            <text:p>96.529256604</text:p>
          </table:table-cell>
          <table:table-cell office:value="98.7573342534" office:value-type="float">
            <text:p>98.7573342534</text:p>
          </table:table-cell>
          <table:table-cell office:value="95.398509004" office:value-type="float">
            <text:p>95.398509004</text:p>
          </table:table-cell>
          <table:table-cell office:value="97.526213258" office:value-type="float">
            <text:p>97.526213258</text:p>
          </table:table-cell>
          <table:table-cell office:value="97.8796366218" office:value-type="float">
            <text:p>97.8796366218</text:p>
          </table:table-cell>
          <table:table-cell office:value="94.8325457337" office:value-type="float">
            <text:p>94.8325457337</text:p>
          </table:table-cell>
          <table:table-cell office:value="94.5305905267" office:value-type="float">
            <text:p>94.5305905267</text:p>
          </table:table-cell>
          <table:table-cell office:value="94.103588999" office:value-type="float">
            <text:p>94.103588999</text:p>
          </table:table-cell>
          <table:table-cell office:value="88.9005057309" office:value-type="float">
            <text:p>88.9005057309</text:p>
          </table:table-cell>
          <table:table-cell office:value="90.2533452825" office:value-type="float">
            <text:p>90.2533452825</text:p>
          </table:table-cell>
          <table:table-cell office:value="96.3895787136" office:value-type="float">
            <text:p>96.3895787136</text:p>
          </table:table-cell>
          <table:table-cell office:value="61" office:value-type="float">
            <text:p>61</text:p>
          </table:table-cell>
          <table:table-cell office:value-type="string">
            <text:p>Y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14304767984" office:value-type="float">
            <text:p>1.14304767984</text:p>
          </table:table-cell>
          <table:table-cell office:value="1.23336534297" office:value-type="float">
            <text:p>1.23336534297</text:p>
          </table:table-cell>
          <table:table-cell office:value="1.18506548717" office:value-type="float">
            <text:p>1.18506548717</text:p>
          </table:table-cell>
          <table:table-cell office:value="1.17353794055" office:value-type="float">
            <text:p>1.17353794055</text:p>
          </table:table-cell>
          <table:table-cell office:value="1.20991939305" office:value-type="float">
            <text:p>1.20991939305</text:p>
          </table:table-cell>
          <table:table-cell office:value="1.1563852292" office:value-type="float">
            <text:p>1.1563852292</text:p>
          </table:table-cell>
          <table:table-cell office:value="1.12875510715" office:value-type="float">
            <text:p>1.12875510715</text:p>
          </table:table-cell>
          <table:table-cell office:value="1.1377125698" office:value-type="float">
            <text:p>1.1377125698</text:p>
          </table:table-cell>
          <table:table-cell office:value="1.12215855616" office:value-type="float">
            <text:p>1.12215855616</text:p>
          </table:table-cell>
          <table:table-cell office:value="1.14356076642" office:value-type="float">
            <text:p>1.14356076642</text:p>
          </table:table-cell>
          <table:table-cell office:value="1.14742592806" office:value-type="float">
            <text:p>1.14742592806</text:p>
          </table:table-cell>
          <table:table-cell office:value="1.09784654697" office:value-type="float">
            <text:p>1.09784654697</text:p>
          </table:table-cell>
          <table:table-cell office:value="1.04578470205" office:value-type="float">
            <text:p>1.04578470205</text:p>
          </table:table-cell>
          <table:table-cell office:value="1.07252551393" office:value-type="float">
            <text:p>1.07252551393</text:p>
          </table:table-cell>
          <table:table-cell office:value="1.14804348072" office:value-type="float">
            <text:p>1.14804348072</text:p>
          </table:table-cell>
          <table:table-cell office:value="1" office:value-type="float">
            <text:p>1</text:p>
          </table:table-cell>
          <table:table-cell office:value-type="string">
            <text:p>Y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875079609284" office:value-type="float">
            <text:p>0.875079609284</text:p>
          </table:table-cell>
          <table:table-cell office:value="0.927722122703" office:value-type="float">
            <text:p>0.927722122703</text:p>
          </table:table-cell>
          <table:table-cell office:value="0.873343380967" office:value-type="float">
            <text:p>0.873343380967</text:p>
          </table:table-cell>
          <table:table-cell office:value="0.87140950505" office:value-type="float">
            <text:p>0.87140950505</text:p>
          </table:table-cell>
          <table:table-cell office:value="0.888691397525" office:value-type="float">
            <text:p>0.888691397525</text:p>
          </table:table-cell>
          <table:table-cell office:value="0.890063416201" office:value-type="float">
            <text:p>0.890063416201</text:p>
          </table:table-cell>
          <table:table-cell office:value="0.880105092272" office:value-type="float">
            <text:p>0.880105092272</text:p>
          </table:table-cell>
          <table:table-cell office:value="0.879785703961" office:value-type="float">
            <text:p>0.879785703961</text:p>
          </table:table-cell>
          <table:table-cell office:value="0.873301564301" office:value-type="float">
            <text:p>0.873301564301</text:p>
          </table:table-cell>
          <table:table-cell office:value="0.870340551136" office:value-type="float">
            <text:p>0.870340551136</text:p>
          </table:table-cell>
          <table:table-cell office:value="0.866658037999" office:value-type="float">
            <text:p>0.866658037999</text:p>
          </table:table-cell>
          <table:table-cell office:value="0.83441286452" office:value-type="float">
            <text:p>0.83441286452</text:p>
          </table:table-cell>
          <table:table-cell office:value="0.783468963092" office:value-type="float">
            <text:p>0.783468963092</text:p>
          </table:table-cell>
          <table:table-cell office:value="0.826917923701" office:value-type="float">
            <text:p>0.826917923701</text:p>
          </table:table-cell>
          <table:table-cell office:value="0.870337093001" office:value-type="float">
            <text:p>0.870337093001</text:p>
          </table:table-cell>
          <table:table-cell office:value="1.31" office:value-type="float">
            <text:p>1.31</text:p>
          </table:table-cell>
          <table:table-cell office:value-type="string">
            <text:p>N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6.9502927179" office:value-type="float">
            <text:p>26.9502927179</text:p>
          </table:table-cell>
          <table:table-cell office:value="28.4776003687" office:value-type="float">
            <text:p>28.4776003687</text:p>
          </table:table-cell>
          <table:table-cell office:value="26.9391391756" office:value-type="float">
            <text:p>26.9391391756</text:p>
          </table:table-cell>
          <table:table-cell office:value="27.2343102363" office:value-type="float">
            <text:p>27.2343102363</text:p>
          </table:table-cell>
          <table:table-cell office:value="28.1467868286" office:value-type="float">
            <text:p>28.1467868286</text:p>
          </table:table-cell>
          <table:table-cell office:value="28.5825043426" office:value-type="float">
            <text:p>28.5825043426</text:p>
          </table:table-cell>
          <table:table-cell office:value="27.6487588087" office:value-type="float">
            <text:p>27.6487588087</text:p>
          </table:table-cell>
          <table:table-cell office:value="27.7719571102" office:value-type="float">
            <text:p>27.7719571102</text:p>
          </table:table-cell>
          <table:table-cell office:value="27.2590721468" office:value-type="float">
            <text:p>27.2590721468</text:p>
          </table:table-cell>
          <table:table-cell office:value="27.6645857631" office:value-type="float">
            <text:p>27.6645857631</text:p>
          </table:table-cell>
          <table:table-cell office:value="27.3576732746" office:value-type="float">
            <text:p>27.3576732746</text:p>
          </table:table-cell>
          <table:table-cell office:value="27.2147799939" office:value-type="float">
            <text:p>27.2147799939</text:p>
          </table:table-cell>
          <table:table-cell office:value="26.0747531336" office:value-type="float">
            <text:p>26.0747531336</text:p>
          </table:table-cell>
          <table:table-cell office:value="27.0868511438" office:value-type="float">
            <text:p>27.0868511438</text:p>
          </table:table-cell>
          <table:table-cell office:value="27.4863241462" office:value-type="float">
            <text:p>27.4863241462</text:p>
          </table:table-cell>
          <table:table-cell office:value="34.5" office:value-type="float">
            <text:p>34.5</text:p>
          </table:table-cell>
          <table:table-cell office:value-type="string">
            <text:p>N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56362807775" office:value-type="float">
            <text:p>0.156362807775</text:p>
          </table:table-cell>
          <table:table-cell office:value="0.166388446522" office:value-type="float">
            <text:p>0.166388446522</text:p>
          </table:table-cell>
          <table:table-cell office:value="0.162636502527" office:value-type="float">
            <text:p>0.162636502527</text:p>
          </table:table-cell>
          <table:table-cell office:value="0.167013307519" office:value-type="float">
            <text:p>0.167013307519</text:p>
          </table:table-cell>
          <table:table-cell office:value="0.169506677688" office:value-type="float">
            <text:p>0.169506677688</text:p>
          </table:table-cell>
          <table:table-cell office:value="0.162014321222" office:value-type="float">
            <text:p>0.162014321222</text:p>
          </table:table-cell>
          <table:table-cell office:value="0.156118462286" office:value-type="float">
            <text:p>0.156118462286</text:p>
          </table:table-cell>
          <table:table-cell office:value="0.158247628983" office:value-type="float">
            <text:p>0.158247628983</text:p>
          </table:table-cell>
          <table:table-cell office:value="0.15364715882" office:value-type="float">
            <text:p>0.15364715882</text:p>
          </table:table-cell>
          <table:table-cell office:value="0.157916006707" office:value-type="float">
            <text:p>0.157916006707</text:p>
          </table:table-cell>
          <table:table-cell office:value="0.155839970073" office:value-type="float">
            <text:p>0.155839970073</text:p>
          </table:table-cell>
          <table:table-cell office:value="0.172824056245" office:value-type="float">
            <text:p>0.172824056245</text:p>
          </table:table-cell>
          <table:table-cell office:value="0.159349540262" office:value-type="float">
            <text:p>0.159349540262</text:p>
          </table:table-cell>
          <table:table-cell office:value="0.163035839665" office:value-type="float">
            <text:p>0.163035839665</text:p>
          </table:table-cell>
          <table:table-cell office:value="0.161374222048" office:value-type="float">
            <text:p>0.161374222048</text:p>
          </table:table-cell>
          <table:table-cell office:value="0.126" office:value-type="float">
            <text:p>0.126</text:p>
          </table:table-cell>
          <table:table-cell office:value-type="string">
            <text:p>Y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9672504714" office:value-type="float">
            <text:p>0.19672504714</text:p>
          </table:table-cell>
          <table:table-cell office:value="0.209454721821" office:value-type="float">
            <text:p>0.209454721821</text:p>
          </table:table-cell>
          <table:table-cell office:value="0.195339130332" office:value-type="float">
            <text:p>0.195339130332</text:p>
          </table:table-cell>
          <table:table-cell office:value="0.189444692806" office:value-type="float">
            <text:p>0.189444692806</text:p>
          </table:table-cell>
          <table:table-cell office:value="0.192975692875" office:value-type="float">
            <text:p>0.192975692875</text:p>
          </table:table-cell>
          <table:table-cell office:value="0.1924747843" office:value-type="float">
            <text:p>0.1924747843</text:p>
          </table:table-cell>
          <table:table-cell office:value="0.189241708744" office:value-type="float">
            <text:p>0.189241708744</text:p>
          </table:table-cell>
          <table:table-cell office:value="0.190499975758" office:value-type="float">
            <text:p>0.190499975758</text:p>
          </table:table-cell>
          <table:table-cell office:value="0.188437474538" office:value-type="float">
            <text:p>0.188437474538</text:p>
          </table:table-cell>
          <table:table-cell office:value="0.185632119916" office:value-type="float">
            <text:p>0.185632119916</text:p>
          </table:table-cell>
          <table:table-cell office:value="0.189625884132" office:value-type="float">
            <text:p>0.189625884132</text:p>
          </table:table-cell>
          <table:table-cell office:value="0.191850447668" office:value-type="float">
            <text:p>0.191850447668</text:p>
          </table:table-cell>
          <table:table-cell office:value="0.18027538684" office:value-type="float">
            <text:p>0.18027538684</text:p>
          </table:table-cell>
          <table:table-cell office:value="0.183023184538" office:value-type="float">
            <text:p>0.183023184538</text:p>
          </table:table-cell>
          <table:table-cell office:value="0.191690543605" office:value-type="float">
            <text:p>0.191690543605</text:p>
          </table:table-cell>
          <table:table-cell office:value="0.165" office:value-type="float">
            <text:p>0.165</text:p>
          </table:table-cell>
          <table:table-cell office:value-type="string">
            <text:p>Y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28183615556" office:value-type="float">
            <text:p>0.228183615556</text:p>
          </table:table-cell>
          <table:table-cell office:value="0.239793557462" office:value-type="float">
            <text:p>0.239793557462</text:p>
          </table:table-cell>
          <table:table-cell office:value="0.225782346482" office:value-type="float">
            <text:p>0.225782346482</text:p>
          </table:table-cell>
          <table:table-cell office:value="0.22770677518" office:value-type="float">
            <text:p>0.22770677518</text:p>
          </table:table-cell>
          <table:table-cell office:value="0.231498391376" office:value-type="float">
            <text:p>0.231498391376</text:p>
          </table:table-cell>
          <table:table-cell office:value="0.223998121338" office:value-type="float">
            <text:p>0.223998121338</text:p>
          </table:table-cell>
          <table:table-cell office:value="0.230880659134" office:value-type="float">
            <text:p>0.230880659134</text:p>
          </table:table-cell>
          <table:table-cell office:value="0.23225727209" office:value-type="float">
            <text:p>0.23225727209</text:p>
          </table:table-cell>
          <table:table-cell office:value="0.223601230709" office:value-type="float">
            <text:p>0.223601230709</text:p>
          </table:table-cell>
          <table:table-cell office:value="0.226180096266" office:value-type="float">
            <text:p>0.226180096266</text:p>
          </table:table-cell>
          <table:table-cell office:value="0.223639083499" office:value-type="float">
            <text:p>0.223639083499</text:p>
          </table:table-cell>
          <table:table-cell office:value="0.195801842871" office:value-type="float">
            <text:p>0.195801842871</text:p>
          </table:table-cell>
          <table:table-cell office:value="0.182431647555" office:value-type="float">
            <text:p>0.182431647555</text:p>
          </table:table-cell>
          <table:table-cell office:value="0.184219089605" office:value-type="float">
            <text:p>0.184219089605</text:p>
          </table:table-cell>
          <table:table-cell office:value="0.222442664578" office:value-type="float">
            <text:p>0.222442664578</text:p>
          </table:table-cell>
          <table:table-cell office:value="0.203" office:value-type="float">
            <text:p>0.203</text:p>
          </table:table-cell>
          <table:table-cell office:value-type="string">
            <text:p>Y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7.30247585562" office:value-type="float">
            <text:p>7.30247585562</text:p>
          </table:table-cell>
          <table:table-cell office:value="7.603287868" office:value-type="float">
            <text:p>7.603287868</text:p>
          </table:table-cell>
          <table:table-cell office:value="7.22501427688" office:value-type="float">
            <text:p>7.22501427688</text:p>
          </table:table-cell>
          <table:table-cell office:value="6.77253740273" office:value-type="float">
            <text:p>6.77253740273</text:p>
          </table:table-cell>
          <table:table-cell office:value="7.30188811474" office:value-type="float">
            <text:p>7.30188811474</text:p>
          </table:table-cell>
          <table:table-cell office:value="7.5730950952" office:value-type="float">
            <text:p>7.5730950952</text:p>
          </table:table-cell>
          <table:table-cell office:value="7.53434348111" office:value-type="float">
            <text:p>7.53434348111</text:p>
          </table:table-cell>
          <table:table-cell office:value="7.4381658395" office:value-type="float">
            <text:p>7.4381658395</text:p>
          </table:table-cell>
          <table:table-cell office:value="7.44654296402" office:value-type="float">
            <text:p>7.44654296402</text:p>
          </table:table-cell>
          <table:table-cell office:value="7.59113950362" office:value-type="float">
            <text:p>7.59113950362</text:p>
          </table:table-cell>
          <table:table-cell office:value="7.27497528247" office:value-type="float">
            <text:p>7.27497528247</text:p>
          </table:table-cell>
          <table:table-cell office:value="7.95753258805" office:value-type="float">
            <text:p>7.95753258805</text:p>
          </table:table-cell>
          <table:table-cell office:value="8.08809974634" office:value-type="float">
            <text:p>8.08809974634</text:p>
          </table:table-cell>
          <table:table-cell office:value="7.80286829809" office:value-type="float">
            <text:p>7.80286829809</text:p>
          </table:table-cell>
          <table:table-cell office:value="7.46993061679" office:value-type="float">
            <text:p>7.46993061679</text:p>
          </table:table-cell>
          <table:table-cell office:value="5.74" office:value-type="float">
            <text:p>5.74</text:p>
          </table:table-cell>
          <table:table-cell office:value-type="string">
            <text:p>Y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37207273623" office:value-type="float">
            <text:p>0.337207273623</text:p>
          </table:table-cell>
          <table:table-cell office:value="0.354175868655" office:value-type="float">
            <text:p>0.354175868655</text:p>
          </table:table-cell>
          <table:table-cell office:value="0.309401711415" office:value-type="float">
            <text:p>0.309401711415</text:p>
          </table:table-cell>
          <table:table-cell office:value="0.294720156353" office:value-type="float">
            <text:p>0.294720156353</text:p>
          </table:table-cell>
          <table:table-cell office:value="0.296518087921" office:value-type="float">
            <text:p>0.296518087921</text:p>
          </table:table-cell>
          <table:table-cell office:value="0.284301666516" office:value-type="float">
            <text:p>0.284301666516</text:p>
          </table:table-cell>
          <table:table-cell office:value="0.307399217436" office:value-type="float">
            <text:p>0.307399217436</text:p>
          </table:table-cell>
          <table:table-cell office:value="0.286470129146" office:value-type="float">
            <text:p>0.286470129146</text:p>
          </table:table-cell>
          <table:table-cell office:value="0.280586147482" office:value-type="float">
            <text:p>0.280586147482</text:p>
          </table:table-cell>
          <table:table-cell office:value="0.291446694739" office:value-type="float">
            <text:p>0.291446694739</text:p>
          </table:table-cell>
          <table:table-cell office:value="0.309577359603" office:value-type="float">
            <text:p>0.309577359603</text:p>
          </table:table-cell>
          <table:table-cell office:value="0.287440297877" office:value-type="float">
            <text:p>0.287440297877</text:p>
          </table:table-cell>
          <table:table-cell office:value="0.287216460957" office:value-type="float">
            <text:p>0.287216460957</text:p>
          </table:table-cell>
          <table:table-cell office:value="0.289284761659" office:value-type="float">
            <text:p>0.289284761659</text:p>
          </table:table-cell>
          <table:table-cell office:value="0.302035467056" office:value-type="float">
            <text:p>0.302035467056</text:p>
          </table:table-cell>
          <table:table-cell office:value="0.44" office:value-type="float">
            <text:p>0.44</text:p>
          </table:table-cell>
          <table:table-cell office:value-type="string">
            <text:p>N</text:p>
          </table:table-cell>
        </table:table-row>
      </table:table>
      <table:table table:name="England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  <table:table-cell office:value-type="string">
            <text:p>Clas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08.722884219" office:value-type="float">
            <text:p>208.722884219</text:p>
          </table:table-cell>
          <table:table-cell office:value="210.635854747" office:value-type="float">
            <text:p>210.635854747</text:p>
          </table:table-cell>
          <table:table-cell office:value="207.847344347" office:value-type="float">
            <text:p>207.847344347</text:p>
          </table:table-cell>
          <table:table-cell office:value="204.350281201" office:value-type="float">
            <text:p>204.350281201</text:p>
          </table:table-cell>
          <table:table-cell office:value="208.191426486" office:value-type="float">
            <text:p>208.191426486</text:p>
          </table:table-cell>
          <table:table-cell office:value="207.910997245" office:value-type="float">
            <text:p>207.910997245</text:p>
          </table:table-cell>
          <table:table-cell office:value="203.755688801" office:value-type="float">
            <text:p>203.755688801</text:p>
          </table:table-cell>
          <table:table-cell office:value="201.128371612" office:value-type="float">
            <text:p>201.128371612</text:p>
          </table:table-cell>
          <table:table-cell office:value="204.061313071" office:value-type="float">
            <text:p>204.061313071</text:p>
          </table:table-cell>
          <table:table-cell office:value="202.200332369" office:value-type="float">
            <text:p>202.200332369</text:p>
          </table:table-cell>
          <table:table-cell office:value="200.139627472" office:value-type="float">
            <text:p>200.139627472</text:p>
          </table:table-cell>
          <table:table-cell office:value="198.276414382" office:value-type="float">
            <text:p>198.276414382</text:p>
          </table:table-cell>
          <table:table-cell office:value="196.663532419" office:value-type="float">
            <text:p>196.663532419</text:p>
          </table:table-cell>
          <table:table-cell office:value="191.529430735" office:value-type="float">
            <text:p>191.529430735</text:p>
          </table:table-cell>
          <table:table-cell office:value="204.144928336" office:value-type="float">
            <text:p>204.144928336</text:p>
          </table:table-cell>
          <table:table-cell office:value="284" office:value-type="float">
            <text:p>284</text:p>
          </table:table-cell>
          <table:table-cell office:value-type="string">
            <text:p>N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3.2054715838" office:value-type="float">
            <text:p>93.2054715838</text:p>
          </table:table-cell>
          <table:table-cell office:value="93.3293680367" office:value-type="float">
            <text:p>93.3293680367</text:p>
          </table:table-cell>
          <table:table-cell office:value="93.0114253929" office:value-type="float">
            <text:p>93.0114253929</text:p>
          </table:table-cell>
          <table:table-cell office:value="90.3509248501" office:value-type="float">
            <text:p>90.3509248501</text:p>
          </table:table-cell>
          <table:table-cell office:value="92.0044337244" office:value-type="float">
            <text:p>92.0044337244</text:p>
          </table:table-cell>
          <table:table-cell office:value="91.7300228465" office:value-type="float">
            <text:p>91.7300228465</text:p>
          </table:table-cell>
          <table:table-cell office:value="90.1084297159" office:value-type="float">
            <text:p>90.1084297159</text:p>
          </table:table-cell>
          <table:table-cell office:value="88.8145173153" office:value-type="float">
            <text:p>88.8145173153</text:p>
          </table:table-cell>
          <table:table-cell office:value="90.0966844269" office:value-type="float">
            <text:p>90.0966844269</text:p>
          </table:table-cell>
          <table:table-cell office:value="88.5073523376" office:value-type="float">
            <text:p>88.5073523376</text:p>
          </table:table-cell>
          <table:table-cell office:value="88.1784499195" office:value-type="float">
            <text:p>88.1784499195</text:p>
          </table:table-cell>
          <table:table-cell office:value="86.6851817574" office:value-type="float">
            <text:p>86.6851817574</text:p>
          </table:table-cell>
          <table:table-cell office:value="86.5070893623" office:value-type="float">
            <text:p>86.5070893623</text:p>
          </table:table-cell>
          <table:table-cell office:value="84.8175220458" office:value-type="float">
            <text:p>84.8175220458</text:p>
          </table:table-cell>
          <table:table-cell office:value="90.1945654823" office:value-type="float">
            <text:p>90.1945654823</text:p>
          </table:table-cell>
          <table:table-cell office:value="61" office:value-type="float">
            <text:p>61</text:p>
          </table:table-cell>
          <table:table-cell office:value-type="string">
            <text:p>Y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09735497507" office:value-type="float">
            <text:p>1.09735497507</text:p>
          </table:table-cell>
          <table:table-cell office:value="1.11667598082" office:value-type="float">
            <text:p>1.11667598082</text:p>
          </table:table-cell>
          <table:table-cell office:value="1.12818877331" office:value-type="float">
            <text:p>1.12818877331</text:p>
          </table:table-cell>
          <table:table-cell office:value="1.11637119004" office:value-type="float">
            <text:p>1.11637119004</text:p>
          </table:table-cell>
          <table:table-cell office:value="1.14729947232" office:value-type="float">
            <text:p>1.14729947232</text:p>
          </table:table-cell>
          <table:table-cell office:value="1.09927952154" office:value-type="float">
            <text:p>1.09927952154</text:p>
          </table:table-cell>
          <table:table-cell office:value="1.06408221384" office:value-type="float">
            <text:p>1.06408221384</text:p>
          </table:table-cell>
          <table:table-cell office:value="1.04711160541" office:value-type="float">
            <text:p>1.04711160541</text:p>
          </table:table-cell>
          <table:table-cell office:value="1.05909324864" office:value-type="float">
            <text:p>1.05909324864</text:p>
          </table:table-cell>
          <table:table-cell office:value="1.06122383532" office:value-type="float">
            <text:p>1.06122383532</text:p>
          </table:table-cell>
          <table:table-cell office:value="1.06253950824" office:value-type="float">
            <text:p>1.06253950824</text:p>
          </table:table-cell>
          <table:table-cell office:value="1.02748921855" office:value-type="float">
            <text:p>1.02748921855</text:p>
          </table:table-cell>
          <table:table-cell office:value="1.03561393699" office:value-type="float">
            <text:p>1.03561393699</text:p>
          </table:table-cell>
          <table:table-cell office:value="1.0115252314" office:value-type="float">
            <text:p>1.0115252314</text:p>
          </table:table-cell>
          <table:table-cell office:value="1.08171719078" office:value-type="float">
            <text:p>1.08171719078</text:p>
          </table:table-cell>
          <table:table-cell office:value="1" office:value-type="float">
            <text:p>1</text:p>
          </table:table-cell>
          <table:table-cell office:value-type="string">
            <text:p>Y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84850686585" office:value-type="float">
            <text:p>0.84850686585</text:p>
          </table:table-cell>
          <table:table-cell office:value="0.856415678925" office:value-type="float">
            <text:p>0.856415678925</text:p>
          </table:table-cell>
          <table:table-cell office:value="0.83850488724" office:value-type="float">
            <text:p>0.83850488724</text:p>
          </table:table-cell>
          <table:table-cell office:value="0.834332522208" office:value-type="float">
            <text:p>0.834332522208</text:p>
          </table:table-cell>
          <table:table-cell office:value="0.857732819881" office:value-type="float">
            <text:p>0.857732819881</text:p>
          </table:table-cell>
          <table:table-cell office:value="0.856609120186" office:value-type="float">
            <text:p>0.856609120186</text:p>
          </table:table-cell>
          <table:table-cell office:value="0.8432307596" office:value-type="float">
            <text:p>0.8432307596</text:p>
          </table:table-cell>
          <table:table-cell office:value="0.814323460985" office:value-type="float">
            <text:p>0.814323460985</text:p>
          </table:table-cell>
          <table:table-cell office:value="0.825188316924" office:value-type="float">
            <text:p>0.825188316924</text:p>
          </table:table-cell>
          <table:table-cell office:value="0.822725880992" office:value-type="float">
            <text:p>0.822725880992</text:p>
          </table:table-cell>
          <table:table-cell office:value="0.812017696126" office:value-type="float">
            <text:p>0.812017696126</text:p>
          </table:table-cell>
          <table:table-cell office:value="0.800231057127" office:value-type="float">
            <text:p>0.800231057127</text:p>
          </table:table-cell>
          <table:table-cell office:value="0.788951850318" office:value-type="float">
            <text:p>0.788951850318</text:p>
          </table:table-cell>
          <table:table-cell office:value="0.782990184568" office:value-type="float">
            <text:p>0.782990184568</text:p>
          </table:table-cell>
          <table:table-cell office:value="0.830674685874" office:value-type="float">
            <text:p>0.830674685874</text:p>
          </table:table-cell>
          <table:table-cell office:value="1.31" office:value-type="float">
            <text:p>1.31</text:p>
          </table:table-cell>
          <table:table-cell office:value-type="string">
            <text:p>N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.7447638135" office:value-type="float">
            <text:p>25.7447638135</text:p>
          </table:table-cell>
          <table:table-cell office:value="25.9972799169" office:value-type="float">
            <text:p>25.9972799169</text:p>
          </table:table-cell>
          <table:table-cell office:value="25.5714070509" office:value-type="float">
            <text:p>25.5714070509</text:p>
          </table:table-cell>
          <table:table-cell office:value="25.6361763841" office:value-type="float">
            <text:p>25.6361763841</text:p>
          </table:table-cell>
          <table:table-cell office:value="26.5397505809" office:value-type="float">
            <text:p>26.5397505809</text:p>
          </table:table-cell>
          <table:table-cell office:value="26.7101639193" office:value-type="float">
            <text:p>26.7101639193</text:p>
          </table:table-cell>
          <table:table-cell office:value="26.1509584013" office:value-type="float">
            <text:p>26.1509584013</text:p>
          </table:table-cell>
          <table:table-cell office:value="25.6042092734" office:value-type="float">
            <text:p>25.6042092734</text:p>
          </table:table-cell>
          <table:table-cell office:value="25.8425376177" office:value-type="float">
            <text:p>25.8425376177</text:p>
          </table:table-cell>
          <table:table-cell office:value="25.8073712866" office:value-type="float">
            <text:p>25.8073712866</text:p>
          </table:table-cell>
          <table:table-cell office:value="25.8879528321" office:value-type="float">
            <text:p>25.8879528321</text:p>
          </table:table-cell>
          <table:table-cell office:value="25.8407164126" office:value-type="float">
            <text:p>25.8407164126</text:p>
          </table:table-cell>
          <table:table-cell office:value="25.6694268917" office:value-type="float">
            <text:p>25.6694268917</text:p>
          </table:table-cell>
          <table:table-cell office:value="25.4428772138" office:value-type="float">
            <text:p>25.4428772138</text:p>
          </table:table-cell>
          <table:table-cell office:value="25.9232857216" office:value-type="float">
            <text:p>25.9232857216</text:p>
          </table:table-cell>
          <table:table-cell office:value="34.5" office:value-type="float">
            <text:p>34.5</text:p>
          </table:table-cell>
          <table:table-cell office:value-type="string">
            <text:p>N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48777835107" office:value-type="float">
            <text:p>0.148777835107</text:p>
          </table:table-cell>
          <table:table-cell office:value="0.151482458143" office:value-type="float">
            <text:p>0.151482458143</text:p>
          </table:table-cell>
          <table:table-cell office:value="0.156318955565" office:value-type="float">
            <text:p>0.156318955565</text:p>
          </table:table-cell>
          <table:table-cell office:value="0.155695928128" office:value-type="float">
            <text:p>0.155695928128</text:p>
          </table:table-cell>
          <table:table-cell office:value="0.160131339311" office:value-type="float">
            <text:p>0.160131339311</text:p>
          </table:table-cell>
          <table:table-cell office:value="0.154212058525" office:value-type="float">
            <text:p>0.154212058525</text:p>
          </table:table-cell>
          <table:table-cell office:value="0.146634670707" office:value-type="float">
            <text:p>0.146634670707</text:p>
          </table:table-cell>
          <table:table-cell office:value="0.144870296083" office:value-type="float">
            <text:p>0.144870296083</text:p>
          </table:table-cell>
          <table:table-cell office:value="0.146260170931" office:value-type="float">
            <text:p>0.146260170931</text:p>
          </table:table-cell>
          <table:table-cell office:value="0.14507127948" office:value-type="float">
            <text:p>0.14507127948</text:p>
          </table:table-cell>
          <table:table-cell office:value="0.142893205979" office:value-type="float">
            <text:p>0.142893205979</text:p>
          </table:table-cell>
          <table:table-cell office:value="0.159706339641" office:value-type="float">
            <text:p>0.159706339641</text:p>
          </table:table-cell>
          <table:table-cell office:value="0.155853398302" office:value-type="float">
            <text:p>0.155853398302</text:p>
          </table:table-cell>
          <table:table-cell office:value="0.152594884385" office:value-type="float">
            <text:p>0.152594884385</text:p>
          </table:table-cell>
          <table:table-cell office:value="0.151377533531" office:value-type="float">
            <text:p>0.151377533531</text:p>
          </table:table-cell>
          <table:table-cell office:value="0.126" office:value-type="float">
            <text:p>0.126</text:p>
          </table:table-cell>
          <table:table-cell office:value-type="string">
            <text:p>Y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84820597742" office:value-type="float">
            <text:p>0.184820597742</text:p>
          </table:table-cell>
          <table:table-cell office:value="0.185102145172" office:value-type="float">
            <text:p>0.185102145172</text:p>
          </table:table-cell>
          <table:table-cell office:value="0.185850632692" office:value-type="float">
            <text:p>0.185850632692</text:p>
          </table:table-cell>
          <table:table-cell office:value="0.179886314199" office:value-type="float">
            <text:p>0.179886314199</text:p>
          </table:table-cell>
          <table:table-cell office:value="0.182641451849" office:value-type="float">
            <text:p>0.182641451849</text:p>
          </table:table-cell>
          <table:table-cell office:value="0.181064822396" office:value-type="float">
            <text:p>0.181064822396</text:p>
          </table:table-cell>
          <table:table-cell office:value="0.176767347461" office:value-type="float">
            <text:p>0.176767347461</text:p>
          </table:table-cell>
          <table:table-cell office:value="0.172654225812" office:value-type="float">
            <text:p>0.172654225812</text:p>
          </table:table-cell>
          <table:table-cell office:value="0.175495425459" office:value-type="float">
            <text:p>0.175495425459</text:p>
          </table:table-cell>
          <table:table-cell office:value="0.173600887634" office:value-type="float">
            <text:p>0.173600887634</text:p>
          </table:table-cell>
          <table:table-cell office:value="0.177662200966" office:value-type="float">
            <text:p>0.177662200966</text:p>
          </table:table-cell>
          <table:table-cell office:value="0.175489429312" office:value-type="float">
            <text:p>0.175489429312</text:p>
          </table:table-cell>
          <table:table-cell office:value="0.173893576479" office:value-type="float">
            <text:p>0.173893576479</text:p>
          </table:table-cell>
          <table:table-cell office:value="0.172371546195" office:value-type="float">
            <text:p>0.172371546195</text:p>
          </table:table-cell>
          <table:table-cell office:value="0.178840696706" office:value-type="float">
            <text:p>0.178840696706</text:p>
          </table:table-cell>
          <table:table-cell office:value="0.165" office:value-type="float">
            <text:p>0.165</text:p>
          </table:table-cell>
          <table:table-cell office:value-type="string">
            <text:p>Y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17180819035" office:value-type="float">
            <text:p>0.217180819035</text:p>
          </table:table-cell>
          <table:table-cell office:value="0.217789760388" office:value-type="float">
            <text:p>0.217789760388</text:p>
          </table:table-cell>
          <table:table-cell office:value="0.219233330385" office:value-type="float">
            <text:p>0.219233330385</text:p>
          </table:table-cell>
          <table:table-cell office:value="0.216076542835" office:value-type="float">
            <text:p>0.216076542835</text:p>
          </table:table-cell>
          <table:table-cell office:value="0.221033343184" office:value-type="float">
            <text:p>0.221033343184</text:p>
          </table:table-cell>
          <table:table-cell office:value="0.211152907176" office:value-type="float">
            <text:p>0.211152907176</text:p>
          </table:table-cell>
          <table:table-cell office:value="0.217269562069" office:value-type="float">
            <text:p>0.217269562069</text:p>
          </table:table-cell>
          <table:table-cell office:value="0.211066700615" office:value-type="float">
            <text:p>0.211066700615</text:p>
          </table:table-cell>
          <table:table-cell office:value="0.210042719503" office:value-type="float">
            <text:p>0.210042719503</text:p>
          </table:table-cell>
          <table:table-cell office:value="0.211559247868" office:value-type="float">
            <text:p>0.211559247868</text:p>
          </table:table-cell>
          <table:table-cell office:value="0.205429582265" office:value-type="float">
            <text:p>0.205429582265</text:p>
          </table:table-cell>
          <table:table-cell office:value="0.183595233314" office:value-type="float">
            <text:p>0.183595233314</text:p>
          </table:table-cell>
          <table:table-cell office:value="0.179078717654" office:value-type="float">
            <text:p>0.179078717654</text:p>
          </table:table-cell>
          <table:table-cell office:value="0.177148900364" office:value-type="float">
            <text:p>0.177148900364</text:p>
          </table:table-cell>
          <table:table-cell office:value="0.209269882022" office:value-type="float">
            <text:p>0.209269882022</text:p>
          </table:table-cell>
          <table:table-cell office:value="0.203" office:value-type="float">
            <text:p>0.203</text:p>
          </table:table-cell>
          <table:table-cell office:value-type="string">
            <text:p>Y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.78424383757" office:value-type="float">
            <text:p>6.78424383757</text:p>
          </table:table-cell>
          <table:table-cell office:value="6.97433280559" office:value-type="float">
            <text:p>6.97433280559</text:p>
          </table:table-cell>
          <table:table-cell office:value="6.82828287014" office:value-type="float">
            <text:p>6.82828287014</text:p>
          </table:table-cell>
          <table:table-cell office:value="6.45337921947" office:value-type="float">
            <text:p>6.45337921947</text:p>
          </table:table-cell>
          <table:table-cell office:value="6.97147867131" office:value-type="float">
            <text:p>6.97147867131</text:p>
          </table:table-cell>
          <table:table-cell office:value="7.10578722749" office:value-type="float">
            <text:p>7.10578722749</text:p>
          </table:table-cell>
          <table:table-cell office:value="7.03224293145" office:value-type="float">
            <text:p>7.03224293145</text:p>
          </table:table-cell>
          <table:table-cell office:value="6.69517517868" office:value-type="float">
            <text:p>6.69517517868</text:p>
          </table:table-cell>
          <table:table-cell office:value="7.02103548563" office:value-type="float">
            <text:p>7.02103548563</text:p>
          </table:table-cell>
          <table:table-cell office:value="7.03849476466" office:value-type="float">
            <text:p>7.03849476466</text:p>
          </table:table-cell>
          <table:table-cell office:value="6.99084339611" office:value-type="float">
            <text:p>6.99084339611</text:p>
          </table:table-cell>
          <table:table-cell office:value="7.48232698696" office:value-type="float">
            <text:p>7.48232698696</text:p>
          </table:table-cell>
          <table:table-cell office:value="7.50032489803" office:value-type="float">
            <text:p>7.50032489803</text:p>
          </table:table-cell>
          <table:table-cell office:value="7.19201007389" office:value-type="float">
            <text:p>7.19201007389</text:p>
          </table:table-cell>
          <table:table-cell office:value="6.99061140562" office:value-type="float">
            <text:p>6.99061140562</text:p>
          </table:table-cell>
          <table:table-cell office:value="5.74" office:value-type="float">
            <text:p>5.74</text:p>
          </table:table-cell>
          <table:table-cell office:value-type="string">
            <text:p>Y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28935741203" office:value-type="float">
            <text:p>0.328935741203</text:p>
          </table:table-cell>
          <table:table-cell office:value="0.329443881449" office:value-type="float">
            <text:p>0.329443881449</text:p>
          </table:table-cell>
          <table:table-cell office:value="0.292781840339" office:value-type="float">
            <text:p>0.292781840339</text:p>
          </table:table-cell>
          <table:table-cell office:value="0.290149640157" office:value-type="float">
            <text:p>0.290149640157</text:p>
          </table:table-cell>
          <table:table-cell office:value="0.291232778172" office:value-type="float">
            <text:p>0.291232778172</text:p>
          </table:table-cell>
          <table:table-cell office:value="0.28845129276" office:value-type="float">
            <text:p>0.28845129276</text:p>
          </table:table-cell>
          <table:table-cell office:value="0.28187714614" office:value-type="float">
            <text:p>0.28187714614</text:p>
          </table:table-cell>
          <table:table-cell office:value="0.267998034716" office:value-type="float">
            <text:p>0.267998034716</text:p>
          </table:table-cell>
          <table:table-cell office:value="0.272979077866" office:value-type="float">
            <text:p>0.272979077866</text:p>
          </table:table-cell>
          <table:table-cell office:value="0.276884582121" office:value-type="float">
            <text:p>0.276884582121</text:p>
          </table:table-cell>
          <table:table-cell office:value="0.276520564559" office:value-type="float">
            <text:p>0.276520564559</text:p>
          </table:table-cell>
          <table:table-cell office:value="0.275410253589" office:value-type="float">
            <text:p>0.275410253589</text:p>
          </table:table-cell>
          <table:table-cell office:value="0.288887654722" office:value-type="float">
            <text:p>0.288887654722</text:p>
          </table:table-cell>
          <table:table-cell office:value="0.279135328585" office:value-type="float">
            <text:p>0.279135328585</text:p>
          </table:table-cell>
          <table:table-cell office:value="0.289350191369" office:value-type="float">
            <text:p>0.289350191369</text:p>
          </table:table-cell>
          <table:table-cell office:value="0.44" office:value-type="float">
            <text:p>0.44</text:p>
          </table:table-cell>
          <table:table-cell office:value-type="string">
            <text:p>N</text:p>
          </table:table-cell>
        </table:table-row>
      </table:table>
      <table:table table:name="Wales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  <table:table-cell office:value-type="string">
            <text:p>Clas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24.617470148" office:value-type="float">
            <text:p>224.617470148</text:p>
          </table:table-cell>
          <table:table-cell office:value="209.674826211" office:value-type="float">
            <text:p>209.674826211</text:p>
          </table:table-cell>
          <table:table-cell office:value="210.833598134" office:value-type="float">
            <text:p>210.833598134</text:p>
          </table:table-cell>
          <table:table-cell office:value="212.809389771" office:value-type="float">
            <text:p>212.809389771</text:p>
          </table:table-cell>
          <table:table-cell office:value="214.826903669" office:value-type="float">
            <text:p>214.826903669</text:p>
          </table:table-cell>
          <table:table-cell office:value="198.776154518" office:value-type="float">
            <text:p>198.776154518</text:p>
          </table:table-cell>
          <table:table-cell office:value="212.411622412" office:value-type="float">
            <text:p>212.411622412</text:p>
          </table:table-cell>
          <table:table-cell office:value="221.339218644" office:value-type="float">
            <text:p>221.339218644</text:p>
          </table:table-cell>
          <table:table-cell office:value="213.393907487" office:value-type="float">
            <text:p>213.393907487</text:p>
          </table:table-cell>
          <table:table-cell office:value="205.753256573" office:value-type="float">
            <text:p>205.753256573</text:p>
          </table:table-cell>
          <table:table-cell office:value="220.188399159" office:value-type="float">
            <text:p>220.188399159</text:p>
          </table:table-cell>
          <table:table-cell office:value="191.147860296" office:value-type="float">
            <text:p>191.147860296</text:p>
          </table:table-cell>
          <table:table-cell office:value="188.820458753" office:value-type="float">
            <text:p>188.820458753</text:p>
          </table:table-cell>
          <table:table-cell office:value="180.68750649" office:value-type="float">
            <text:p>180.68750649</text:p>
          </table:table-cell>
          <table:table-cell office:value="209.584081983" office:value-type="float">
            <text:p>209.584081983</text:p>
          </table:table-cell>
          <table:table-cell office:value="284" office:value-type="float">
            <text:p>284</text:p>
          </table:table-cell>
          <table:table-cell office:value-type="string">
            <text:p>N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5.515399169" office:value-type="float">
            <text:p>95.515399169</text:p>
          </table:table-cell>
          <table:table-cell office:value="95.6736993688" office:value-type="float">
            <text:p>95.6736993688</text:p>
          </table:table-cell>
          <table:table-cell office:value="92.6120058213" office:value-type="float">
            <text:p>92.6120058213</text:p>
          </table:table-cell>
          <table:table-cell office:value="93.294645768" office:value-type="float">
            <text:p>93.294645768</text:p>
          </table:table-cell>
          <table:table-cell office:value="95.7452887224" office:value-type="float">
            <text:p>95.7452887224</text:p>
          </table:table-cell>
          <table:table-cell office:value="91.5298782607" office:value-type="float">
            <text:p>91.5298782607</text:p>
          </table:table-cell>
          <table:table-cell office:value="95.9046504772" office:value-type="float">
            <text:p>95.9046504772</text:p>
          </table:table-cell>
          <table:table-cell office:value="98.0271074149" office:value-type="float">
            <text:p>98.0271074149</text:p>
          </table:table-cell>
          <table:table-cell office:value="97.5656445426" office:value-type="float">
            <text:p>97.5656445426</text:p>
          </table:table-cell>
          <table:table-cell office:value="90.6695887859" office:value-type="float">
            <text:p>90.6695887859</text:p>
          </table:table-cell>
          <table:table-cell office:value="96.9558505599" office:value-type="float">
            <text:p>96.9558505599</text:p>
          </table:table-cell>
          <table:table-cell office:value="87.6740496838" office:value-type="float">
            <text:p>87.6740496838</text:p>
          </table:table-cell>
          <table:table-cell office:value="85.2303089979" office:value-type="float">
            <text:p>85.2303089979</text:p>
          </table:table-cell>
          <table:table-cell office:value="84.155229227" office:value-type="float">
            <text:p>84.155229227</text:p>
          </table:table-cell>
          <table:table-cell office:value="93.5690859671" office:value-type="float">
            <text:p>93.5690859671</text:p>
          </table:table-cell>
          <table:table-cell office:value="61" office:value-type="float">
            <text:p>61</text:p>
          </table:table-cell>
          <table:table-cell office:value-type="string">
            <text:p>Y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15231425125" office:value-type="float">
            <text:p>1.15231425125</text:p>
          </table:table-cell>
          <table:table-cell office:value="1.10376224715" office:value-type="float">
            <text:p>1.10376224715</text:p>
          </table:table-cell>
          <table:table-cell office:value="1.11337350958" office:value-type="float">
            <text:p>1.11337350958</text:p>
          </table:table-cell>
          <table:table-cell office:value="1.15120364617" office:value-type="float">
            <text:p>1.15120364617</text:p>
          </table:table-cell>
          <table:table-cell office:value="1.19727368223" office:value-type="float">
            <text:p>1.19727368223</text:p>
          </table:table-cell>
          <table:table-cell office:value="1.04444448295" office:value-type="float">
            <text:p>1.04444448295</text:p>
          </table:table-cell>
          <table:table-cell office:value="1.1179429329" office:value-type="float">
            <text:p>1.1179429329</text:p>
          </table:table-cell>
          <table:table-cell office:value="1.17042596606" office:value-type="float">
            <text:p>1.17042596606</text:p>
          </table:table-cell>
          <table:table-cell office:value="1.12158845978" office:value-type="float">
            <text:p>1.12158845978</text:p>
          </table:table-cell>
          <table:table-cell office:value="1.09146952211" office:value-type="float">
            <text:p>1.09146952211</text:p>
          </table:table-cell>
          <table:table-cell office:value="1.12587936762" office:value-type="float">
            <text:p>1.12587936762</text:p>
          </table:table-cell>
          <table:table-cell office:value="0.982771298689" office:value-type="float">
            <text:p>0.982771298689</text:p>
          </table:table-cell>
          <table:table-cell office:value="0.995370434109" office:value-type="float">
            <text:p>0.995370434109</text:p>
          </table:table-cell>
          <table:table-cell office:value="0.945294715849" office:value-type="float">
            <text:p>0.945294715849</text:p>
          </table:table-cell>
          <table:table-cell office:value="1.10521690774" office:value-type="float">
            <text:p>1.10521690774</text:p>
          </table:table-cell>
          <table:table-cell office:value="1" office:value-type="float">
            <text:p>1</text:p>
          </table:table-cell>
          <table:table-cell office:value-type="string">
            <text:p>Y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88400700686" office:value-type="float">
            <text:p>0.88400700686</text:p>
          </table:table-cell>
          <table:table-cell office:value="0.846179205707" office:value-type="float">
            <text:p>0.846179205707</text:p>
          </table:table-cell>
          <table:table-cell office:value="0.837064969116" office:value-type="float">
            <text:p>0.837064969116</text:p>
          </table:table-cell>
          <table:table-cell office:value="0.865149938283" office:value-type="float">
            <text:p>0.865149938283</text:p>
          </table:table-cell>
          <table:table-cell office:value="0.886153955219" office:value-type="float">
            <text:p>0.886153955219</text:p>
          </table:table-cell>
          <table:table-cell office:value="0.824530534703" office:value-type="float">
            <text:p>0.824530534703</text:p>
          </table:table-cell>
          <table:table-cell office:value="0.880305078928" office:value-type="float">
            <text:p>0.880305078928</text:p>
          </table:table-cell>
          <table:table-cell office:value="0.920808752406" office:value-type="float">
            <text:p>0.920808752406</text:p>
          </table:table-cell>
          <table:table-cell office:value="0.861068535385" office:value-type="float">
            <text:p>0.861068535385</text:p>
          </table:table-cell>
          <table:table-cell office:value="0.83101161791" office:value-type="float">
            <text:p>0.83101161791</text:p>
          </table:table-cell>
          <table:table-cell office:value="0.908521261167" office:value-type="float">
            <text:p>0.908521261167</text:p>
          </table:table-cell>
          <table:table-cell office:value="0.797119027811" office:value-type="float">
            <text:p>0.797119027811</text:p>
          </table:table-cell>
          <table:table-cell office:value="0.747147571232" office:value-type="float">
            <text:p>0.747147571232</text:p>
          </table:table-cell>
          <table:table-cell office:value="0.739347527031" office:value-type="float">
            <text:p>0.739347527031</text:p>
          </table:table-cell>
          <table:table-cell office:value="0.853005188825" office:value-type="float">
            <text:p>0.853005188825</text:p>
          </table:table-cell>
          <table:table-cell office:value="1.31" office:value-type="float">
            <text:p>1.31</text:p>
          </table:table-cell>
          <table:table-cell office:value-type="string">
            <text:p>N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6.9587301279" office:value-type="float">
            <text:p>26.9587301279</text:p>
          </table:table-cell>
          <table:table-cell office:value="25.6353220673" office:value-type="float">
            <text:p>25.6353220673</text:p>
          </table:table-cell>
          <table:table-cell office:value="25.1624002475" office:value-type="float">
            <text:p>25.1624002475</text:p>
          </table:table-cell>
          <table:table-cell office:value="26.0727267279" office:value-type="float">
            <text:p>26.0727267279</text:p>
          </table:table-cell>
          <table:table-cell office:value="27.4930502711" office:value-type="float">
            <text:p>27.4930502711</text:p>
          </table:table-cell>
          <table:table-cell office:value="25.583220533" office:value-type="float">
            <text:p>25.583220533</text:p>
          </table:table-cell>
          <table:table-cell office:value="27.2391307515" office:value-type="float">
            <text:p>27.2391307515</text:p>
          </table:table-cell>
          <table:table-cell office:value="28.2446854853" office:value-type="float">
            <text:p>28.2446854853</text:p>
          </table:table-cell>
          <table:table-cell office:value="26.7007707341" office:value-type="float">
            <text:p>26.7007707341</text:p>
          </table:table-cell>
          <table:table-cell office:value="26.2133949005" office:value-type="float">
            <text:p>26.2133949005</text:p>
          </table:table-cell>
          <table:table-cell office:value="28.0947714489" office:value-type="float">
            <text:p>28.0947714489</text:p>
          </table:table-cell>
          <table:table-cell office:value="25.3433231148" office:value-type="float">
            <text:p>25.3433231148</text:p>
          </table:table-cell>
          <table:table-cell office:value="24.4899211979" office:value-type="float">
            <text:p>24.4899211979</text:p>
          </table:table-cell>
          <table:table-cell office:value="23.9201279442" office:value-type="float">
            <text:p>23.9201279442</text:p>
          </table:table-cell>
          <table:table-cell office:value="26.4024190467" office:value-type="float">
            <text:p>26.4024190467</text:p>
          </table:table-cell>
          <table:table-cell office:value="34.5" office:value-type="float">
            <text:p>34.5</text:p>
          </table:table-cell>
          <table:table-cell office:value-type="string">
            <text:p>N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59285451792" office:value-type="float">
            <text:p>0.159285451792</text:p>
          </table:table-cell>
          <table:table-cell office:value="0.149505870696" office:value-type="float">
            <text:p>0.149505870696</text:p>
          </table:table-cell>
          <table:table-cell office:value="0.157298462043" office:value-type="float">
            <text:p>0.157298462043</text:p>
          </table:table-cell>
          <table:table-cell office:value="0.160090143019" office:value-type="float">
            <text:p>0.160090143019</text:p>
          </table:table-cell>
          <table:table-cell office:value="0.169409829091" office:value-type="float">
            <text:p>0.169409829091</text:p>
          </table:table-cell>
          <table:table-cell office:value="0.150001345683" office:value-type="float">
            <text:p>0.150001345683</text:p>
          </table:table-cell>
          <table:table-cell office:value="0.156467216904" office:value-type="float">
            <text:p>0.156467216904</text:p>
          </table:table-cell>
          <table:table-cell office:value="0.161608397899" office:value-type="float">
            <text:p>0.161608397899</text:p>
          </table:table-cell>
          <table:table-cell office:value="0.155845467229" office:value-type="float">
            <text:p>0.155845467229</text:p>
          </table:table-cell>
          <table:table-cell office:value="0.149454048805" office:value-type="float">
            <text:p>0.149454048805</text:p>
          </table:table-cell>
          <table:table-cell office:value="0.1521899142" office:value-type="float">
            <text:p>0.1521899142</text:p>
          </table:table-cell>
          <table:table-cell office:value="0.158663974016" office:value-type="float">
            <text:p>0.158663974016</text:p>
          </table:table-cell>
          <table:table-cell office:value="0.150155916429" office:value-type="float">
            <text:p>0.150155916429</text:p>
          </table:table-cell>
          <table:table-cell office:value="0.146375011163" office:value-type="float">
            <text:p>0.146375011163</text:p>
          </table:table-cell>
          <table:table-cell office:value="0.156152002908" office:value-type="float">
            <text:p>0.156152002908</text:p>
          </table:table-cell>
          <table:table-cell office:value="0.126" office:value-type="float">
            <text:p>0.126</text:p>
          </table:table-cell>
          <table:table-cell office:value-type="string">
            <text:p>Y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87973912506" office:value-type="float">
            <text:p>0.187973912506</text:p>
          </table:table-cell>
          <table:table-cell office:value="0.187326738036" office:value-type="float">
            <text:p>0.187326738036</text:p>
          </table:table-cell>
          <table:table-cell office:value="0.184173626356" office:value-type="float">
            <text:p>0.184173626356</text:p>
          </table:table-cell>
          <table:table-cell office:value="0.190772789504" office:value-type="float">
            <text:p>0.190772789504</text:p>
          </table:table-cell>
          <table:table-cell office:value="0.195792062082" office:value-type="float">
            <text:p>0.195792062082</text:p>
          </table:table-cell>
          <table:table-cell office:value="0.181911418715" office:value-type="float">
            <text:p>0.181911418715</text:p>
          </table:table-cell>
          <table:table-cell office:value="0.187243533317" office:value-type="float">
            <text:p>0.187243533317</text:p>
          </table:table-cell>
          <table:table-cell office:value="0.191418523128" office:value-type="float">
            <text:p>0.191418523128</text:p>
          </table:table-cell>
          <table:table-cell office:value="0.192668712521" office:value-type="float">
            <text:p>0.192668712521</text:p>
          </table:table-cell>
          <table:table-cell office:value="0.177571251221" office:value-type="float">
            <text:p>0.177571251221</text:p>
          </table:table-cell>
          <table:table-cell office:value="0.198450871214" office:value-type="float">
            <text:p>0.198450871214</text:p>
          </table:table-cell>
          <table:table-cell office:value="0.175733373353" office:value-type="float">
            <text:p>0.175733373353</text:p>
          </table:table-cell>
          <table:table-cell office:value="0.171151323513" office:value-type="float">
            <text:p>0.171151323513</text:p>
          </table:table-cell>
          <table:table-cell office:value="0.167713342447" office:value-type="float">
            <text:p>0.167713342447</text:p>
          </table:table-cell>
          <table:table-cell office:value="0.186322164267" office:value-type="float">
            <text:p>0.186322164267</text:p>
          </table:table-cell>
          <table:table-cell office:value="0.165" office:value-type="float">
            <text:p>0.165</text:p>
          </table:table-cell>
          <table:table-cell office:value-type="string">
            <text:p>Y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37700350264" office:value-type="float">
            <text:p>0.237700350264</text:p>
          </table:table-cell>
          <table:table-cell office:value="0.220593249347" office:value-type="float">
            <text:p>0.220593249347</text:p>
          </table:table-cell>
          <table:table-cell office:value="0.224584912378" office:value-type="float">
            <text:p>0.224584912378</text:p>
          </table:table-cell>
          <table:table-cell office:value="0.229582449918" office:value-type="float">
            <text:p>0.229582449918</text:p>
          </table:table-cell>
          <table:table-cell office:value="0.243262335369" office:value-type="float">
            <text:p>0.243262335369</text:p>
          </table:table-cell>
          <table:table-cell office:value="0.213094388439" office:value-type="float">
            <text:p>0.213094388439</text:p>
          </table:table-cell>
          <table:table-cell office:value="0.229524377004" office:value-type="float">
            <text:p>0.229524377004</text:p>
          </table:table-cell>
          <table:table-cell office:value="0.244181429894" office:value-type="float">
            <text:p>0.244181429894</text:p>
          </table:table-cell>
          <table:table-cell office:value="0.22599171373" office:value-type="float">
            <text:p>0.22599171373</text:p>
          </table:table-cell>
          <table:table-cell office:value="0.219014816171" office:value-type="float">
            <text:p>0.219014816171</text:p>
          </table:table-cell>
          <table:table-cell office:value="0.230692857155" office:value-type="float">
            <text:p>0.230692857155</text:p>
          </table:table-cell>
          <table:table-cell office:value="0.182935648713" office:value-type="float">
            <text:p>0.182935648713</text:p>
          </table:table-cell>
          <table:table-cell office:value="0.174595046576" office:value-type="float">
            <text:p>0.174595046576</text:p>
          </table:table-cell>
          <table:table-cell office:value="0.170612243769" office:value-type="float">
            <text:p>0.170612243769</text:p>
          </table:table-cell>
          <table:table-cell office:value="0.221211813458" office:value-type="float">
            <text:p>0.221211813458</text:p>
          </table:table-cell>
          <table:table-cell office:value="0.203" office:value-type="float">
            <text:p>0.203</text:p>
          </table:table-cell>
          <table:table-cell office:value-type="string">
            <text:p>Y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.46229085639" office:value-type="float">
            <text:p>6.46229085639</text:p>
          </table:table-cell>
          <table:table-cell office:value="6.21418366831" office:value-type="float">
            <text:p>6.21418366831</text:p>
          </table:table-cell>
          <table:table-cell office:value="6.39601377169" office:value-type="float">
            <text:p>6.39601377169</text:p>
          </table:table-cell>
          <table:table-cell office:value="6.27881568574" office:value-type="float">
            <text:p>6.27881568574</text:p>
          </table:table-cell>
          <table:table-cell office:value="6.8284719379" office:value-type="float">
            <text:p>6.8284719379</text:p>
          </table:table-cell>
          <table:table-cell office:value="6.45641936783" office:value-type="float">
            <text:p>6.45641936783</text:p>
          </table:table-cell>
          <table:table-cell office:value="7.00563711061" office:value-type="float">
            <text:p>7.00563711061</text:p>
          </table:table-cell>
          <table:table-cell office:value="7.56876400412" office:value-type="float">
            <text:p>7.56876400412</text:p>
          </table:table-cell>
          <table:table-cell office:value="7.1872520408" office:value-type="float">
            <text:p>7.1872520408</text:p>
          </table:table-cell>
          <table:table-cell office:value="7.20540452855" office:value-type="float">
            <text:p>7.20540452855</text:p>
          </table:table-cell>
          <table:table-cell office:value="6.88396533536" office:value-type="float">
            <text:p>6.88396533536</text:p>
          </table:table-cell>
          <table:table-cell office:value="7.14798640465" office:value-type="float">
            <text:p>7.14798640465</text:p>
          </table:table-cell>
          <table:table-cell office:value="6.67542333617" office:value-type="float">
            <text:p>6.67542333617</text:p>
          </table:table-cell>
          <table:table-cell office:value="6.63711928301" office:value-type="float">
            <text:p>6.63711928301</text:p>
          </table:table-cell>
          <table:table-cell office:value="6.79312523447" office:value-type="float">
            <text:p>6.79312523447</text:p>
          </table:table-cell>
          <table:table-cell office:value="5.74" office:value-type="float">
            <text:p>5.74</text:p>
          </table:table-cell>
          <table:table-cell office:value-type="string">
            <text:p>Y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74700081628" office:value-type="float">
            <text:p>0.374700081628</text:p>
          </table:table-cell>
          <table:table-cell office:value="0.334351453381" office:value-type="float">
            <text:p>0.334351453381</text:p>
          </table:table-cell>
          <table:table-cell office:value="0.313978667407" office:value-type="float">
            <text:p>0.313978667407</text:p>
          </table:table-cell>
          <table:table-cell office:value="0.306128977" office:value-type="float">
            <text:p>0.306128977</text:p>
          </table:table-cell>
          <table:table-cell office:value="0.306856103165" office:value-type="float">
            <text:p>0.306856103165</text:p>
          </table:table-cell>
          <table:table-cell office:value="0.26325132679" office:value-type="float">
            <text:p>0.26325132679</text:p>
          </table:table-cell>
          <table:table-cell office:value="0.293371398463" office:value-type="float">
            <text:p>0.293371398463</text:p>
          </table:table-cell>
          <table:table-cell office:value="0.323656390267" office:value-type="float">
            <text:p>0.323656390267</text:p>
          </table:table-cell>
          <table:table-cell office:value="0.319325571425" office:value-type="float">
            <text:p>0.319325571425</text:p>
          </table:table-cell>
          <table:table-cell office:value="0.315842198567" office:value-type="float">
            <text:p>0.315842198567</text:p>
          </table:table-cell>
          <table:table-cell office:value="0.323311536307" office:value-type="float">
            <text:p>0.323311536307</text:p>
          </table:table-cell>
          <table:table-cell office:value="0.278824372356" office:value-type="float">
            <text:p>0.278824372356</text:p>
          </table:table-cell>
          <table:table-cell office:value="0.261708929984" office:value-type="float">
            <text:p>0.261708929984</text:p>
          </table:table-cell>
          <table:table-cell office:value="0.26089600122" office:value-type="float">
            <text:p>0.26089600122</text:p>
          </table:table-cell>
          <table:table-cell office:value="0.308869769749" office:value-type="float">
            <text:p>0.308869769749</text:p>
          </table:table-cell>
          <table:table-cell office:value="0.44" office:value-type="float">
            <text:p>0.44</text:p>
          </table:table-cell>
          <table:table-cell office:value-type="string">
            <text:p>N</text:p>
          </table:table-cell>
        </table:table-row>
      </table:table>
      <table:table table:name="Scotland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  <table:table-cell office:value-type="string">
            <text:p>Clas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0.17769543" office:value-type="float">
            <text:p>210.17769543</text:p>
          </table:table-cell>
          <table:table-cell office:value="208.386283842" office:value-type="float">
            <text:p>208.386283842</text:p>
          </table:table-cell>
          <table:table-cell office:value="205.806188683" office:value-type="float">
            <text:p>205.806188683</text:p>
          </table:table-cell>
          <table:table-cell office:value="205.669623265" office:value-type="float">
            <text:p>205.669623265</text:p>
          </table:table-cell>
          <table:table-cell office:value="204.116185367" office:value-type="float">
            <text:p>204.116185367</text:p>
          </table:table-cell>
          <table:table-cell office:value="203.954580035" office:value-type="float">
            <text:p>203.954580035</text:p>
          </table:table-cell>
          <table:table-cell office:value="214.486238009" office:value-type="float">
            <text:p>214.486238009</text:p>
          </table:table-cell>
          <table:table-cell office:value="207.162561713" office:value-type="float">
            <text:p>207.162561713</text:p>
          </table:table-cell>
          <table:table-cell office:value="211.204760877" office:value-type="float">
            <text:p>211.204760877</text:p>
          </table:table-cell>
          <table:table-cell office:value="215.839858266" office:value-type="float">
            <text:p>215.839858266</text:p>
          </table:table-cell>
          <table:table-cell office:value="193.105464636" office:value-type="float">
            <text:p>193.105464636</text:p>
          </table:table-cell>
          <table:table-cell office:value="203.005657702" office:value-type="float">
            <text:p>203.005657702</text:p>
          </table:table-cell>
          <table:table-cell office:value="202.032085856" office:value-type="float">
            <text:p>202.032085856</text:p>
          </table:table-cell>
          <table:table-cell office:value="193.487411098" office:value-type="float">
            <text:p>193.487411098</text:p>
          </table:table-cell>
          <table:table-cell office:value="206.534398745" office:value-type="float">
            <text:p>206.534398745</text:p>
          </table:table-cell>
          <table:table-cell office:value="284" office:value-type="float">
            <text:p>284</text:p>
          </table:table-cell>
          <table:table-cell office:value-type="string">
            <text:p>N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6.2451507564" office:value-type="float">
            <text:p>96.2451507564</text:p>
          </table:table-cell>
          <table:table-cell office:value="96.0496571763" office:value-type="float">
            <text:p>96.0496571763</text:p>
          </table:table-cell>
          <table:table-cell office:value="92.4165981535" office:value-type="float">
            <text:p>92.4165981535</text:p>
          </table:table-cell>
          <table:table-cell office:value="91.2139119716" office:value-type="float">
            <text:p>91.2139119716</text:p>
          </table:table-cell>
          <table:table-cell office:value="91.445797783" office:value-type="float">
            <text:p>91.445797783</text:p>
          </table:table-cell>
          <table:table-cell office:value="91.4920643464" office:value-type="float">
            <text:p>91.4920643464</text:p>
          </table:table-cell>
          <table:table-cell office:value="94.2410665557" office:value-type="float">
            <text:p>94.2410665557</text:p>
          </table:table-cell>
          <table:table-cell office:value="91.7636190828" office:value-type="float">
            <text:p>91.7636190828</text:p>
          </table:table-cell>
          <table:table-cell office:value="95.1018737418" office:value-type="float">
            <text:p>95.1018737418</text:p>
          </table:table-cell>
          <table:table-cell office:value="93.8120833724" office:value-type="float">
            <text:p>93.8120833724</text:p>
          </table:table-cell>
          <table:table-cell office:value="84.6463847438" office:value-type="float">
            <text:p>84.6463847438</text:p>
          </table:table-cell>
          <table:table-cell office:value="89.2782558286" office:value-type="float">
            <text:p>89.2782558286</text:p>
          </table:table-cell>
          <table:table-cell office:value="87.740290251" office:value-type="float">
            <text:p>87.740290251</text:p>
          </table:table-cell>
          <table:table-cell office:value="83.0908106516" office:value-type="float">
            <text:p>83.0908106516</text:p>
          </table:table-cell>
          <table:table-cell office:value="91.9574425972" office:value-type="float">
            <text:p>91.9574425972</text:p>
          </table:table-cell>
          <table:table-cell office:value="61" office:value-type="float">
            <text:p>61</text:p>
          </table:table-cell>
          <table:table-cell office:value-type="string">
            <text:p>Y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08448084224" office:value-type="float">
            <text:p>1.08448084224</text:p>
          </table:table-cell>
          <table:table-cell office:value="1.08586403879" office:value-type="float">
            <text:p>1.08586403879</text:p>
          </table:table-cell>
          <table:table-cell office:value="1.08490844045" office:value-type="float">
            <text:p>1.08490844045</text:p>
          </table:table-cell>
          <table:table-cell office:value="1.09963969191" office:value-type="float">
            <text:p>1.09963969191</text:p>
          </table:table-cell>
          <table:table-cell office:value="1.09536468817" office:value-type="float">
            <text:p>1.09536468817</text:p>
          </table:table-cell>
          <table:table-cell office:value="1.05605266304" office:value-type="float">
            <text:p>1.05605266304</text:p>
          </table:table-cell>
          <table:table-cell office:value="1.08512520035" office:value-type="float">
            <text:p>1.08512520035</text:p>
          </table:table-cell>
          <table:table-cell office:value="1.06530329242" office:value-type="float">
            <text:p>1.06530329242</text:p>
          </table:table-cell>
          <table:table-cell office:value="1.0961451671" office:value-type="float">
            <text:p>1.0961451671</text:p>
          </table:table-cell>
          <table:table-cell office:value="1.11089812539" office:value-type="float">
            <text:p>1.11089812539</text:p>
          </table:table-cell>
          <table:table-cell office:value="1.01768698503" office:value-type="float">
            <text:p>1.01768698503</text:p>
          </table:table-cell>
          <table:table-cell office:value="1.03178509404" office:value-type="float">
            <text:p>1.03178509404</text:p>
          </table:table-cell>
          <table:table-cell office:value="1.02731468468" office:value-type="float">
            <text:p>1.02731468468</text:p>
          </table:table-cell>
          <table:table-cell office:value="0.998226530373" office:value-type="float">
            <text:p>0.998226530373</text:p>
          </table:table-cell>
          <table:table-cell office:value="1.07235145489" office:value-type="float">
            <text:p>1.07235145489</text:p>
          </table:table-cell>
          <table:table-cell office:value="1" office:value-type="float">
            <text:p>1</text:p>
          </table:table-cell>
          <table:table-cell office:value-type="string">
            <text:p>Y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853089614115" office:value-type="float">
            <text:p>0.853089614115</text:p>
          </table:table-cell>
          <table:table-cell office:value="0.859767742266" office:value-type="float">
            <text:p>0.859767742266</text:p>
          </table:table-cell>
          <table:table-cell office:value="0.819403140016" office:value-type="float">
            <text:p>0.819403140016</text:p>
          </table:table-cell>
          <table:table-cell office:value="0.82322381343" office:value-type="float">
            <text:p>0.82322381343</text:p>
          </table:table-cell>
          <table:table-cell office:value="0.827951743975" office:value-type="float">
            <text:p>0.827951743975</text:p>
          </table:table-cell>
          <table:table-cell office:value="0.824943831012" office:value-type="float">
            <text:p>0.824943831012</text:p>
          </table:table-cell>
          <table:table-cell office:value="0.859905405027" office:value-type="float">
            <text:p>0.859905405027</text:p>
          </table:table-cell>
          <table:table-cell office:value="0.822907535764" office:value-type="float">
            <text:p>0.822907535764</text:p>
          </table:table-cell>
          <table:table-cell office:value="0.842308456169" office:value-type="float">
            <text:p>0.842308456169</text:p>
          </table:table-cell>
          <table:table-cell office:value="0.856110976041" office:value-type="float">
            <text:p>0.856110976041</text:p>
          </table:table-cell>
          <table:table-cell office:value="0.79664991507" office:value-type="float">
            <text:p>0.79664991507</text:p>
          </table:table-cell>
          <table:table-cell office:value="0.81105189444" office:value-type="float">
            <text:p>0.81105189444</text:p>
          </table:table-cell>
          <table:table-cell office:value="0.782900556063" office:value-type="float">
            <text:p>0.782900556063</text:p>
          </table:table-cell>
          <table:table-cell office:value="0.753814474958" office:value-type="float">
            <text:p>0.753814474958</text:p>
          </table:table-cell>
          <table:table-cell office:value="0.829247278722" office:value-type="float">
            <text:p>0.829247278722</text:p>
          </table:table-cell>
          <table:table-cell office:value="1.31" office:value-type="float">
            <text:p>1.31</text:p>
          </table:table-cell>
          <table:table-cell office:value-type="string">
            <text:p>N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.5441392544" office:value-type="float">
            <text:p>25.5441392544</text:p>
          </table:table-cell>
          <table:table-cell office:value="25.4981401003" office:value-type="float">
            <text:p>25.4981401003</text:p>
          </table:table-cell>
          <table:table-cell office:value="24.6084746069" office:value-type="float">
            <text:p>24.6084746069</text:p>
          </table:table-cell>
          <table:table-cell office:value="25.2109395672" office:value-type="float">
            <text:p>25.2109395672</text:p>
          </table:table-cell>
          <table:table-cell office:value="25.4841275658" office:value-type="float">
            <text:p>25.4841275658</text:p>
          </table:table-cell>
          <table:table-cell office:value="25.8624791131" office:value-type="float">
            <text:p>25.8624791131</text:p>
          </table:table-cell>
          <table:table-cell office:value="26.7553243015" office:value-type="float">
            <text:p>26.7553243015</text:p>
          </table:table-cell>
          <table:table-cell office:value="26.0973211365" office:value-type="float">
            <text:p>26.0973211365</text:p>
          </table:table-cell>
          <table:table-cell office:value="26.6936366657" office:value-type="float">
            <text:p>26.6936366657</text:p>
          </table:table-cell>
          <table:table-cell office:value="26.7629774052" office:value-type="float">
            <text:p>26.7629774052</text:p>
          </table:table-cell>
          <table:table-cell office:value="24.4200692186" office:value-type="float">
            <text:p>24.4200692186</text:p>
          </table:table-cell>
          <table:table-cell office:value="25.8628533497" office:value-type="float">
            <text:p>25.8628533497</text:p>
          </table:table-cell>
          <table:table-cell office:value="25.501407585" office:value-type="float">
            <text:p>25.501407585</text:p>
          </table:table-cell>
          <table:table-cell office:value="24.6454535121" office:value-type="float">
            <text:p>24.6454535121</text:p>
          </table:table-cell>
          <table:table-cell office:value="25.71552999" office:value-type="float">
            <text:p>25.71552999</text:p>
          </table:table-cell>
          <table:table-cell office:value="34.5" office:value-type="float">
            <text:p>34.5</text:p>
          </table:table-cell>
          <table:table-cell office:value-type="string">
            <text:p>N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49466188" office:value-type="float">
            <text:p>0.149466188</text:p>
          </table:table-cell>
          <table:table-cell office:value="0.149687026983" office:value-type="float">
            <text:p>0.149687026983</text:p>
          </table:table-cell>
          <table:table-cell office:value="0.147947169879" office:value-type="float">
            <text:p>0.147947169879</text:p>
          </table:table-cell>
          <table:table-cell office:value="0.151531771936" office:value-type="float">
            <text:p>0.151531771936</text:p>
          </table:table-cell>
          <table:table-cell office:value="0.154310216627" office:value-type="float">
            <text:p>0.154310216627</text:p>
          </table:table-cell>
          <table:table-cell office:value="0.146999750451" office:value-type="float">
            <text:p>0.146999750451</text:p>
          </table:table-cell>
          <table:table-cell office:value="0.149411663287" office:value-type="float">
            <text:p>0.149411663287</text:p>
          </table:table-cell>
          <table:table-cell office:value="0.145477887704" office:value-type="float">
            <text:p>0.145477887704</text:p>
          </table:table-cell>
          <table:table-cell office:value="0.150469376933" office:value-type="float">
            <text:p>0.150469376933</text:p>
          </table:table-cell>
          <table:table-cell office:value="0.151333823469" office:value-type="float">
            <text:p>0.151333823469</text:p>
          </table:table-cell>
          <table:table-cell office:value="0.134411139226" office:value-type="float">
            <text:p>0.134411139226</text:p>
          </table:table-cell>
          <table:table-cell office:value="0.156569192403" office:value-type="float">
            <text:p>0.156569192403</text:p>
          </table:table-cell>
          <table:table-cell office:value="0.151237010641" office:value-type="float">
            <text:p>0.151237010641</text:p>
          </table:table-cell>
          <table:table-cell office:value="0.145253803508" office:value-type="float">
            <text:p>0.145253803508</text:p>
          </table:table-cell>
          <table:table-cell office:value="0.149142478272" office:value-type="float">
            <text:p>0.149142478272</text:p>
          </table:table-cell>
          <table:table-cell office:value="0.126" office:value-type="float">
            <text:p>0.126</text:p>
          </table:table-cell>
          <table:table-cell office:value-type="string">
            <text:p>Y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84283643514" office:value-type="float">
            <text:p>0.184283643514</text:p>
          </table:table-cell>
          <table:table-cell office:value="0.184434227431" office:value-type="float">
            <text:p>0.184434227431</text:p>
          </table:table-cell>
          <table:table-cell office:value="0.181306747129" office:value-type="float">
            <text:p>0.181306747129</text:p>
          </table:table-cell>
          <table:table-cell office:value="0.176360910754" office:value-type="float">
            <text:p>0.176360910754</text:p>
          </table:table-cell>
          <table:table-cell office:value="0.176424477187" office:value-type="float">
            <text:p>0.176424477187</text:p>
          </table:table-cell>
          <table:table-cell office:value="0.172969101165" office:value-type="float">
            <text:p>0.172969101165</text:p>
          </table:table-cell>
          <table:table-cell office:value="0.179077909835" office:value-type="float">
            <text:p>0.179077909835</text:p>
          </table:table-cell>
          <table:table-cell office:value="0.175288304885" office:value-type="float">
            <text:p>0.175288304885</text:p>
          </table:table-cell>
          <table:table-cell office:value="0.181404164622" office:value-type="float">
            <text:p>0.181404164622</text:p>
          </table:table-cell>
          <table:table-cell office:value="0.17736197154" office:value-type="float">
            <text:p>0.17736197154</text:p>
          </table:table-cell>
          <table:table-cell office:value="0.169548430128" office:value-type="float">
            <text:p>0.169548430128</text:p>
          </table:table-cell>
          <table:table-cell office:value="0.174559043594" office:value-type="float">
            <text:p>0.174559043594</text:p>
          </table:table-cell>
          <table:table-cell office:value="0.170107049928" office:value-type="float">
            <text:p>0.170107049928</text:p>
          </table:table-cell>
          <table:table-cell office:value="0.166764862377" office:value-type="float">
            <text:p>0.166764862377</text:p>
          </table:table-cell>
          <table:table-cell office:value="0.177163537055" office:value-type="float">
            <text:p>0.177163537055</text:p>
          </table:table-cell>
          <table:table-cell office:value="0.165" office:value-type="float">
            <text:p>0.165</text:p>
          </table:table-cell>
          <table:table-cell office:value-type="string">
            <text:p>Y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1590159018" office:value-type="float">
            <text:p>0.21590159018</text:p>
          </table:table-cell>
          <table:table-cell office:value="0.21234270238" office:value-type="float">
            <text:p>0.21234270238</text:p>
          </table:table-cell>
          <table:table-cell office:value="0.211056745452" office:value-type="float">
            <text:p>0.211056745452</text:p>
          </table:table-cell>
          <table:table-cell office:value="0.212245210304" office:value-type="float">
            <text:p>0.212245210304</text:p>
          </table:table-cell>
          <table:table-cell office:value="0.211548105747" office:value-type="float">
            <text:p>0.211548105747</text:p>
          </table:table-cell>
          <table:table-cell office:value="0.204134367932" office:value-type="float">
            <text:p>0.204134367932</text:p>
          </table:table-cell>
          <table:table-cell office:value="0.217924112947" office:value-type="float">
            <text:p>0.217924112947</text:p>
          </table:table-cell>
          <table:table-cell office:value="0.214256158876" office:value-type="float">
            <text:p>0.214256158876</text:p>
          </table:table-cell>
          <table:table-cell office:value="0.214993949326" office:value-type="float">
            <text:p>0.214993949326</text:p>
          </table:table-cell>
          <table:table-cell office:value="0.21795259377" office:value-type="float">
            <text:p>0.21795259377</text:p>
          </table:table-cell>
          <table:table-cell office:value="0.196167156765" office:value-type="float">
            <text:p>0.196167156765</text:p>
          </table:table-cell>
          <table:table-cell office:value="0.186812977607" office:value-type="float">
            <text:p>0.186812977607</text:p>
          </table:table-cell>
          <table:table-cell office:value="0.180370910482" office:value-type="float">
            <text:p>0.180370910482</text:p>
          </table:table-cell>
          <table:table-cell office:value="0.171904683392" office:value-type="float">
            <text:p>0.171904683392</text:p>
          </table:table-cell>
          <table:table-cell office:value="0.207362044751" office:value-type="float">
            <text:p>0.207362044751</text:p>
          </table:table-cell>
          <table:table-cell office:value="0.203" office:value-type="float">
            <text:p>0.203</text:p>
          </table:table-cell>
          <table:table-cell office:value-type="string">
            <text:p>Y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.31830002334" office:value-type="float">
            <text:p>6.31830002334</text:p>
          </table:table-cell>
          <table:table-cell office:value="6.52016060376" office:value-type="float">
            <text:p>6.52016060376</text:p>
          </table:table-cell>
          <table:table-cell office:value="5.9776294353" office:value-type="float">
            <text:p>5.9776294353</text:p>
          </table:table-cell>
          <table:table-cell office:value="6.07977368263" office:value-type="float">
            <text:p>6.07977368263</text:p>
          </table:table-cell>
          <table:table-cell office:value="6.5827459451" office:value-type="float">
            <text:p>6.5827459451</text:p>
          </table:table-cell>
          <table:table-cell office:value="6.49446074938" office:value-type="float">
            <text:p>6.49446074938</text:p>
          </table:table-cell>
          <table:table-cell office:value="7.07652796588" office:value-type="float">
            <text:p>7.07652796588</text:p>
          </table:table-cell>
          <table:table-cell office:value="6.81675238294" office:value-type="float">
            <text:p>6.81675238294</text:p>
          </table:table-cell>
          <table:table-cell office:value="7.0184352443" office:value-type="float">
            <text:p>7.0184352443</text:p>
          </table:table-cell>
          <table:table-cell office:value="7.51276059271" office:value-type="float">
            <text:p>7.51276059271</text:p>
          </table:table-cell>
          <table:table-cell office:value="6.06468695033" office:value-type="float">
            <text:p>6.06468695033</text:p>
          </table:table-cell>
          <table:table-cell office:value="7.28009500011" office:value-type="float">
            <text:p>7.28009500011</text:p>
          </table:table-cell>
          <table:table-cell office:value="7.07781710347" office:value-type="float">
            <text:p>7.07781710347</text:p>
          </table:table-cell>
          <table:table-cell office:value="6.5970413897" office:value-type="float">
            <text:p>6.5970413897</text:p>
          </table:table-cell>
          <table:table-cell office:value="6.67847274456" office:value-type="float">
            <text:p>6.67847274456</text:p>
          </table:table-cell>
          <table:table-cell office:value="5.74" office:value-type="float">
            <text:p>5.74</text:p>
          </table:table-cell>
          <table:table-cell office:value-type="string">
            <text:p>Y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07461953465" office:value-type="float">
            <text:p>0.307461953465</text:p>
          </table:table-cell>
          <table:table-cell office:value="0.309863596182" office:value-type="float">
            <text:p>0.309863596182</text:p>
          </table:table-cell>
          <table:table-cell office:value="0.27633093413" office:value-type="float">
            <text:p>0.27633093413</text:p>
          </table:table-cell>
          <table:table-cell office:value="0.271006571931" office:value-type="float">
            <text:p>0.271006571931</text:p>
          </table:table-cell>
          <table:table-cell office:value="0.263444871838" office:value-type="float">
            <text:p>0.263444871838</text:p>
          </table:table-cell>
          <table:table-cell office:value="0.258100322002" office:value-type="float">
            <text:p>0.258100322002</text:p>
          </table:table-cell>
          <table:table-cell office:value="0.27391101177" office:value-type="float">
            <text:p>0.27391101177</text:p>
          </table:table-cell>
          <table:table-cell office:value="0.260889543729" office:value-type="float">
            <text:p>0.260889543729</text:p>
          </table:table-cell>
          <table:table-cell office:value="0.25382376309" office:value-type="float">
            <text:p>0.25382376309</text:p>
          </table:table-cell>
          <table:table-cell office:value="0.265203041261" office:value-type="float">
            <text:p>0.265203041261</text:p>
          </table:table-cell>
          <table:table-cell office:value="0.272683867983" office:value-type="float">
            <text:p>0.272683867983</text:p>
          </table:table-cell>
          <table:table-cell office:value="0.268327861234" office:value-type="float">
            <text:p>0.268327861234</text:p>
          </table:table-cell>
          <table:table-cell office:value="0.269467672417" office:value-type="float">
            <text:p>0.269467672417</text:p>
          </table:table-cell>
          <table:table-cell office:value="0.251633851677" office:value-type="float">
            <text:p>0.251633851677</text:p>
          </table:table-cell>
          <table:table-cell office:value="0.27311653931" office:value-type="float">
            <text:p>0.27311653931</text:p>
          </table:table-cell>
          <table:table-cell office:value="0.44" office:value-type="float">
            <text:p>0.44</text:p>
          </table:table-cell>
          <table:table-cell office:value-type="string">
            <text:p>N</text:p>
          </table:table-cell>
        </table:table-row>
      </table:table>
      <table:table table:name="Northern_Ireland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  <table:table-cell office:value-type="string">
            <text:p>Clas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6.215549664" office:value-type="float">
            <text:p>216.215549664</text:p>
          </table:table-cell>
          <table:table-cell office:value="200.080978191" office:value-type="float">
            <text:p>200.080978191</text:p>
          </table:table-cell>
          <table:table-cell office:value="209.153524502" office:value-type="float">
            <text:p>209.153524502</text:p>
          </table:table-cell>
          <table:table-cell office:value="207.080607068" office:value-type="float">
            <text:p>207.080607068</text:p>
          </table:table-cell>
          <table:table-cell office:value="208.40386144" office:value-type="float">
            <text:p>208.40386144</text:p>
          </table:table-cell>
          <table:table-cell office:value="217.913656237" office:value-type="float">
            <text:p>217.913656237</text:p>
          </table:table-cell>
          <table:table-cell office:value="209.012629136" office:value-type="float">
            <text:p>209.012629136</text:p>
          </table:table-cell>
          <table:table-cell office:value="205.509753858" office:value-type="float">
            <text:p>205.509753858</text:p>
          </table:table-cell>
          <table:table-cell office:value="212.896001263" office:value-type="float">
            <text:p>212.896001263</text:p>
          </table:table-cell>
          <table:table-cell office:value="200.825402562" office:value-type="float">
            <text:p>200.825402562</text:p>
          </table:table-cell>
          <table:table-cell office:value="212.926948507" office:value-type="float">
            <text:p>212.926948507</text:p>
          </table:table-cell>
          <table:table-cell office:value="222.54018607" office:value-type="float">
            <text:p>222.54018607</text:p>
          </table:table-cell>
          <table:table-cell office:value="212.97183121" office:value-type="float">
            <text:p>212.97183121</text:p>
          </table:table-cell>
          <table:table-cell office:value="206.535677811" office:value-type="float">
            <text:p>206.535677811</text:p>
          </table:table-cell>
          <table:table-cell office:value="210.425456131" office:value-type="float">
            <text:p>210.425456131</text:p>
          </table:table-cell>
          <table:table-cell office:value="284" office:value-type="float">
            <text:p>284</text:p>
          </table:table-cell>
          <table:table-cell office:value-type="string">
            <text:p>N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7.6176555849" office:value-type="float">
            <text:p>97.6176555849</text:p>
          </table:table-cell>
          <table:table-cell office:value="90.6484645779" office:value-type="float">
            <text:p>90.6484645779</text:p>
          </table:table-cell>
          <table:table-cell office:value="94.8669410406" office:value-type="float">
            <text:p>94.8669410406</text:p>
          </table:table-cell>
          <table:table-cell office:value="92.4073549253" office:value-type="float">
            <text:p>92.4073549253</text:p>
          </table:table-cell>
          <table:table-cell office:value="91.7167235075" office:value-type="float">
            <text:p>91.7167235075</text:p>
          </table:table-cell>
          <table:table-cell office:value="96.6431268715" office:value-type="float">
            <text:p>96.6431268715</text:p>
          </table:table-cell>
          <table:table-cell office:value="90.5938118225" office:value-type="float">
            <text:p>90.5938118225</text:p>
          </table:table-cell>
          <table:table-cell office:value="94.1168159718" office:value-type="float">
            <text:p>94.1168159718</text:p>
          </table:table-cell>
          <table:table-cell office:value="96.2753200247" office:value-type="float">
            <text:p>96.2753200247</text:p>
          </table:table-cell>
          <table:table-cell office:value="88.8732661394" office:value-type="float">
            <text:p>88.8732661394</text:p>
          </table:table-cell>
          <table:table-cell office:value="94.2351430397" office:value-type="float">
            <text:p>94.2351430397</text:p>
          </table:table-cell>
          <table:table-cell office:value="94.8942682677" office:value-type="float">
            <text:p>94.8942682677</text:p>
          </table:table-cell>
          <table:table-cell office:value="97.9373861502" office:value-type="float">
            <text:p>97.9373861502</text:p>
          </table:table-cell>
          <table:table-cell office:value="90.9738236753" office:value-type="float">
            <text:p>90.9738236753</text:p>
          </table:table-cell>
          <table:table-cell office:value="93.9097136864" office:value-type="float">
            <text:p>93.9097136864</text:p>
          </table:table-cell>
          <table:table-cell office:value="61" office:value-type="float">
            <text:p>61</text:p>
          </table:table-cell>
          <table:table-cell office:value-type="string">
            <text:p>Y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13756215928" office:value-type="float">
            <text:p>1.13756215928</text:p>
          </table:table-cell>
          <table:table-cell office:value="1.05389312952" office:value-type="float">
            <text:p>1.05389312952</text:p>
          </table:table-cell>
          <table:table-cell office:value="1.13798736336" office:value-type="float">
            <text:p>1.13798736336</text:p>
          </table:table-cell>
          <table:table-cell office:value="1.11937357844" office:value-type="float">
            <text:p>1.11937357844</text:p>
          </table:table-cell>
          <table:table-cell office:value="1.15896021696" office:value-type="float">
            <text:p>1.15896021696</text:p>
          </table:table-cell>
          <table:table-cell office:value="1.14666239718" office:value-type="float">
            <text:p>1.14666239718</text:p>
          </table:table-cell>
          <table:table-cell office:value="1.07951387918" office:value-type="float">
            <text:p>1.07951387918</text:p>
          </table:table-cell>
          <table:table-cell office:value="1.08696004657" office:value-type="float">
            <text:p>1.08696004657</text:p>
          </table:table-cell>
          <table:table-cell office:value="1.10132117822" office:value-type="float">
            <text:p>1.10132117822</text:p>
          </table:table-cell>
          <table:table-cell office:value="1.04961726682" office:value-type="float">
            <text:p>1.04961726682</text:p>
          </table:table-cell>
          <table:table-cell office:value="1.16136895426" office:value-type="float">
            <text:p>1.16136895426</text:p>
          </table:table-cell>
          <table:table-cell office:value="1.09961110687" office:value-type="float">
            <text:p>1.09961110687</text:p>
          </table:table-cell>
          <table:table-cell office:value="1.09582930354" office:value-type="float">
            <text:p>1.09582930354</text:p>
          </table:table-cell>
          <table:table-cell office:value="1.0795115843" office:value-type="float">
            <text:p>1.0795115843</text:p>
          </table:table-cell>
          <table:table-cell office:value="1.10989696771" office:value-type="float">
            <text:p>1.10989696771</text:p>
          </table:table-cell>
          <table:table-cell office:value="1" office:value-type="float">
            <text:p>1</text:p>
          </table:table-cell>
          <table:table-cell office:value-type="string">
            <text:p>Y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875444148853" office:value-type="float">
            <text:p>0.875444148853</text:p>
          </table:table-cell>
          <table:table-cell office:value="0.82699142967" office:value-type="float">
            <text:p>0.82699142967</text:p>
          </table:table-cell>
          <table:table-cell office:value="0.826575971762" office:value-type="float">
            <text:p>0.826575971762</text:p>
          </table:table-cell>
          <table:table-cell office:value="0.844113382146" office:value-type="float">
            <text:p>0.844113382146</text:p>
          </table:table-cell>
          <table:table-cell office:value="0.850140750338" office:value-type="float">
            <text:p>0.850140750338</text:p>
          </table:table-cell>
          <table:table-cell office:value="0.907851608316" office:value-type="float">
            <text:p>0.907851608316</text:p>
          </table:table-cell>
          <table:table-cell office:value="0.853822908919" office:value-type="float">
            <text:p>0.853822908919</text:p>
          </table:table-cell>
          <table:table-cell office:value="0.847415833031" office:value-type="float">
            <text:p>0.847415833031</text:p>
          </table:table-cell>
          <table:table-cell office:value="0.871765378907" office:value-type="float">
            <text:p>0.871765378907</text:p>
          </table:table-cell>
          <table:table-cell office:value="0.842255919107" office:value-type="float">
            <text:p>0.842255919107</text:p>
          </table:table-cell>
          <table:table-cell office:value="0.908111009055" office:value-type="float">
            <text:p>0.908111009055</text:p>
          </table:table-cell>
          <table:table-cell office:value="0.882757675871" office:value-type="float">
            <text:p>0.882757675871</text:p>
          </table:table-cell>
          <table:table-cell office:value="0.876774922347" office:value-type="float">
            <text:p>0.876774922347</text:p>
          </table:table-cell>
          <table:table-cell office:value="0.843239517708" office:value-type="float">
            <text:p>0.843239517708</text:p>
          </table:table-cell>
          <table:table-cell office:value="0.862616995256" office:value-type="float">
            <text:p>0.862616995256</text:p>
          </table:table-cell>
          <table:table-cell office:value="1.31" office:value-type="float">
            <text:p>1.31</text:p>
          </table:table-cell>
          <table:table-cell office:value-type="string">
            <text:p>N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.8316872013" office:value-type="float">
            <text:p>25.8316872013</text:p>
          </table:table-cell>
          <table:table-cell office:value="24.3768677556" office:value-type="float">
            <text:p>24.3768677556</text:p>
          </table:table-cell>
          <table:table-cell office:value="24.8320817242" office:value-type="float">
            <text:p>24.8320817242</text:p>
          </table:table-cell>
          <table:table-cell office:value="25.1156217723" office:value-type="float">
            <text:p>25.1156217723</text:p>
          </table:table-cell>
          <table:table-cell office:value="25.4519012961" office:value-type="float">
            <text:p>25.4519012961</text:p>
          </table:table-cell>
          <table:table-cell office:value="26.9573570185" office:value-type="float">
            <text:p>26.9573570185</text:p>
          </table:table-cell>
          <table:table-cell office:value="25.7004151199" office:value-type="float">
            <text:p>25.7004151199</text:p>
          </table:table-cell>
          <table:table-cell office:value="25.6489802881" office:value-type="float">
            <text:p>25.6489802881</text:p>
          </table:table-cell>
          <table:table-cell office:value="26.1189347014" office:value-type="float">
            <text:p>26.1189347014</text:p>
          </table:table-cell>
          <table:table-cell office:value="25.1930227669" office:value-type="float">
            <text:p>25.1930227669</text:p>
          </table:table-cell>
          <table:table-cell office:value="27.9736446687" office:value-type="float">
            <text:p>27.9736446687</text:p>
          </table:table-cell>
          <table:table-cell office:value="28.0649069335" office:value-type="float">
            <text:p>28.0649069335</text:p>
          </table:table-cell>
          <table:table-cell office:value="27.4538092602" office:value-type="float">
            <text:p>27.4538092602</text:p>
          </table:table-cell>
          <table:table-cell office:value="26.5276555096" office:value-type="float">
            <text:p>26.5276555096</text:p>
          </table:table-cell>
          <table:table-cell office:value="26.0553254236" office:value-type="float">
            <text:p>26.0553254236</text:p>
          </table:table-cell>
          <table:table-cell office:value="34.5" office:value-type="float">
            <text:p>34.5</text:p>
          </table:table-cell>
          <table:table-cell office:value-type="string">
            <text:p>N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59158946341" office:value-type="float">
            <text:p>0.159158946341</text:p>
          </table:table-cell>
          <table:table-cell office:value="0.14970249528" office:value-type="float">
            <text:p>0.14970249528</text:p>
          </table:table-cell>
          <table:table-cell office:value="0.162542094742" office:value-type="float">
            <text:p>0.162542094742</text:p>
          </table:table-cell>
          <table:table-cell office:value="0.163750879675" office:value-type="float">
            <text:p>0.163750879675</text:p>
          </table:table-cell>
          <table:table-cell office:value="0.165090314211" office:value-type="float">
            <text:p>0.165090314211</text:p>
          </table:table-cell>
          <table:table-cell office:value="0.16526795522" office:value-type="float">
            <text:p>0.16526795522</text:p>
          </table:table-cell>
          <table:table-cell office:value="0.154466046574" office:value-type="float">
            <text:p>0.154466046574</text:p>
          </table:table-cell>
          <table:table-cell office:value="0.156059312617" office:value-type="float">
            <text:p>0.156059312617</text:p>
          </table:table-cell>
          <table:table-cell office:value="0.156626324603" office:value-type="float">
            <text:p>0.156626324603</text:p>
          </table:table-cell>
          <table:table-cell office:value="0.150675760665" office:value-type="float">
            <text:p>0.150675760665</text:p>
          </table:table-cell>
          <table:table-cell office:value="0.15648195046" office:value-type="float">
            <text:p>0.15648195046</text:p>
          </table:table-cell>
          <table:table-cell office:value="0.175308341136" office:value-type="float">
            <text:p>0.175308341136</text:p>
          </table:table-cell>
          <table:table-cell office:value="0.16901802509" office:value-type="float">
            <text:p>0.16901802509</text:p>
          </table:table-cell>
          <table:table-cell office:value="0.164708050256" office:value-type="float">
            <text:p>0.164708050256</text:p>
          </table:table-cell>
          <table:table-cell office:value="0.160319111278" office:value-type="float">
            <text:p>0.160319111278</text:p>
          </table:table-cell>
          <table:table-cell office:value="0.126" office:value-type="float">
            <text:p>0.126</text:p>
          </table:table-cell>
          <table:table-cell office:value-type="string">
            <text:p>Y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870309364" office:value-type="float">
            <text:p>0.1870309364</text:p>
          </table:table-cell>
          <table:table-cell office:value="0.178508860338" office:value-type="float">
            <text:p>0.178508860338</text:p>
          </table:table-cell>
          <table:table-cell office:value="0.18563450456" office:value-type="float">
            <text:p>0.18563450456</text:p>
          </table:table-cell>
          <table:table-cell office:value="0.180687154251" office:value-type="float">
            <text:p>0.180687154251</text:p>
          </table:table-cell>
          <table:table-cell office:value="0.181869339424" office:value-type="float">
            <text:p>0.181869339424</text:p>
          </table:table-cell>
          <table:table-cell office:value="0.18719113396" office:value-type="float">
            <text:p>0.18719113396</text:p>
          </table:table-cell>
          <table:table-cell office:value="0.174099016572" office:value-type="float">
            <text:p>0.174099016572</text:p>
          </table:table-cell>
          <table:table-cell office:value="0.180422449699" office:value-type="float">
            <text:p>0.180422449699</text:p>
          </table:table-cell>
          <table:table-cell office:value="0.183843707149" office:value-type="float">
            <text:p>0.183843707149</text:p>
          </table:table-cell>
          <table:table-cell office:value="0.174240870616" office:value-type="float">
            <text:p>0.174240870616</text:p>
          </table:table-cell>
          <table:table-cell office:value="0.192353872796" office:value-type="float">
            <text:p>0.192353872796</text:p>
          </table:table-cell>
          <table:table-cell office:value="0.18793290476" office:value-type="float">
            <text:p>0.18793290476</text:p>
          </table:table-cell>
          <table:table-cell office:value="0.194328978917" office:value-type="float">
            <text:p>0.194328978917</text:p>
          </table:table-cell>
          <table:table-cell office:value="0.186773075904" office:value-type="float">
            <text:p>0.186773075904</text:p>
          </table:table-cell>
          <table:table-cell office:value="0.183703363803" office:value-type="float">
            <text:p>0.183703363803</text:p>
          </table:table-cell>
          <table:table-cell office:value="0.165" office:value-type="float">
            <text:p>0.165</text:p>
          </table:table-cell>
          <table:table-cell office:value-type="string">
            <text:p>Y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39352955563" office:value-type="float">
            <text:p>0.239352955563</text:p>
          </table:table-cell>
          <table:table-cell office:value="0.230040298992" office:value-type="float">
            <text:p>0.230040298992</text:p>
          </table:table-cell>
          <table:table-cell office:value="0.234387922326" office:value-type="float">
            <text:p>0.234387922326</text:p>
          </table:table-cell>
          <table:table-cell office:value="0.235225239661" office:value-type="float">
            <text:p>0.235225239661</text:p>
          </table:table-cell>
          <table:table-cell office:value="0.236083600896" office:value-type="float">
            <text:p>0.236083600896</text:p>
          </table:table-cell>
          <table:table-cell office:value="0.237036233654" office:value-type="float">
            <text:p>0.237036233654</text:p>
          </table:table-cell>
          <table:table-cell office:value="0.233894844965" office:value-type="float">
            <text:p>0.233894844965</text:p>
          </table:table-cell>
          <table:table-cell office:value="0.2276839282" office:value-type="float">
            <text:p>0.2276839282</text:p>
          </table:table-cell>
          <table:table-cell office:value="0.232516233665" office:value-type="float">
            <text:p>0.232516233665</text:p>
          </table:table-cell>
          <table:table-cell office:value="0.23185497436" office:value-type="float">
            <text:p>0.23185497436</text:p>
          </table:table-cell>
          <table:table-cell office:value="0.229649356223" office:value-type="float">
            <text:p>0.229649356223</text:p>
          </table:table-cell>
          <table:table-cell office:value="0.206278571526" office:value-type="float">
            <text:p>0.206278571526</text:p>
          </table:table-cell>
          <table:table-cell office:value="0.200150303237" office:value-type="float">
            <text:p>0.200150303237</text:p>
          </table:table-cell>
          <table:table-cell office:value="0.194039659324" office:value-type="float">
            <text:p>0.194039659324</text:p>
          </table:table-cell>
          <table:table-cell office:value="0.228781112559" office:value-type="float">
            <text:p>0.228781112559</text:p>
          </table:table-cell>
          <table:table-cell office:value="0.203" office:value-type="float">
            <text:p>0.203</text:p>
          </table:table-cell>
          <table:table-cell office:value-type="string">
            <text:p>Y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5.85957772718" office:value-type="float">
            <text:p>5.85957772718</text:p>
          </table:table-cell>
          <table:table-cell office:value="6.00707690008" office:value-type="float">
            <text:p>6.00707690008</text:p>
          </table:table-cell>
          <table:table-cell office:value="6.12909026051" office:value-type="float">
            <text:p>6.12909026051</text:p>
          </table:table-cell>
          <table:table-cell office:value="5.93924616095" office:value-type="float">
            <text:p>5.93924616095</text:p>
          </table:table-cell>
          <table:table-cell office:value="6.09214833638" office:value-type="float">
            <text:p>6.09214833638</text:p>
          </table:table-cell>
          <table:table-cell office:value="6.67393961898" office:value-type="float">
            <text:p>6.67393961898</text:p>
          </table:table-cell>
          <table:table-cell office:value="6.7087895605" office:value-type="float">
            <text:p>6.7087895605</text:p>
          </table:table-cell>
          <table:table-cell office:value="6.47597929973" office:value-type="float">
            <text:p>6.47597929973</text:p>
          </table:table-cell>
          <table:table-cell office:value="6.81071675527" office:value-type="float">
            <text:p>6.81071675527</text:p>
          </table:table-cell>
          <table:table-cell office:value="6.7241092124" office:value-type="float">
            <text:p>6.7241092124</text:p>
          </table:table-cell>
          <table:table-cell office:value="6.30838653107" office:value-type="float">
            <text:p>6.30838653107</text:p>
          </table:table-cell>
          <table:table-cell office:value="8.1512730019" office:value-type="float">
            <text:p>8.1512730019</text:p>
          </table:table-cell>
          <table:table-cell office:value="7.47565907393" office:value-type="float">
            <text:p>7.47565907393</text:p>
          </table:table-cell>
          <table:table-cell office:value="7.45198689202" office:value-type="float">
            <text:p>7.45198689202</text:p>
          </table:table-cell>
          <table:table-cell office:value="6.56584557222" office:value-type="float">
            <text:p>6.56584557222</text:p>
          </table:table-cell>
          <table:table-cell office:value="5.74" office:value-type="float">
            <text:p>5.74</text:p>
          </table:table-cell>
          <table:table-cell office:value-type="string">
            <text:p>Y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20927630902" office:value-type="float">
            <text:p>0.320927630902</text:p>
          </table:table-cell>
          <table:table-cell office:value="0.308325916852" office:value-type="float">
            <text:p>0.308325916852</text:p>
          </table:table-cell>
          <table:table-cell office:value="0.275264226654" office:value-type="float">
            <text:p>0.275264226654</text:p>
          </table:table-cell>
          <table:table-cell office:value="0.2677747885" office:value-type="float">
            <text:p>0.2677747885</text:p>
          </table:table-cell>
          <table:table-cell office:value="0.282717700311" office:value-type="float">
            <text:p>0.282717700311</text:p>
          </table:table-cell>
          <table:table-cell office:value="0.280622273403" office:value-type="float">
            <text:p>0.280622273403</text:p>
          </table:table-cell>
          <table:table-cell office:value="0.267563760024" office:value-type="float">
            <text:p>0.267563760024</text:p>
          </table:table-cell>
          <table:table-cell office:value="0.27381734938" office:value-type="float">
            <text:p>0.27381734938</text:p>
          </table:table-cell>
          <table:table-cell office:value="0.272138477498" office:value-type="float">
            <text:p>0.272138477498</text:p>
          </table:table-cell>
          <table:table-cell office:value="0.276340031384" office:value-type="float">
            <text:p>0.276340031384</text:p>
          </table:table-cell>
          <table:table-cell office:value="0.290551384318" office:value-type="float">
            <text:p>0.290551384318</text:p>
          </table:table-cell>
          <table:table-cell office:value="0.292582517667" office:value-type="float">
            <text:p>0.292582517667</text:p>
          </table:table-cell>
          <table:table-cell office:value="0.302154792493" office:value-type="float">
            <text:p>0.302154792493</text:p>
          </table:table-cell>
          <table:table-cell office:value="0.2908092427" office:value-type="float">
            <text:p>0.2908092427</text:p>
          </table:table-cell>
          <table:table-cell office:value="0.285444680722" office:value-type="float">
            <text:p>0.285444680722</text:p>
          </table:table-cell>
          <table:table-cell office:value="0.44" office:value-type="float">
            <text:p>0.44</text:p>
          </table:table-cell>
          <table:table-cell office:value-type="string">
            <text:p>N</text:p>
          </table:table-cell>
        </table:table-row>
      </table:table>
      <table:table table:name="3yr_average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North East</text:p>
          </table:table-cell>
          <table:table-cell office:value-type="string">
            <text:p>North West</text:p>
          </table:table-cell>
          <table:table-cell office:value-type="string">
            <text:p>Yorkshire and The Humber</text:p>
          </table:table-cell>
          <table:table-cell office:value-type="string">
            <text:p>East Midlands</text:p>
          </table:table-cell>
          <table:table-cell office:value-type="string">
            <text:p>West Midlands</text:p>
          </table:table-cell>
          <table:table-cell office:value-type="string">
            <text:p>East</text:p>
          </table:table-cell>
          <table:table-cell office:value-type="string">
            <text:p>London</text:p>
          </table:table-cell>
          <table:table-cell office:value-type="string">
            <text:p>South East</text:p>
          </table:table-cell>
          <table:table-cell office:value-type="string">
            <text:p>South West</text:p>
          </table:table-cell>
          <table:table-cell office:value-type="string">
            <text:p>England</text:p>
          </table:table-cell>
          <table:table-cell office:value-type="string">
            <text:p>Wales</text:p>
          </table:table-cell>
          <table:table-cell office:value-type="string">
            <text:p>Scotland</text:p>
          </table:table-cell>
          <table:table-cell office:value-type="string">
            <text:p>Northern Ireland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  <table:table-cell office:value-type="string">
            <text:p>Clas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190.966443337" office:value-type="float">
            <text:p>190.966443337</text:p>
          </table:table-cell>
          <table:table-cell office:value="192.073276599" office:value-type="float">
            <text:p>192.073276599</text:p>
          </table:table-cell>
          <table:table-cell office:value="188.59378038" office:value-type="float">
            <text:p>188.59378038</text:p>
          </table:table-cell>
          <table:table-cell office:value="208.215595085" office:value-type="float">
            <text:p>208.215595085</text:p>
          </table:table-cell>
          <table:table-cell office:value="199.791830645" office:value-type="float">
            <text:p>199.791830645</text:p>
          </table:table-cell>
          <table:table-cell office:value="202.425321334" office:value-type="float">
            <text:p>202.425321334</text:p>
          </table:table-cell>
          <table:table-cell office:value="185.80730485" office:value-type="float">
            <text:p>185.80730485</text:p>
          </table:table-cell>
          <table:table-cell office:value="194.579933433" office:value-type="float">
            <text:p>194.579933433</text:p>
          </table:table-cell>
          <table:table-cell office:value="202.385780015" office:value-type="float">
            <text:p>202.385780015</text:p>
          </table:table-cell>
          <table:table-cell office:value="195.489792512" office:value-type="float">
            <text:p>195.489792512</text:p>
          </table:table-cell>
          <table:table-cell office:value="186.88527518" office:value-type="float">
            <text:p>186.88527518</text:p>
          </table:table-cell>
          <table:table-cell office:value="199.508384885" office:value-type="float">
            <text:p>199.508384885</text:p>
          </table:table-cell>
          <table:table-cell office:value="214.015898364" office:value-type="float">
            <text:p>214.015898364</text:p>
          </table:table-cell>
          <table:table-cell office:value="196.979893586" office:value-type="float">
            <text:p>196.979893586</text:p>
          </table:table-cell>
          <table:table-cell office:value="284" office:value-type="float">
            <text:p>284</text:p>
          </table:table-cell>
          <table:table-cell office:value-type="string">
            <text:p>N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5.4467181787" office:value-type="float">
            <text:p>85.4467181787</text:p>
          </table:table-cell>
          <table:table-cell office:value="87.1408243697" office:value-type="float">
            <text:p>87.1408243697</text:p>
          </table:table-cell>
          <table:table-cell office:value="85.4736116906" office:value-type="float">
            <text:p>85.4736116906</text:p>
          </table:table-cell>
          <table:table-cell office:value="94.1914615839" office:value-type="float">
            <text:p>94.1914615839</text:p>
          </table:table-cell>
          <table:table-cell office:value="87.7718095757" office:value-type="float">
            <text:p>87.7718095757</text:p>
          </table:table-cell>
          <table:table-cell office:value="88.7357371959" office:value-type="float">
            <text:p>88.7357371959</text:p>
          </table:table-cell>
          <table:table-cell office:value="75.4563238278" office:value-type="float">
            <text:p>75.4563238278</text:p>
          </table:table-cell>
          <table:table-cell office:value="85.2195383443" office:value-type="float">
            <text:p>85.2195383443</text:p>
          </table:table-cell>
          <table:table-cell office:value="91.0858133375" office:value-type="float">
            <text:p>91.0858133375</text:p>
          </table:table-cell>
          <table:table-cell office:value="86.0032643885" office:value-type="float">
            <text:p>86.0032643885</text:p>
          </table:table-cell>
          <table:table-cell office:value="85.6865293029" office:value-type="float">
            <text:p>85.6865293029</text:p>
          </table:table-cell>
          <table:table-cell office:value="86.7031189104" office:value-type="float">
            <text:p>86.7031189104</text:p>
          </table:table-cell>
          <table:table-cell office:value="94.6018260311" office:value-type="float">
            <text:p>94.6018260311</text:p>
          </table:table-cell>
          <table:table-cell office:value="87.1935828259" office:value-type="float">
            <text:p>87.1935828259</text:p>
          </table:table-cell>
          <table:table-cell office:value="61" office:value-type="float">
            <text:p>61</text:p>
          </table:table-cell>
          <table:table-cell office:value-type="string">
            <text:p>Y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0122757086" office:value-type="float">
            <text:p>1.0122757086</text:p>
          </table:table-cell>
          <table:table-cell office:value="1.01507247701" office:value-type="float">
            <text:p>1.01507247701</text:p>
          </table:table-cell>
          <table:table-cell office:value="0.984997743722" office:value-type="float">
            <text:p>0.984997743722</text:p>
          </table:table-cell>
          <table:table-cell office:value="1.08791715937" office:value-type="float">
            <text:p>1.08791715937</text:p>
          </table:table-cell>
          <table:table-cell office:value="1.03677596526" office:value-type="float">
            <text:p>1.03677596526</text:p>
          </table:table-cell>
          <table:table-cell office:value="1.06262844108" office:value-type="float">
            <text:p>1.06262844108</text:p>
          </table:table-cell>
          <table:table-cell office:value="0.950196691413" office:value-type="float">
            <text:p>0.950196691413</text:p>
          </table:table-cell>
          <table:table-cell office:value="1.03677996654" office:value-type="float">
            <text:p>1.03677996654</text:p>
          </table:table-cell>
          <table:table-cell office:value="1.07205225432" office:value-type="float">
            <text:p>1.07205225432</text:p>
          </table:table-cell>
          <table:table-cell office:value="1.02487612898" office:value-type="float">
            <text:p>1.02487612898</text:p>
          </table:table-cell>
          <table:table-cell office:value="0.974478816216" office:value-type="float">
            <text:p>0.974478816216</text:p>
          </table:table-cell>
          <table:table-cell office:value="1.0191087697" office:value-type="float">
            <text:p>1.0191087697</text:p>
          </table:table-cell>
          <table:table-cell office:value="1.0916506649" office:value-type="float">
            <text:p>1.0916506649</text:p>
          </table:table-cell>
          <table:table-cell office:value="1.02837006055" office:value-type="float">
            <text:p>1.02837006055</text:p>
          </table:table-cell>
          <table:table-cell office:value="1" office:value-type="float">
            <text:p>1</text:p>
          </table:table-cell>
          <table:table-cell office:value-type="string">
            <text:p>Y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782090507753" office:value-type="float">
            <text:p>0.782090507753</text:p>
          </table:table-cell>
          <table:table-cell office:value="0.785088153279" office:value-type="float">
            <text:p>0.785088153279</text:p>
          </table:table-cell>
          <table:table-cell office:value="0.769050093403" office:value-type="float">
            <text:p>0.769050093403</text:p>
          </table:table-cell>
          <table:table-cell office:value="0.833961161994" office:value-type="float">
            <text:p>0.833961161994</text:p>
          </table:table-cell>
          <table:table-cell office:value="0.799949349085" office:value-type="float">
            <text:p>0.799949349085</text:p>
          </table:table-cell>
          <table:table-cell office:value="0.818598535075" office:value-type="float">
            <text:p>0.818598535075</text:p>
          </table:table-cell>
          <table:table-cell office:value="0.745624891261" office:value-type="float">
            <text:p>0.745624891261</text:p>
          </table:table-cell>
          <table:table-cell office:value="0.791653060932" office:value-type="float">
            <text:p>0.791653060932</text:p>
          </table:table-cell>
          <table:table-cell office:value="0.814933250438" office:value-type="float">
            <text:p>0.814933250438</text:p>
          </table:table-cell>
          <table:table-cell office:value="0.790724364004" office:value-type="float">
            <text:p>0.790724364004</text:p>
          </table:table-cell>
          <table:table-cell office:value="0.761204708692" office:value-type="float">
            <text:p>0.761204708692</text:p>
          </table:table-cell>
          <table:table-cell office:value="0.782588975154" office:value-type="float">
            <text:p>0.782588975154</text:p>
          </table:table-cell>
          <table:table-cell office:value="0.867590705309" office:value-type="float">
            <text:p>0.867590705309</text:p>
          </table:table-cell>
          <table:table-cell office:value="0.795619827414" office:value-type="float">
            <text:p>0.795619827414</text:p>
          </table:table-cell>
          <table:table-cell office:value="1.31" office:value-type="float">
            <text:p>1.31</text:p>
          </table:table-cell>
          <table:table-cell office:value-type="string">
            <text:p>N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.0239275347" office:value-type="float">
            <text:p>25.0239275347</text:p>
          </table:table-cell>
          <table:table-cell office:value="25.127728523" office:value-type="float">
            <text:p>25.127728523</text:p>
          </table:table-cell>
          <table:table-cell office:value="24.7132515036" office:value-type="float">
            <text:p>24.7132515036</text:p>
          </table:table-cell>
          <table:table-cell office:value="27.1708244577" office:value-type="float">
            <text:p>27.1708244577</text:p>
          </table:table-cell>
          <table:table-cell office:value="25.7112342718" office:value-type="float">
            <text:p>25.7112342718</text:p>
          </table:table-cell>
          <table:table-cell office:value="26.4905158215" office:value-type="float">
            <text:p>26.4905158215</text:p>
          </table:table-cell>
          <table:table-cell office:value="24.3083421251" office:value-type="float">
            <text:p>24.3083421251</text:p>
          </table:table-cell>
          <table:table-cell office:value="25.9972110662" office:value-type="float">
            <text:p>25.9972110662</text:p>
          </table:table-cell>
          <table:table-cell office:value="26.7921280904" office:value-type="float">
            <text:p>26.7921280904</text:p>
          </table:table-cell>
          <table:table-cell office:value="25.6510068394" office:value-type="float">
            <text:p>25.6510068394</text:p>
          </table:table-cell>
          <table:table-cell office:value="24.584457419" office:value-type="float">
            <text:p>24.584457419</text:p>
          </table:table-cell>
          <table:table-cell office:value="25.3365714823" office:value-type="float">
            <text:p>25.3365714823</text:p>
          </table:table-cell>
          <table:table-cell office:value="27.3487905678" office:value-type="float">
            <text:p>27.3487905678</text:p>
          </table:table-cell>
          <table:table-cell office:value="25.7119992079" office:value-type="float">
            <text:p>25.7119992079</text:p>
          </table:table-cell>
          <table:table-cell office:value="34.5" office:value-type="float">
            <text:p>34.5</text:p>
          </table:table-cell>
          <table:table-cell office:value-type="string">
            <text:p>N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50509380248" office:value-type="float">
            <text:p>0.150509380248</text:p>
          </table:table-cell>
          <table:table-cell office:value="0.152131084546" office:value-type="float">
            <text:p>0.152131084546</text:p>
          </table:table-cell>
          <table:table-cell office:value="0.149989290022" office:value-type="float">
            <text:p>0.149989290022</text:p>
          </table:table-cell>
          <table:table-cell office:value="0.165340372964" office:value-type="float">
            <text:p>0.165340372964</text:p>
          </table:table-cell>
          <table:table-cell office:value="0.156958992748" office:value-type="float">
            <text:p>0.156958992748</text:p>
          </table:table-cell>
          <table:table-cell office:value="0.162552026685" office:value-type="float">
            <text:p>0.162552026685</text:p>
          </table:table-cell>
          <table:table-cell office:value="0.147263713133" office:value-type="float">
            <text:p>0.147263713133</text:p>
          </table:table-cell>
          <table:table-cell office:value="0.157465009406" office:value-type="float">
            <text:p>0.157465009406</text:p>
          </table:table-cell>
          <table:table-cell office:value="0.165069812057" office:value-type="float">
            <text:p>0.165069812057</text:p>
          </table:table-cell>
          <table:table-cell office:value="0.156051540776" office:value-type="float">
            <text:p>0.156051540776</text:p>
          </table:table-cell>
          <table:table-cell office:value="0.151731633869" office:value-type="float">
            <text:p>0.151731633869</text:p>
          </table:table-cell>
          <table:table-cell office:value="0.151020002184" office:value-type="float">
            <text:p>0.151020002184</text:p>
          </table:table-cell>
          <table:table-cell office:value="0.169678138827" office:value-type="float">
            <text:p>0.169678138827</text:p>
          </table:table-cell>
          <table:table-cell office:value="0.156596999805" office:value-type="float">
            <text:p>0.156596999805</text:p>
          </table:table-cell>
          <table:table-cell office:value="0.126" office:value-type="float">
            <text:p>0.126</text:p>
          </table:table-cell>
          <table:table-cell office:value-type="string">
            <text:p>Y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73888071128" office:value-type="float">
            <text:p>0.173888071128</text:p>
          </table:table-cell>
          <table:table-cell office:value="0.174201096923" office:value-type="float">
            <text:p>0.174201096923</text:p>
          </table:table-cell>
          <table:table-cell office:value="0.17169000538" office:value-type="float">
            <text:p>0.17169000538</text:p>
          </table:table-cell>
          <table:table-cell office:value="0.186160538573" office:value-type="float">
            <text:p>0.186160538573</text:p>
          </table:table-cell>
          <table:table-cell office:value="0.174592991194" office:value-type="float">
            <text:p>0.174592991194</text:p>
          </table:table-cell>
          <table:table-cell office:value="0.180149309428" office:value-type="float">
            <text:p>0.180149309428</text:p>
          </table:table-cell>
          <table:table-cell office:value="0.155894774135" office:value-type="float">
            <text:p>0.155894774135</text:p>
          </table:table-cell>
          <table:table-cell office:value="0.17433152354" office:value-type="float">
            <text:p>0.17433152354</text:p>
          </table:table-cell>
          <table:table-cell office:value="0.185049673015" office:value-type="float">
            <text:p>0.185049673015</text:p>
          </table:table-cell>
          <table:table-cell office:value="0.173918183995" office:value-type="float">
            <text:p>0.173918183995</text:p>
          </table:table-cell>
          <table:table-cell office:value="0.171532679771" office:value-type="float">
            <text:p>0.171532679771</text:p>
          </table:table-cell>
          <table:table-cell office:value="0.1704769853" office:value-type="float">
            <text:p>0.1704769853</text:p>
          </table:table-cell>
          <table:table-cell office:value="0.18967831986" office:value-type="float">
            <text:p>0.18967831986</text:p>
          </table:table-cell>
          <table:table-cell office:value="0.175504934788" office:value-type="float">
            <text:p>0.175504934788</text:p>
          </table:table-cell>
          <table:table-cell office:value="0.165" office:value-type="float">
            <text:p>0.165</text:p>
          </table:table-cell>
          <table:table-cell office:value-type="string">
            <text:p>Y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79734330028" office:value-type="float">
            <text:p>0.179734330028</text:p>
          </table:table-cell>
          <table:table-cell office:value="0.18008772617" office:value-type="float">
            <text:p>0.18008772617</text:p>
          </table:table-cell>
          <table:table-cell office:value="0.176469687012" office:value-type="float">
            <text:p>0.176469687012</text:p>
          </table:table-cell>
          <table:table-cell office:value="0.19142532338" office:value-type="float">
            <text:p>0.19142532338</text:p>
          </table:table-cell>
          <table:table-cell office:value="0.181904321859" office:value-type="float">
            <text:p>0.181904321859</text:p>
          </table:table-cell>
          <table:table-cell office:value="0.187437863351" office:value-type="float">
            <text:p>0.187437863351</text:p>
          </table:table-cell>
          <table:table-cell office:value="0.162697356488" office:value-type="float">
            <text:p>0.162697356488</text:p>
          </table:table-cell>
          <table:table-cell office:value="0.181446136359" office:value-type="float">
            <text:p>0.181446136359</text:p>
          </table:table-cell>
          <table:table-cell office:value="0.187484193344" office:value-type="float">
            <text:p>0.187484193344</text:p>
          </table:table-cell>
          <table:table-cell office:value="0.179940950444" office:value-type="float">
            <text:p>0.179940950444</text:p>
          </table:table-cell>
          <table:table-cell office:value="0.176047646353" office:value-type="float">
            <text:p>0.176047646353</text:p>
          </table:table-cell>
          <table:table-cell office:value="0.179696190494" office:value-type="float">
            <text:p>0.179696190494</text:p>
          </table:table-cell>
          <table:table-cell office:value="0.200156178029" office:value-type="float">
            <text:p>0.200156178029</text:p>
          </table:table-cell>
          <table:table-cell office:value="0.181886761793" office:value-type="float">
            <text:p>0.181886761793</text:p>
          </table:table-cell>
          <table:table-cell office:value="0.203" office:value-type="float">
            <text:p>0.203</text:p>
          </table:table-cell>
          <table:table-cell office:value-type="string">
            <text:p>N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.55056267293" office:value-type="float">
            <text:p>6.55056267293</text:p>
          </table:table-cell>
          <table:table-cell office:value="6.83412835294" office:value-type="float">
            <text:p>6.83412835294</text:p>
          </table:table-cell>
          <table:table-cell office:value="6.76555305804" office:value-type="float">
            <text:p>6.76555305804</text:p>
          </table:table-cell>
          <table:table-cell office:value="7.68356034242" office:value-type="float">
            <text:p>7.68356034242</text:p>
          </table:table-cell>
          <table:table-cell office:value="7.23516606536" office:value-type="float">
            <text:p>7.23516606536</text:p>
          </table:table-cell>
          <table:table-cell office:value="7.83799020267" office:value-type="float">
            <text:p>7.83799020267</text:p>
          </table:table-cell>
          <table:table-cell office:value="7.4069790869" office:value-type="float">
            <text:p>7.4069790869</text:p>
          </table:table-cell>
          <table:table-cell office:value="7.74747247387" office:value-type="float">
            <text:p>7.74747247387</text:p>
          </table:table-cell>
          <table:table-cell office:value="7.94950021083" office:value-type="float">
            <text:p>7.94950021083</text:p>
          </table:table-cell>
          <table:table-cell office:value="7.39155398629" office:value-type="float">
            <text:p>7.39155398629</text:p>
          </table:table-cell>
          <table:table-cell office:value="6.82017634128" office:value-type="float">
            <text:p>6.82017634128</text:p>
          </table:table-cell>
          <table:table-cell office:value="6.98498449776" office:value-type="float">
            <text:p>6.98498449776</text:p>
          </table:table-cell>
          <table:table-cell office:value="7.69297298929" office:value-type="float">
            <text:p>7.69297298929</text:p>
          </table:table-cell>
          <table:table-cell office:value="7.30004617543" office:value-type="float">
            <text:p>7.30004617543</text:p>
          </table:table-cell>
          <table:table-cell office:value="5.74" office:value-type="float">
            <text:p>5.74</text:p>
          </table:table-cell>
          <table:table-cell office:value-type="string">
            <text:p>Y</text:p>
          </table:table-cell>
        </table:table-row>
        <table:table-row>
          <table:table-cell office:value="0" office:value-type="float">
            <text:p/>
          </table:table-cell>
          <table:table-cell office:value="0.44" office:value-type="float">
            <text:p>0.44</text:p>
          </table:table-cell>
          <table:table-cell office:value-type="string">
            <text:p>N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office:version="1.2">
  <office:styles/>
  <office:automatic-styles/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office:version="1.2">
  <office:meta>
    <meta:generator>ODFPY/1.3.4</meta:generator>
  </office:meta>
</office:document-meta>
</file>